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F0000005681FE674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Arial2" svg:font-family="Arial" style:font-family-generic="swiss"/>
    <style:font-face style:name="Spranq eco sans2" svg:font-family="'Spranq eco sans'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pranq eco sans1" svg:font-family="'Spranq eco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619cm" table:align="right" style:writing-mode="lr-tb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8.202cm"/>
    </style:style>
    <style:style style:name="Tabela6.C" style:family="table-column">
      <style:table-column-properties style:column-width="5.427cm"/>
    </style:style>
    <style:style style:name="Tabela6.A1" style:family="table-cell">
      <style:table-cell-properties style:vertical-align="middle" fo:background-color="#f2f2f2" fo:padding="0.123cm" fo:border-left="0.002cm solid #000000" fo:border-right="none" fo:border-top="0.002cm solid #000000" fo:border-bottom="0.002cm solid #000000">
        <style:background-image/>
      </style:table-cell-properties>
    </style:style>
    <style:style style:name="Tabela6.C1" style:family="table-cell">
      <style:table-cell-properties style:vertical-align="middle" fo:background-color="#f2f2f2" fo:padding="0.123cm" fo:border="0.002cm solid #000000">
        <style:background-image/>
      </style:table-cell-properties>
    </style:style>
    <style:style style:name="Tabela6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language="pt" fo:country="BR"/>
    </style:style>
    <style:style style:name="P2" style:family="paragraph" style:parent-style-name="Header">
      <style:paragraph-properties fo:text-align="center" style:justify-single-word="false" fo:padding="0.011cm" fo:border-left="none" fo:border-right="none" fo:border-top="0.002cm solid #000000" fo:border-bottom="none"/>
      <style:text-properties style:font-name="Arial" fo:font-size="8pt" fo:language="pt" fo:country="BR"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Spranq eco sans1" fo:font-weight="normal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fo:margin-top="0cm" fo:margin-bottom="0.499cm"/>
      <style:text-properties style:font-name="Spranq eco sans1"/>
    </style:style>
    <style:style style:name="P13" style:family="paragraph" style:parent-style-name="Standard">
      <style:paragraph-properties fo:text-align="justify" style:justify-single-word="false" style:writing-mode="lr-tb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Heading_20_2">
      <style:text-properties style:font-name="Spranq eco sans1"/>
    </style:style>
    <style:style style:name="P18" style:family="paragraph" style:parent-style-name="Heading_20_2">
      <style:text-properties style:font-name="Spranq eco sans1" fo:font-weight="bold" style:font-weight-asian="bold" style:font-weight-complex="bold"/>
    </style:style>
    <style:style style:name="P19" style:family="paragraph" style:parent-style-name="Preformatted_20_Text">
      <style:text-properties style:font-name="Spranq eco sans1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PSDS_20_-_20_Corpo_20_de_20_Texto">
      <style:text-properties fo:font-weight="bold" style:font-weight-asian="bold"/>
    </style:style>
    <style:style style:name="P23" style:family="paragraph" style:parent-style-name="PSDS_20_-_20_Corpo_20_de_20_Texto">
      <style:text-properties fo:color="#0000ff"/>
    </style:style>
    <style:style style:name="P24" style:family="paragraph" style:parent-style-name="PSDS_20_-_20_Corpo_20_de_20_Texto">
      <style:text-properties fo:color="#0000ff" style:text-line-through-style="none" style:text-underline-style="none"/>
    </style:style>
    <style:style style:name="P25" style:family="paragraph" style:parent-style-name="PSDS_20_-_20_Corpo_20_de_20_Texto">
      <style:text-properties style:text-line-through-style="none" style:text-underline-style="none"/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Standard" style:list-style-name="L1">
      <style:paragraph-properties fo:text-align="justify" style:justify-single-word="false" style:writing-mode="lr-tb"/>
    </style:style>
    <style:style style:name="P28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29" style:family="paragraph" style:parent-style-name="Table_20_Contents" style:list-style-name="L3"/>
    <style:style style:name="P30" style:family="paragraph" style:parent-style-name="Table_20_Contents" style:list-style-name="L4"/>
    <style:style style:name="P31" style:family="paragraph" style:parent-style-name="Table_20_Contents" style:list-style-name="L5"/>
    <style:style style:name="P32" style:family="paragraph" style:parent-style-name="Table_20_Contents" style:list-style-name="L6"/>
    <style:style style:name="P33" style:family="paragraph" style:parent-style-name="Table_20_Contents" style:list-style-name="L7"/>
    <style:style style:name="P34" style:family="paragraph" style:parent-style-name="Table_20_Contents" style:list-style-name="L8"/>
    <style:style style:name="P35" style:family="paragraph" style:parent-style-name="Table_20_Contents" style:list-style-name="L9"/>
    <style:style style:name="P36" style:family="paragraph" style:parent-style-name="Table_20_Contents" style:list-style-name="L10"/>
    <style:style style:name="P37" style:family="paragraph" style:parent-style-name="Table_20_Contents" style:list-style-name="L11"/>
    <style:style style:name="P38" style:family="paragraph" style:parent-style-name="Table_20_Contents" style:list-style-name="L12"/>
    <style:style style:name="P39" style:family="paragraph" style:parent-style-name="Table_20_Contents" style:list-style-name="L13"/>
    <style:style style:name="P40" style:family="paragraph" style:parent-style-name="Table_20_Contents" style:list-style-name="L14"/>
    <style:style style:name="P41" style:family="paragraph" style:parent-style-name="Table_20_Contents" style:list-style-name="L15"/>
    <style:style style:name="P42" style:family="paragraph" style:parent-style-name="Table_20_Contents" style:list-style-name="L16"/>
    <style:style style:name="P43" style:family="paragraph" style:parent-style-name="Table_20_Contents" style:list-style-name="L17"/>
    <style:style style:name="P44" style:family="paragraph" style:parent-style-name="Table_20_Contents" style:list-style-name="L18"/>
    <style:style style:name="P45" style:family="paragraph" style:parent-style-name="Table_20_Contents" style:list-style-name="L19"/>
    <style:style style:name="P46" style:family="paragraph" style:parent-style-name="Table_20_Contents" style:list-style-name="L20"/>
    <style:style style:name="P47" style:family="paragraph" style:parent-style-name="Table_20_Contents" style:list-style-name="L21"/>
    <style:style style:name="P48" style:family="paragraph" style:parent-style-name="Table_20_Contents" style:list-style-name="L22"/>
    <style:style style:name="P49" style:family="paragraph" style:parent-style-name="Table_20_Contents" style:list-style-name="L23"/>
    <style:style style:name="P50" style:family="paragraph" style:parent-style-name="Table_20_Contents" style:list-style-name="L24"/>
    <style:style style:name="P51" style:family="paragraph" style:parent-style-name="Table_20_Contents" style:list-style-name="L25"/>
    <style:style style:name="P52" style:family="paragraph" style:parent-style-name="Table_20_Contents" style:list-style-name="L26"/>
    <style:style style:name="P53" style:family="paragraph" style:parent-style-name="Table_20_Contents" style:list-style-name="L27"/>
    <style:style style:name="P54" style:family="paragraph" style:parent-style-name="Table_20_Contents" style:list-style-name="L28"/>
    <style:style style:name="P55" style:family="paragraph" style:parent-style-name="Table_20_Contents" style:list-style-name="L29"/>
    <style:style style:name="P56" style:family="paragraph" style:parent-style-name="Table_20_Contents" style:list-style-name="L30"/>
    <style:style style:name="P57" style:family="paragraph" style:parent-style-name="Table_20_Contents" style:list-style-name="L31"/>
    <style:style style:name="P58" style:family="paragraph" style:parent-style-name="Table_20_Contents" style:list-style-name="L32"/>
    <style:style style:name="P59" style:family="paragraph" style:parent-style-name="Table_20_Contents" style:list-style-name="L33"/>
    <style:style style:name="P60" style:family="paragraph" style:parent-style-name="Table_20_Contents" style:list-style-name="L34"/>
    <style:style style:name="P61" style:family="paragraph" style:parent-style-name="Table_20_Contents" style:list-style-name="L35"/>
    <style:style style:name="P62" style:family="paragraph" style:parent-style-name="Table_20_Contents" style:list-style-name="L36"/>
    <style:style style:name="P63" style:family="paragraph" style:parent-style-name="Table_20_Contents" style:list-style-name="L37"/>
    <style:style style:name="P64" style:family="paragraph" style:parent-style-name="Table_20_Contents" style:list-style-name="L38"/>
    <style:style style:name="P65" style:family="paragraph" style:parent-style-name="Table_20_Contents" style:list-style-name="L39"/>
    <style:style style:name="P66" style:family="paragraph" style:parent-style-name="Table_20_Contents" style:list-style-name="L40"/>
    <style:style style:name="P67" style:family="paragraph" style:parent-style-name="Table_20_Contents" style:list-style-name="L41"/>
    <style:style style:name="P68" style:family="paragraph" style:parent-style-name="Table_20_Contents" style:list-style-name="L42"/>
    <style:style style:name="P69" style:family="paragraph" style:parent-style-name="Table_20_Contents" style:list-style-name="L43"/>
    <style:style style:name="P70" style:family="paragraph" style:parent-style-name="Table_20_Contents" style:list-style-name="L44"/>
    <style:style style:name="P71" style:family="paragraph" style:parent-style-name="Table_20_Contents" style:list-style-name="L45"/>
    <style:style style:name="P72" style:family="paragraph" style:parent-style-name="Table_20_Contents" style:list-style-name="L46"/>
    <style:style style:name="P73" style:family="paragraph" style:parent-style-name="Table_20_Contents" style:list-style-name="L47"/>
    <style:style style:name="P74" style:family="paragraph" style:parent-style-name="Table_20_Contents" style:list-style-name="L48"/>
    <style:style style:name="P75" style:family="paragraph" style:parent-style-name="Table_20_Contents" style:list-style-name="L49"/>
    <style:style style:name="P76" style:family="paragraph" style:parent-style-name="Table_20_Contents" style:list-style-name="L50"/>
    <style:style style:name="P77" style:family="paragraph" style:parent-style-name="Table_20_Contents" style:list-style-name="L51"/>
    <style:style style:name="P78" style:family="paragraph" style:parent-style-name="Table_20_Contents" style:list-style-name="L52"/>
    <style:style style:name="P79" style:family="paragraph" style:parent-style-name="Table_20_Contents" style:list-style-name="L53"/>
    <style:style style:name="P80" style:family="paragraph" style:parent-style-name="Table_20_Contents" style:list-style-name="L54"/>
    <style:style style:name="P81" style:family="paragraph" style:parent-style-name="Table_20_Contents" style:list-style-name="L55"/>
    <style:style style:name="P82" style:family="paragraph" style:parent-style-name="Table_20_Contents" style:list-style-name="L56"/>
    <style:style style:name="P83" style:family="paragraph" style:parent-style-name="Table_20_Contents" style:list-style-name="L57"/>
    <style:style style:name="P84" style:family="paragraph" style:parent-style-name="Table_20_Contents" style:list-style-name="L58"/>
    <style:style style:name="P85" style:family="paragraph" style:parent-style-name="Table_20_Contents" style:list-style-name="L59"/>
    <style:style style:name="P86" style:family="paragraph" style:parent-style-name="Table_20_Contents" style:list-style-name="L60"/>
    <style:style style:name="P87" style:family="paragraph" style:parent-style-name="Table_20_Contents" style:list-style-name="L61"/>
    <style:style style:name="P88" style:family="paragraph" style:parent-style-name="Table_20_Contents" style:list-style-name="L62"/>
    <style:style style:name="P89" style:family="paragraph" style:parent-style-name="Table_20_Contents" style:list-style-name="L63"/>
    <style:style style:name="P90" style:family="paragraph" style:parent-style-name="Table_20_Contents" style:list-style-name="L64"/>
    <style:style style:name="P91" style:family="paragraph" style:parent-style-name="Table_20_Contents" style:list-style-name="L65"/>
    <style:style style:name="P92" style:family="paragraph" style:parent-style-name="Table_20_Contents" style:list-style-name="L66"/>
    <style:style style:name="P93" style:family="paragraph" style:parent-style-name="Table_20_Contents" style:list-style-name="L67"/>
    <style:style style:name="P94" style:family="paragraph" style:parent-style-name="Table_20_Contents" style:list-style-name="L68"/>
    <style:style style:name="P95" style:family="paragraph" style:parent-style-name="Table_20_Contents" style:list-style-name="L69"/>
    <style:style style:name="P96" style:family="paragraph" style:parent-style-name="Table_20_Contents" style:list-style-name="L70"/>
    <style:style style:name="P97" style:family="paragraph" style:parent-style-name="Table_20_Contents" style:list-style-name="L71"/>
    <style:style style:name="P98" style:family="paragraph" style:parent-style-name="Table_20_Contents" style:list-style-name="L72"/>
    <style:style style:name="P99" style:family="paragraph" style:parent-style-name="Table_20_Contents" style:list-style-name="L73"/>
    <style:style style:name="P100" style:family="paragraph" style:parent-style-name="Table_20_Contents" style:list-style-name="L74"/>
    <style:style style:name="P101" style:family="paragraph" style:parent-style-name="Table_20_Contents" style:list-style-name="L75"/>
    <style:style style:name="P102" style:family="paragraph" style:parent-style-name="Table_20_Contents" style:list-style-name="L76"/>
    <style:style style:name="P103" style:family="paragraph" style:parent-style-name="Table_20_Contents" style:list-style-name="L77"/>
    <style:style style:name="P104" style:family="paragraph" style:parent-style-name="Table_20_Contents" style:list-style-name="L78"/>
    <style:style style:name="P105" style:family="paragraph" style:parent-style-name="Table_20_Contents" style:list-style-name="L79"/>
    <style:style style:name="P106" style:family="paragraph" style:parent-style-name="Table_20_Contents" style:list-style-name="L80"/>
    <style:style style:name="P107" style:family="paragraph" style:parent-style-name="Table_20_Contents" style:list-style-name="L81"/>
    <style:style style:name="P108" style:family="paragraph" style:parent-style-name="Table_20_Contents" style:list-style-name="L82"/>
    <style:style style:name="P109" style:family="paragraph" style:parent-style-name="Table_20_Contents" style:list-style-name="L83"/>
    <style:style style:name="P110" style:family="paragraph" style:parent-style-name="Table_20_Contents" style:list-style-name="L84"/>
    <style:style style:name="P111" style:family="paragraph" style:parent-style-name="Table_20_Contents" style:list-style-name="L85"/>
    <style:style style:name="P112" style:family="paragraph" style:parent-style-name="Table_20_Contents" style:list-style-name="L86"/>
    <style:style style:name="P113" style:family="paragraph" style:parent-style-name="Table_20_Contents" style:list-style-name="L87"/>
    <style:style style:name="P114" style:family="paragraph" style:parent-style-name="Table_20_Contents" style:list-style-name="L88"/>
    <style:style style:name="P115" style:family="paragraph" style:parent-style-name="Table_20_Contents" style:list-style-name="L89"/>
    <style:style style:name="P116" style:family="paragraph" style:parent-style-name="Table_20_Contents" style:list-style-name="L90"/>
    <style:style style:name="P117" style:family="paragraph" style:parent-style-name="Table_20_Contents" style:list-style-name="L91"/>
    <style:style style:name="P118" style:family="paragraph" style:parent-style-name="Table_20_Contents" style:list-style-name="L92"/>
    <style:style style:name="P119" style:family="paragraph" style:parent-style-name="Table_20_Contents" style:list-style-name="L93"/>
    <style:style style:name="P120" style:family="paragraph" style:parent-style-name="Table_20_Contents" style:list-style-name="L94"/>
    <style:style style:name="P121" style:family="paragraph" style:parent-style-name="Table_20_Contents" style:list-style-name="L95"/>
    <style:style style:name="P122" style:family="paragraph" style:parent-style-name="Table_20_Contents" style:list-style-name="L96"/>
    <style:style style:name="P123" style:family="paragraph" style:parent-style-name="Table_20_Contents" style:list-style-name="L97"/>
    <style:style style:name="P124" style:family="paragraph" style:parent-style-name="Table_20_Contents" style:list-style-name="L98"/>
    <style:style style:name="P125" style:family="paragraph" style:parent-style-name="Table_20_Contents" style:list-style-name="L99"/>
    <style:style style:name="P126" style:family="paragraph" style:parent-style-name="Table_20_Contents" style:list-style-name="L100"/>
    <style:style style:name="P127" style:family="paragraph" style:parent-style-name="Table_20_Contents" style:list-style-name="L101"/>
    <style:style style:name="P128" style:family="paragraph" style:parent-style-name="Table_20_Contents" style:list-style-name="L102"/>
    <style:style style:name="P129" style:family="paragraph" style:parent-style-name="Table_20_Contents" style:list-style-name="L103"/>
    <style:style style:name="P130" style:family="paragraph" style:parent-style-name="Table_20_Contents" style:list-style-name="L104"/>
    <style:style style:name="P131" style:family="paragraph" style:parent-style-name="Table_20_Contents" style:list-style-name="L105"/>
    <style:style style:name="P132" style:family="paragraph" style:parent-style-name="Table_20_Contents" style:list-style-name="L106"/>
    <style:style style:name="P133" style:family="paragraph" style:parent-style-name="Table_20_Contents" style:list-style-name="L107"/>
    <style:style style:name="P134" style:family="paragraph" style:parent-style-name="Table_20_Contents" style:list-style-name="L108"/>
    <style:style style:name="P135" style:family="paragraph" style:parent-style-name="Table_20_Contents" style:list-style-name="L109"/>
    <style:style style:name="P136" style:family="paragraph" style:parent-style-name="Table_20_Contents" style:list-style-name="L110"/>
    <style:style style:name="P137" style:family="paragraph" style:parent-style-name="Table_20_Contents" style:list-style-name="L111"/>
    <style:style style:name="P138" style:family="paragraph" style:parent-style-name="Table_20_Contents" style:list-style-name="L112"/>
    <style:style style:name="P139" style:family="paragraph" style:parent-style-name="Table_20_Contents" style:list-style-name="L113"/>
    <style:style style:name="P140" style:family="paragraph" style:parent-style-name="Table_20_Contents" style:list-style-name="L114"/>
    <style:style style:name="P141" style:family="paragraph" style:parent-style-name="Table_20_Contents" style:list-style-name="L115"/>
    <style:style style:name="P142" style:family="paragraph" style:parent-style-name="Table_20_Contents" style:list-style-name="L116"/>
    <style:style style:name="P143" style:family="paragraph" style:parent-style-name="Table_20_Contents" style:list-style-name="L117"/>
    <style:style style:name="P144" style:family="paragraph" style:parent-style-name="Table_20_Contents" style:list-style-name="L118"/>
    <style:style style:name="P145" style:family="paragraph" style:parent-style-name="Table_20_Contents" style:list-style-name="L119"/>
    <style:style style:name="P146" style:family="paragraph" style:parent-style-name="Table_20_Contents" style:list-style-name="L120"/>
    <style:style style:name="P147" style:family="paragraph" style:parent-style-name="Table_20_Contents" style:list-style-name="L121"/>
    <style:style style:name="P148" style:family="paragraph" style:parent-style-name="Table_20_Contents" style:list-style-name="L122"/>
    <style:style style:name="P149" style:family="paragraph" style:parent-style-name="Table_20_Contents" style:list-style-name="L123"/>
    <style:style style:name="P150" style:family="paragraph" style:parent-style-name="Table_20_Contents" style:list-style-name="L124"/>
    <style:style style:name="P151" style:family="paragraph" style:parent-style-name="Table_20_Contents" style:list-style-name="L2">
      <style:paragraph-properties fo:margin-left="1.251cm" fo:margin-right="0cm" fo:text-indent="-0.635cm" style:auto-text-indent="false"/>
    </style:style>
    <style:style style:name="P152" style:family="paragraph">
      <style:paragraph-properties fo:text-align="center"/>
    </style:style>
    <style:style style:name="P153" style:family="paragraph">
      <style:paragraph-properties fo:text-align="center"/>
      <style:text-properties style:font-name="Arial1"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1" fo:font-size="40pt" style:font-size-asian="40pt" style:font-size-complex="4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e6e6e6" draw:fill-color="#e6e6e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Text_20_body"><draw:rect text:anchor-type="paragraph" draw:z-index="51" draw:style-name="gr1" draw:text-style-name="P153" svg:width="17.476cm" svg:height="24.302cm" svg:x="0.026cm" svg:y="0.016cm"><text:p text:style-name="P152"><text:span text:style-name="T5">Expresso3.0</text:span></text:p><text:p text:style-name="P152"><text:span text:style-name="T5">Service Orientated Approach</text:span></text:p><text:p text:style-name="P152"><text:span text:style-name="T5">SOA </text:span></text:p></draw:rect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5">Sumário</text:p>
          </text:index-title>
          <text:p text:style-name="P20">Introdução<text:tab/>3</text:p>
          <text:p text:style-name="P20">Arquitetura<text:tab/>4</text:p>
          <text:p text:style-name="P21">Fluxo de requisições Json<text:tab/>4</text:p>
          <text:p text:style-name="P21">Ao Tinebase <text:s/><text:tab/>4</text:p>
          <text:p text:style-name="P21">Requisição Json ao Tinebase(login)<text:tab/>4</text:p>
          <text:p text:style-name="P21">Resposta <text:s/>ao Tinebase(login)<text:tab/>5</text:p>
          <text:p text:style-name="P21">Para <text:s/>Aplicações<text:tab/>5</text:p>
          <text:p text:style-name="P26">Examplo: Buscando Grupos<text:tab/>5</text:p>
          <text:p text:style-name="P26">Admin.getGroups<text:tab/>5</text:p>
          <text:p text:style-name="P20">JSON-RPC<text:tab/>7</text:p>
          <text:p text:style-name="P21">Estrutura de diretórios<text:tab/>7</text:p>
          <text:p text:style-name="P21">Json Frontend<text:tab/>7</text:p>
          <text:p text:style-name="P26">Exemplo <text:s/>FRONTEND JSON(server php)<text:tab/>7</text:p>
          <text:p text:style-name="P26">Exemplo <text:s/>FRONTEND http(server)<text:tab/>9</text:p>
          <text:p text:style-name="P26">JavaScript FrontEnd<text:tab/>9</text:p>
          <text:p text:style-name="P21">JSON-SMD<text:tab/>13</text:p>
          <text:p text:style-name="P20">Serviços providos pelo Expresso 3.0<text:tab/>14</text:p>
          <text:p text:style-name="P21">Modulo Tinebase:<text:tab/>14</text:p>
          <text:p text:style-name="P21">Modulo Felamimail:<text:tab/>19</text:p>
          <text:p text:style-name="P21">Modulo Adressbook:<text:tab/>23</text:p>
          <text:p text:style-name="P21">Modulo Calendar:<text:tab/>24</text:p>
          <text:p text:style-name="P21">Modulo Tasks<text:tab/>26</text:p>
          <text:p text:style-name="P20">Outros Módulos<text:tab/>27</text:p>
          <text:p text:style-name="P21">Modulo Activesync <text:tab/>27</text:p>
          <text:p text:style-name="P21">Modulo Admin<text:tab/>27</text:p>
          <text:p text:style-name="P21">Modulo Phone<text:tab/>29</text:p>
          <text:p text:style-name="P21">Modulo Setup<text:tab/>29</text:p>
          <text:p text:style-name="P21">Modulo Sipgate<text:tab/>29</text:p>
          <text:p text:style-name="P21">Modulo VoipManager<text:tab/>30</text:p>
          <text:p text:style-name="P21">Modulo Crm<text:tab/>31</text:p>
          <text:p text:style-name="P21">Modulo RequestTraker<text:tab/>31</text:p>
          <text:p text:style-name="P20">Exemplos de chamadas aos serviços<text:tab/>32</text:p>
          <text:p text:style-name="P21">PHP – Loga e Insere um Contato ao Usuário<text:tab/>32</text:p>
          <text:p text:style-name="P21">Python – Loga e Busca uma mensagem de um Usuário<text:tab/>33</text:p>
          <text:p text:style-name="P21">Java – Busca Catálogo de Serviços, loga e manipula Email do Usuário<text:tab/>34</text:p>
          <text:p text:style-name="P21">Ruby – Conecta, Loga e Pesquisa Msgs do Usuário<text:tab/>48</text:p>
          <text:p text:style-name="P20">Autores<text:tab/>52</text:p>
        </text:index-body>
      </text:table-of-content>
      <text:p text:style-name="Text_20_body"/>
      <text:h text:style-name="P4" text:outline-level="1">Introdução</text:h>
      <text:p text:style-name="P13"><text:tab/>O Expresso3.0 introduz uma nova tecnologia agregada ao ambiente colaborativo. É sua capacidade de disponibilização de serviços através de uma camada de serviços, permitindo com isto que outras aplicações atuem como cliente e possam com isso conectarem-se aos serviços oferecidos pelo Expresso3.0. </text:p>
      <text:p text:style-name="P13"/>
      <text:p text:style-name="P13"><text:tab/>Com a arquitetura voltada a serviços a interoperabilidade, desempenho e conectividade são afetados direta e positivamente. Com ela <text:s text:c="2"/>é possível oferecer um desktop como a aplicação, capaz de gerenciar dados de diferentes serviços.</text:p>
      <text:p text:style-name="P13"/>
      <text:p text:style-name="P13"><text:tab/>O cliente pré-desenvolvido e distribuído com Expresso3.0 é o cliente JavaScript suportado sob o framework ExtJs. </text:p>
      <text:p text:style-name="P13"/>
      <text:p text:style-name="P13"><text:tab/>Resumidamente o Expresso3.0 é dividido em duas camadas de componentes quase que totalmente independentes:</text:p>
      <text:p text:style-name="P13"/>
      <text:list xml:id="list789434810" text:style-name="L1">
        <text:list-item>
          <text:p text:style-name="P27"><text:span text:style-name="T1">Service Provider</text:span> : Um componente <text:s/>servidor <text:s/>que atua como prestador de serviços para o <text:s/>cliente. Diferente de outros fornecedores de colaboração com interfaces web, o Expresso3.0 não entrega HTML para seus clientes. O backend php, baseado no Zend Framework <text:s/>atua no webserver e representa esta camada do serviço. O service provider cria um <text:s/>web service <text:s/>e possibilita a publicação da interface de acesso que o serviço possui. Cada provider deve decidir que serviços ele irá expor e em que níveis. Por exemplo, um determinado serviço somente poderá ser exposto caso o usuário requisite o serviço de login previamente. Ou mesmo uma determinada funcionalidade de um módulo somente poderá ser exposta caso o usuário logado anteriormente possua privilégios suficientes de acesso. </text:p>
          <text:p text:style-name="P27"/>
        </text:list-item>
        <text:list-item>
          <text:p text:style-name="P27"><text:span text:style-name="T1">Service Consumer</text:span> : Para o Expresso3.0 <text:s/>o client <text:s/>é <text:s/>constituído de uma plataforma <text:s/>Javascript. A grande vantagem é que ele pode ser <text:s/>executado <text:s/>em qualquer navegador padrão. Para este javascript, o servidor HTTP funciona como um servidor de aplicativos para o primeiro pedido e todos os pedidos seguintes são transferidos usando o protocolo JSON apenas com <text:s/>a troca de dados <text:s/>e não mais html inteiro, aliviando com isto consideravelmente <text:s/>a performance e tráfego de in formações na rede. O frontend javascript é baseado no framework Extjs <text:s/>e executado nos browses dos usuários <text:s text:c="2"/>representando esta camada do client. Este cliente pode ser um componente <text:s/>GUI para interação com os usuários ou mesmo outro sistema requisitando algum dado, em alguma linguagem que suporte o protocolo Json.</text:p>
        </text:list-item>
      </text:list>
      <text:h text:style-name="P4" text:outline-level="1">Arquitetura</text:h>
      <text:h text:style-name="Heading_20_2" text:outline-level="2"><text:bookmark text:name="Tinebase_request_processing_overview"/>Fluxo de requisições Json</text:h>
      <text:p text:style-name="Text_20_body">Fluxo de chamada de serviços JSON: </text:p>
      <text:p text:style-name="Text_20_body">index.php </text:p>
      <text:p text:style-name="Text_20_body"><text:tab/>Tinebase_Core.php </text:p>
      <text:p text:style-name="Text_20_body"><text:tab/>Se Request: </text:p>
      <text:p text:style-name="Text_20_body"><text:tab/><text:tab/>Content_type='application/Json' ou </text:p>
      <text:p text:style-name="Text_20_body"><text:tab/><text:tab/>HTTP_X_TINE2-_REQUEST_TYPE='JSON' ou </text:p>
      <text:p text:style-name="Text_20_body"><text:tab/><text:tab/>Request_Type='JSON' </text:p>
      <text:p text:style-name="Text_20_body"><text:tab/>Tinebase_Server_Json.php </text:p>
      <text:p text:style-name="Text_20_body"><text:tab/>Se metodo vazio aciona getServiceMAP() para mapeamento dos serviços </text:p>
      <text:p text:style-name="Text_20_body"><text:tab/>Pega o TineBase </text:p>
      <text:p text:style-name="Text_20_body"><text:tab/>Pega as aplicações </text:p>
      <text:p text:style-name="Text_20_body"><text:tab/>checa chave HTTTP_X_TINE20_JSONKEY </text:p>
      <text:p text:style-name="Text_20_body"><text:tab/>check_Json_key($method,$jsonkey) </text:p>
      <text:p text:style-name="Text_20_body"><text:tab/>checa se metodos anomimos </text:p>
      <text:p text:style-name="Text_20_body">Frontend_Json.php --&gt; metodo</text:p>
      <text:h text:style-name="Heading_20_2" text:outline-level="2">Ao Tinebase <text:s/></text:h>
      <text:p text:style-name="P8"><text:tab/>Basicamente o fluxo de requests passa pelas seguintes etapas:</text:p>
      <text:p text:style-name="P8"><text:tab/>$_REQUEST =&gt; index.php =&gt; Tinebase_Controller-&gt;handle() =&gt;<text:span text:style-name="T1"> JSON ou HTTP </text:span></text:p>
      <text:p text:style-name="P8"><text:tab/>Caso o <text:span text:style-name="T1">$_REQUEST['method']</text:span> estiver setado e a requisição for uma requisição jsonrpc o Json do tinebase será acionado: ../T<text:span text:style-name="T1">inebase/Json.php</text:span></text:p>
      <text:p text:style-name="P9">Caso contrário o request <text:span text:style-name="T3">http-Server</text:span> normal será acionado: ../Tinebase/Frontend/Http.php</text:p>
      <text:p text:style-name="P8"><text:tab/>Um método consiste em duas partes: APPLICATION.FUNCTION. <text:s/><text:span text:style-name="T4">A parte FUNCTION é o nome da função a ser chamada no servidor JSON ou HTTP .</text:span></text:p>
      <text:h text:style-name="P18" text:outline-level="2">Requisição Json ao Tinebase(login)</text:h>
      <text:p text:style-name="P7"><text:tab/>Para o login o cliente passa o tipo de request "jsonrpc":"2.0", <text:s/>o metodo <text:s/>Tinebase.login e o username e password.</text:p>
      <text:p text:style-name="P7"><text:tab/>Por tratar-se de login, quem oferece este serviço é o Tinebase, portanto na estrutura de diretório …/Tinebase/Frontend encontra-se o Json.php que irá tratar todas as requisições Json, <text:s/>incluindo a função publica login que recebe como parâmetros username e password.</text:p>
      <text:p text:style-name="P19"><text:soft-page-break/>--&gt; {</text:p>
      <text:p text:style-name="P19"><text:s text:c="4"/>"jsonrpc":"2.0",</text:p>
      <text:p text:style-name="P19"><text:s text:c="3"/><text:span text:style-name="T1"><text:s/>"method":"Tinebase.login",</text:span></text:p>
      <text:p text:style-name="P19"><text:s text:c="4"/>"params": {</text:p>
      <text:p text:style-name="P19"><text:s text:c="8"/>"username":"tine20admin",</text:p>
      <text:p text:style-name="P19"><text:s text:c="8"/>"password":"lars"</text:p>
      <text:p text:style-name="P19"><text:s text:c="4"/>},</text:p>
      <text:p text:style-name="P19"><text:s text:c="4"/>"id":2</text:p>
      <text:p text:style-name="P12">}</text:p>
      <text:h text:style-name="P17" text:outline-level="2">Resposta <text:s/>ao Tinebase(login)</text:h>
      <text:p text:style-name="P7"><text:tab/>Caso você tenha a possibilidade de ver o arquivo ../Tinebase/Frontend/Json.php verificará que existe nele uma função publica que retornará uma menssagem de boas vindas "welcomeMessage": <text:span text:style-name="T1">"Welcome to Tine 2.0!" <text:s text:c="2"/>e <text:s text:c="4"/>"success":true <text:s/></text:span>indicando que o login fora bem sucedido.</text:p>
      <text:p text:style-name="P7"><text:tab/>Juntamente com a resposta é passada um chave denominada jsonKey, que será a chave de persistência deste login para chamadas a metodos e funções subsequentes.</text:p>
      <text:p text:style-name="P19">&lt;-- {</text:p>
      <text:p text:style-name="P19">"id":"2",</text:p>
      <text:p text:style-name="P19">"jsonrpc":"2.0",</text:p>
      <text:p text:style-name="P19">"result":{</text:p>
      <text:p text:style-name="P19"><text:s text:c="4"/>"success":true,</text:p>
      <text:p text:style-name="P19"><text:s text:c="4"/>"account": {</text:p>
      <text:p text:style-name="P19"><text:s text:c="8"/>"accountId":"0e7d07cb453b15f520021e0a433956b234a7c0bd",</text:p>
      <text:p text:style-name="P19"><text:s text:c="8"/>"accountDisplayName":"Admin Account, Tine 2.0",</text:p>
      <text:p text:style-name="P19"><text:s text:c="8"/>"accountLastName":"Admin Account",</text:p>
      <text:p text:style-name="P19"><text:s text:c="8"/>"accountFirstName":"Tine 2.0",</text:p>
      <text:p text:style-name="P19"><text:s text:c="8"/>"accountFullName":"Tine 2.0 Admin Account",</text:p>
      <text:p text:style-name="P19"><text:s text:c="8"/>"contact_id":"1"</text:p>
      <text:p text:style-name="P19"><text:s text:c="4"/>},</text:p>
      <text:p text:style-name="P19"><text:s text:c="4"/><text:span text:style-name="T1">"jsonKey":"85160b59b4421bbe2f350c5b3888a2efdbfcb949",</text:span></text:p>
      <text:p text:style-name="P19"><text:s text:c="4"/>"welcomeMessage":<text:span text:style-name="T1">"Welcome to Tine 2.0!"</text:span></text:p>
      <text:p text:style-name="P12">}}</text:p>
      <text:h text:style-name="Heading_20_2" text:outline-level="2">Para <text:s/>Aplicações</text:h>
      <text:p text:style-name="Text_20_body"><text:tab/>O acesso a aplicações se dá da mesma maneira que o acesso ao tinebase, já que este do ponto de vista lógico também é uma aplicação. <text:s/>Se o método começar com um nome de aplicação(Ex: Admin), o Json-server correspondente a esta aplicação será acionado: <text:span text:style-name="T1"><text:s/>Admin/Frontend/Json.php</text:span></text:p>
      <text:h text:style-name="Heading_20_3" text:outline-level="3">Examplo: Buscando Grupos</text:h>
      <text:h text:style-name="Heading_20_3" text:outline-level="3">Admin.getGroups</text:h>
      <text:p text:style-name="Text_20_body">json request/method=Admin.getGroups =&gt; </text:p>
      <text:p text:style-name="Text_20_body"><text:s text:c="12"/>index.php =&gt; </text:p>
      <text:p text:style-name="Text_20_body"><text:soft-page-break/><text:s text:c="15"/>Tinebase_Controller-&gt;handle() =&gt; </text:p>
      <text:p text:style-name="Text_20_body"><text:s text:c="18"/>Admin_Json-&gt;getGroups() =&gt; </text:p>
      <text:p text:style-name="Text_20_body"><text:s text:c="22"/>Admin_Controller-&gt;getGroups() =&gt;</text:p>
      <text:p text:style-name="Text_20_body"><text:s text:c="27"/>Tinebase_Group-&gt;getGroups() =&gt; </text:p>
      <text:p text:style-name="Text_20_body"><text:s text:c="31"/>Tinebase_Group-&gt;_backend-&gt;getGroups() =&gt; </text:p>
      <text:p text:style-name="Text_20_body"><text:s text:c="39"/>get groups from backend (LDAP or SQL) and deliver them (json <text:s text:c="2"/></text:p>
      <text:p text:style-name="Text_20_body"><text:s text:c="80"/>encoded) to the frontend </text:p>
      <text:h text:style-name="P4" text:outline-level="1">JSON-RPC</text:h>
      <text:p text:style-name="Text_20_body"/>
      <text:p text:style-name="P8"><text:tab/>Estes dois níveis de comunicação(client e server) comunicam-se sob a especificação do protocolo <text:s/>JSON-RPC[<text:a xlink:type="simple" xlink:href="http://groups.google.com/group/json-rpc">http://groups.google.com/group/json-rpc</text:a>] . O Expresso3.0 suporta <text:s/>JSON-RPC version 2.0. </text:p>
      <text:p text:style-name="P8"><text:tab/>O JSON-RPC é muito fácil de ser <text:s/>implementado, existem implementações em várias linguagens com Java, Pyton ou Perl. O cliente disponibilizado com o Expresso3.0 também suporta JSON/SMD, que será abordado <text:s/>adiante.</text:p>
      <text:h text:style-name="Heading_20_2" text:outline-level="2">Estrutura de diretórios</text:h>
      <text:p text:style-name="P8"><text:tab/>Fisicamente,<text:span text:style-name="T3"> no server,</text:span> o suporte para estruturas JSON da aplicação se encontra sob o diretório com o nome da aplicação chamante, neste caso representada por Application: <text:s/><text:span text:style-name="T1">Application/Frontend/Json.php</text:span> <text:s/></text:p>
      <text:h text:style-name="Heading_20_2" text:outline-level="2"><text:bookmark text:name="Json_Frontend"/>Json Frontend</text:h>
      <text:p text:style-name="P8"><text:tab/>Com esta abstração de frontend json, torna-se muito simples criar-se um serviço json <text:s/>para uma aplicação. Esta classe representa um <text:span text:style-name="T1">API publica</text:span> de sua aplicação e poderá ser usada por requisições AJAX do frontend Javascript.</text:p>
      <text:p text:style-name="P8"><text:tab/>Tudo o que <text:s/>é necessário <text:s/>é setar o nome da aplicação no constructor e definir as funções basicas para serarch/delete/get/save + model name na sua classe.</text:p>
      <text:p text:style-name="P8"><text:tab/>Estas funções chamam uma função genérica na classe <text:s/><text:span text:style-name="T1">Tinebase_Frontend_Json_Abstract</text:span> . </text:p>
      <text:h text:style-name="Heading_20_3" text:outline-level="3">Exemplo <text:s/>FRONTEND JSON(server php)</text:h>
      <text:p text:style-name="P10"><text:s/>…/Application/Frontend/Json.php: </text:p>
      <text:p text:style-name="Preformatted_20_Text">/**</text:p>
      <text:p text:style-name="Preformatted_20_Text">*</text:p>
      <text:p text:style-name="Preformatted_20_Text">* This class handles all Json requests for the application</text:p>
      <text:p text:style-name="Preformatted_20_Text">*</text:p>
      <text:p text:style-name="Preformatted_20_Text">* @package <text:s text:c="4"/>Application</text:p>
      <text:p text:style-name="Preformatted_20_Text">* @subpackage <text:s/>Frontend</text:p>
      <text:p text:style-name="Preformatted_20_Text">*/</text:p>
      <text:p text:style-name="Preformatted_20_Text">class Application_Frontend_Json extends <text:span text:style-name="T1">Tinebase_Frontend_Json_Abstract</text:span></text:p>
      <text:p text:style-name="Preformatted_20_Text">{ <text:s text:c="3"/></text:p>
      <text:p text:style-name="Preformatted_20_Text"><text:s text:c="4"/>/**</text:p>
      <text:p text:style-name="Preformatted_20_Text"><text:s text:c="4"/>* controller</text:p>
      <text:p text:style-name="Preformatted_20_Text"><text:s text:c="4"/>*</text:p>
      <text:p text:style-name="Preformatted_20_Text"><text:s text:c="4"/>* @var Application_Controller_Record</text:p>
      <text:p text:style-name="Preformatted_20_Text"><text:s text:c="4"/>*/</text:p>
      <text:p text:style-name="Preformatted_20_Text"><text:s text:c="3"/>protected $_recordController = NULL;</text:p>
      <text:p text:style-name="Preformatted_20_Text"/>
      <text:p text:style-name="Preformatted_20_Text"><text:s text:c="3"/>/**</text:p>
      <text:p text:style-name="Preformatted_20_Text"><text:s text:c="4"/>* the constructor</text:p>
      <text:p text:style-name="Preformatted_20_Text"><text:soft-page-break/><text:s text:c="4"/>*</text:p>
      <text:p text:style-name="Preformatted_20_Text"><text:s text:c="4"/>*/</text:p>
      <text:p text:style-name="Preformatted_20_Text"><text:s text:c="3"/>public function <text:span text:style-name="T1">__construct()</text:span></text:p>
      <text:p text:style-name="Preformatted_20_Text"><text:s text:c="3"/>{</text:p>
      <text:p text:style-name="Preformatted_20_Text"><text:s text:c="7"/>$this-&gt;_applicationName = <text:span text:style-name="T1">'Application';</text:span></text:p>
      <text:p text:style-name="Preformatted_20_Text"><text:s text:c="7"/>$this-&gt;_recordController = Application_Controller_Record::getInstance();</text:p>
      <text:p text:style-name="Preformatted_20_Text"><text:s text:c="3"/>}</text:p>
      <text:p text:style-name="Preformatted_20_Text"/>
      <text:p text:style-name="Preformatted_20_Text"><text:s text:c="3"/>/**</text:p>
      <text:p text:style-name="Preformatted_20_Text"><text:s text:c="4"/>* Search for records matching given arguments</text:p>
      <text:p text:style-name="Preformatted_20_Text"><text:s text:c="4"/>*</text:p>
      <text:p text:style-name="Preformatted_20_Text"><text:s text:c="4"/>* @param string $filter json encoded</text:p>
      <text:p text:style-name="Preformatted_20_Text"><text:s text:c="4"/>* @param string $paging json encoded</text:p>
      <text:p text:style-name="Preformatted_20_Text"><text:s text:c="4"/>* @return array</text:p>
      <text:p text:style-name="Preformatted_20_Text"><text:s text:c="4"/>*/</text:p>
      <text:p text:style-name="Preformatted_20_Text"><text:s text:c="3"/>public function searchRecords($filter, $paging)</text:p>
      <text:p text:style-name="Preformatted_20_Text"><text:s text:c="3"/>{</text:p>
      <text:p text:style-name="Preformatted_20_Text"><text:s text:c="7"/>return $this-&gt;_search($filter, $paging, $this-&gt;_recordController, 'Application_Model_RecordFilter');</text:p>
      <text:p text:style-name="Preformatted_20_Text"><text:s text:c="3"/>} <text:s text:c="4"/></text:p>
      <text:p text:style-name="Preformatted_20_Text"><text:s text:c="3"/></text:p>
      <text:p text:style-name="Preformatted_20_Text"><text:s text:c="3"/>/**</text:p>
      <text:p text:style-name="Preformatted_20_Text"><text:s text:c="4"/>* Return a single record</text:p>
      <text:p text:style-name="Preformatted_20_Text"><text:s text:c="4"/>*</text:p>
      <text:p text:style-name="Preformatted_20_Text"><text:s text:c="4"/>* @param <text:s text:c="2"/>string $uid</text:p>
      <text:p text:style-name="Preformatted_20_Text"><text:s text:c="4"/>* @return <text:s/>array record data</text:p>
      <text:p text:style-name="Preformatted_20_Text"><text:s text:c="4"/>*/</text:p>
      <text:p text:style-name="Preformatted_20_Text"><text:s text:c="3"/>public function getRecord($uid)</text:p>
      <text:p text:style-name="Preformatted_20_Text"><text:s text:c="3"/>{</text:p>
      <text:p text:style-name="Preformatted_20_Text"><text:s text:c="7"/>return $this-&gt;_get($uid, $this-&gt;_recordController);</text:p>
      <text:p text:style-name="Preformatted_20_Text"><text:s text:c="3"/>}</text:p>
      <text:p text:style-name="Preformatted_20_Text"/>
      <text:p text:style-name="Preformatted_20_Text"><text:s text:c="3"/>/**</text:p>
      <text:p text:style-name="Preformatted_20_Text"><text:s text:c="4"/>* creates/updates a record</text:p>
      <text:p text:style-name="Preformatted_20_Text"><text:s text:c="4"/>*</text:p>
      <text:p text:style-name="Preformatted_20_Text"><text:s text:c="4"/>* @param <text:s/>string $recordData</text:p>
      <text:p text:style-name="Preformatted_20_Text"><text:s text:c="4"/>* @return array created/updated record</text:p>
      <text:p text:style-name="Preformatted_20_Text"><text:s text:c="4"/>*/</text:p>
      <text:p text:style-name="Preformatted_20_Text"><text:s text:c="3"/>public function saveRecord($recordData)</text:p>
      <text:p text:style-name="Preformatted_20_Text"><text:s text:c="3"/>{</text:p>
      <text:p text:style-name="Preformatted_20_Text"><text:s text:c="7"/>return $this-&gt;_save($recordData, $this-&gt;_recordController, 'Record');</text:p>
      <text:p text:style-name="Preformatted_20_Text"><text:s text:c="3"/>}</text:p>
      <text:p text:style-name="Preformatted_20_Text"><text:s text:c="4"/></text:p>
      <text:p text:style-name="Preformatted_20_Text"><text:s text:c="3"/>/**</text:p>
      <text:p text:style-name="Preformatted_20_Text"><text:s text:c="4"/>* deletes existing records</text:p>
      <text:p text:style-name="Preformatted_20_Text"><text:s text:c="4"/>*</text:p>
      <text:p text:style-name="Preformatted_20_Text"><text:s text:c="4"/>* @param string $ids </text:p>
      <text:p text:style-name="Preformatted_20_Text"><text:s text:c="4"/>* @return string</text:p>
      <text:p text:style-name="Preformatted_20_Text"><text:s text:c="4"/>*/</text:p>
      <text:p text:style-name="Preformatted_20_Text"><text:s text:c="3"/>public function deleteRecords($ids)</text:p>
      <text:p text:style-name="Preformatted_20_Text"><text:s text:c="3"/>{</text:p>
      <text:p text:style-name="Preformatted_20_Text"><text:s text:c="7"/>$this-&gt;_delete($ids, $this-&gt;_recordController);</text:p>
      <text:p text:style-name="Preformatted_20_Text"><text:s text:c="3"/>} <text:s text:c="2"/></text:p>
      <text:p text:style-name="Preformatted_20_Text">}</text:p>
      <text:h text:style-name="Heading_20_3" text:outline-level="3"><text:soft-page-break/>Exemplo <text:s/>FRONTEND http(server)</text:h>
      <text:p text:style-name="P10">…/Application/Frontend/http.php: </text:p>
      <text:p text:style-name="Preformatted_20_Text">/**</text:p>
      <text:p text:style-name="Preformatted_20_Text">* This class handles all Http requests for the application</text:p>
      <text:p text:style-name="Preformatted_20_Text">*</text:p>
      <text:p text:style-name="Preformatted_20_Text">* @package <text:s text:c="4"/>Application</text:p>
      <text:p text:style-name="Preformatted_20_Text">* @subpackage <text:s/>Frontend</text:p>
      <text:p text:style-name="Preformatted_20_Text">*/</text:p>
      <text:p text:style-name="Preformatted_20_Text">class Application_Frontend_Http extends Tinebase_Frontend_Http_Abstract</text:p>
      <text:p text:style-name="Preformatted_20_Text">{</text:p>
      <text:p text:style-name="Preformatted_20_Text"><text:s text:c="3"/>protected $_applicationName = 'Application';</text:p>
      <text:p text:style-name="Preformatted_20_Text"><text:s text:c="3"/></text:p>
      <text:p text:style-name="Preformatted_20_Text"><text:s text:c="3"/>/**</text:p>
      <text:p text:style-name="Preformatted_20_Text"><text:s text:c="4"/>* Returns all JS files which must be included for this app</text:p>
      <text:p text:style-name="Preformatted_20_Text"><text:s text:c="4"/>*</text:p>
      <text:p text:style-name="Preformatted_20_Text"><text:s text:c="4"/>* @return array Array of filenames</text:p>
      <text:p text:style-name="Preformatted_20_Text"><text:s text:c="4"/>*/</text:p>
      <text:p text:style-name="Preformatted_20_Text"><text:s text:c="3"/>public function getJsFilesToInclude()</text:p>
      <text:p text:style-name="Preformatted_20_Text"><text:s text:c="3"/>{</text:p>
      <text:p text:style-name="Preformatted_20_Text"><text:s text:c="7"/>return array(</text:p>
      <text:p text:style-name="Preformatted_20_Text"><text:s text:c="11"/>'Application/js/Application.js',</text:p>
      <text:p text:style-name="Preformatted_20_Text"><text:s text:c="11"/>'Application/js/Models.js',</text:p>
      <text:p text:style-name="Preformatted_20_Text"><text:s text:c="11"/>'Application/js/GridPanel.js',</text:p>
      <text:p text:style-name="Preformatted_20_Text"><text:s text:c="11"/>'Application/js/EditDialog.js',</text:p>
      <text:p text:style-name="Preformatted_20_Text"><text:s text:c="7"/>);</text:p>
      <text:p text:style-name="Preformatted_20_Text"><text:s text:c="3"/>}</text:p>
      <text:p text:style-name="P11">}</text:p>
      <text:h text:style-name="Heading_20_3" text:outline-level="3"><text:bookmark text:name="JavaScript"/>JavaScript FrontEnd</text:h>
      <text:p text:style-name="P8"><text:tab/>Para construção do frontend javascript, <text:span text:style-name="T1">vários arquivos são necessários.</text:span> Se você não quiser usar o painel genérico, tree, grid e edit dialog você poderá definir seu próprio stuff.</text:p>
      <text:p text:style-name="P8"><text:tab/>A vantagem deste tipo de estrutura é a padronização dos objetos javascript, que terão o mesmo padrão visual para qualquer aplicação.</text:p>
      <text:p text:style-name="P10">../Application/js/Application.js/</text:p>
      <text:p text:style-name="Text_20_body"/>
      <text:p text:style-name="Preformatted_20_Text">Ext.namespace('Tine', 'Tine.Application');</text:p>
      <text:p text:style-name="Preformatted_20_Text"/>
      <text:p text:style-name="Preformatted_20_Text">// default mainscreen</text:p>
      <text:p text:style-name="Preformatted_20_Text">Tine.Application.MainScreen = Tine.Tinebase.widgets.app.MainScreen;</text:p>
      <text:p text:style-name="Preformatted_20_Text"/>
      <text:p text:style-name="Preformatted_20_Text">Tine.Application.TreePanel = function(config) {</text:p>
      <text:p text:style-name="Preformatted_20_Text"><text:s text:c="3"/>Ext.apply(this, config);</text:p>
      <text:p text:style-name="Preformatted_20_Text"><text:s text:c="3"/></text:p>
      <text:p text:style-name="Preformatted_20_Text"><text:s text:c="3"/>this.id = 'ApplicationTreePanel',</text:p>
      <text:p text:style-name="Preformatted_20_Text"><text:s text:c="3"/>this.recordClass = Tine.Application.Record;</text:p>
      <text:p text:style-name="Preformatted_20_Text"><text:s text:c="3"/>Tine.Application.TreePanel.superclass.constructor.call(this);</text:p>
      <text:p text:style-name="Preformatted_20_Text">}</text:p>
      <text:p text:style-name="Preformatted_20_Text"><text:soft-page-break/>Ext.extend(Tine.Application.TreePanel , Tine.widgets.container.TreePanel);</text:p>
      <text:p text:style-name="Preformatted_20_Text"/>
      <text:p text:style-name="Preformatted_20_Text">Tine.Application.RecordBackend = new Tine.Tinebase.widgets.app.JsonBackend({</text:p>
      <text:p text:style-name="Preformatted_20_Text"><text:s text:c="3"/>appName: 'Application',</text:p>
      <text:p text:style-name="Preformatted_20_Text"><text:s text:c="3"/>modelName: 'Record',</text:p>
      <text:p text:style-name="Preformatted_20_Text"><text:s text:c="3"/>recordClass: Tine.Application.Model.Record</text:p>
      <text:p text:style-name="P11">});</text:p>
      <text:p text:style-name="P10">../Application/js/Models.js</text:p>
      <text:p text:style-name="P8"><text:tab/>No arquivo <text:span text:style-name="T1">../Application/js/models.js</text:span> você define o javascript record models. Este deve ter os mesmos campos como no modelo php em<text:span text:style-name="T1">../Application/Model/xxxx.php</text:span>.</text:p>
      <text:p text:style-name="Text_20_body"/>
      <text:p text:style-name="Preformatted_20_Text">Ext.namespace('Tine', 'Tine.Application.Model');</text:p>
      <text:p text:style-name="Preformatted_20_Text"/>
      <text:p text:style-name="Preformatted_20_Text">Tine.Application.Model.RecordArray = Tine.Tinebase.Model.genericFields.concat([</text:p>
      <text:p text:style-name="Preformatted_20_Text"><text:s text:c="3"/>{ name: 'id' },</text:p>
      <text:p text:style-name="Preformatted_20_Text"><text:s text:c="3"/>{ name: 'container_id' },</text:p>
      <text:p text:style-name="Preformatted_20_Text"><text:s text:c="3"/>/*** define more fields here ***/</text:p>
      <text:p text:style-name="Preformatted_20_Text">]);</text:p>
      <text:p text:style-name="Preformatted_20_Text"/>
      <text:p text:style-name="Preformatted_20_Text">Tine.Application.Model.Record = Tine.Tinebase.Record.create(Tine.Application.Model.RecordArray, {</text:p>
      <text:p text:style-name="Preformatted_20_Text"><text:s text:c="3"/>appName: 'Application',</text:p>
      <text:p text:style-name="Preformatted_20_Text"><text:s text:c="3"/>modelName: 'Record',</text:p>
      <text:p text:style-name="Preformatted_20_Text"><text:s text:c="3"/>idProperty: 'id',</text:p>
      <text:p text:style-name="Preformatted_20_Text"><text:s text:c="3"/>//titleProperty: 'title',</text:p>
      <text:p text:style-name="Preformatted_20_Text"><text:s text:c="3"/>recordName: 'Record',</text:p>
      <text:p text:style-name="Preformatted_20_Text"><text:s text:c="3"/>recordsName: 'Records',</text:p>
      <text:p text:style-name="Preformatted_20_Text"><text:s text:c="3"/>containerProperty: 'container_id',</text:p>
      <text:p text:style-name="Preformatted_20_Text"><text:s text:c="3"/>containerName: 'Record list',</text:p>
      <text:p text:style-name="Preformatted_20_Text"><text:s text:c="3"/>containersName: 'Record lists'</text:p>
      <text:p text:style-name="Preformatted_20_Text">});</text:p>
      <text:p text:style-name="Preformatted_20_Text"/>
      <text:p text:style-name="Preformatted_20_Text">Tine.ExampleApplication.Model.ExampleRecord.getFilterModel = function() {</text:p>
      <text:p text:style-name="Preformatted_20_Text"><text:s text:c="3"/>var app = Tine.Tinebase.appMgr.get('ExampleApplication');</text:p>
      <text:p text:style-name="Preformatted_20_Text"><text:s text:c="6"/></text:p>
      <text:p text:style-name="Preformatted_20_Text"><text:s text:c="3"/>return [ <text:s text:c="4"/></text:p>
      <text:p text:style-name="Preformatted_20_Text"><text:s text:c="7"/>{label : _('Quick search'), field : 'query', operators : [ 'contains' ]}, </text:p>
      <text:p text:style-name="Preformatted_20_Text"><text:s text:c="7"/>{filtertype : 'tine.widget.container.filtermodel', app : app</text:p>
      <text:p text:style-name="Preformatted_20_Text"><text:s text:c="11"/>, recordClass : Tine.ExampleApplication.Model.ExampleRecord}, </text:p>
      <text:p text:style-name="Preformatted_20_Text"><text:s text:c="7"/>{filtertype : 'tinebase.tag', app : app} </text:p>
      <text:p text:style-name="Preformatted_20_Text"><text:s text:c="3"/>];</text:p>
      <text:p text:style-name="Preformatted_20_Text">};</text:p>
      <text:p text:style-name="Preformatted_20_Text"/>
      <text:p text:style-name="Preformatted_20_Text">/*** add more models here if you need them ***/</text:p>
      <text:p text:style-name="P10">../Application/js/GridPanel.js</text:p>
      <text:p text:style-name="Preformatted_20_Text">Ext.namespace('Tine.Application');</text:p>
      <text:p text:style-name="Preformatted_20_Text"/>
      <text:p text:style-name="Preformatted_20_Text">Tine.Application.RecordGridPanel = Ext.extend(Tine.Tinebase.widgets.app.GridPanel, {</text:p>
      <text:p text:style-name="Preformatted_20_Text"><text:s text:c="3"/>// model generics</text:p>
      <text:p text:style-name="Preformatted_20_Text"><text:soft-page-break/><text:s text:c="3"/>recordClass: Tine.Application.Model.Record,</text:p>
      <text:p text:style-name="Preformatted_20_Text"><text:s text:c="3"/></text:p>
      <text:p text:style-name="Preformatted_20_Text"><text:s text:c="3"/>// grid specific</text:p>
      <text:p text:style-name="Preformatted_20_Text"><text:s text:c="3"/>defaultSortInfo: {field: 'creation_time', direction: 'DESC'},</text:p>
      <text:p text:style-name="Preformatted_20_Text"><text:s text:c="3"/>gridConfig: {</text:p>
      <text:p text:style-name="Preformatted_20_Text"><text:s text:c="7"/>loadMask: true,</text:p>
      <text:p text:style-name="Preformatted_20_Text"><text:s text:c="7"/>autoExpandColumn: 'title'</text:p>
      <text:p text:style-name="Preformatted_20_Text"><text:s text:c="3"/>},</text:p>
      <text:p text:style-name="Preformatted_20_Text"><text:s text:c="3"/></text:p>
      <text:p text:style-name="Preformatted_20_Text"><text:s text:c="3"/>initComponent: function() {</text:p>
      <text:p text:style-name="Preformatted_20_Text"><text:s text:c="7"/>this.recordProxy = Tine.Application.RecordBackend;</text:p>
      <text:p text:style-name="Preformatted_20_Text"><text:s text:c="7"/></text:p>
      <text:p text:style-name="Preformatted_20_Text"><text:s text:c="7"/>this.gridConfig.columns = this.getColumns();</text:p>
      <text:p text:style-name="Preformatted_20_Text"><text:s text:c="7"/>this.filterToolbar = this.filterToolbar || this.getFilterToolbar();</text:p>
      <text:p text:style-name="Preformatted_20_Text"><text:s text:c="7"/></text:p>
      <text:p text:style-name="Preformatted_20_Text"><text:s text:c="7"/>this.plugins = this.plugins || [];</text:p>
      <text:p text:style-name="Preformatted_20_Text"><text:s text:c="7"/>this.plugins.push(this.filterToolbar); <text:s text:c="7"/></text:p>
      <text:p text:style-name="Preformatted_20_Text"><text:s text:c="7"/></text:p>
      <text:p text:style-name="Preformatted_20_Text"><text:s text:c="7"/>Tine.Application.RecordGridPanel.superclass.initComponent.call(this);</text:p>
      <text:p text:style-name="Preformatted_20_Text"><text:s text:c="3"/>},</text:p>
      <text:p text:style-name="Preformatted_20_Text"><text:s text:c="4"/></text:p>
      <text:p text:style-name="Preformatted_20_Text"><text:s text:c="3"/>getColumns: function(){</text:p>
      <text:p text:style-name="Preformatted_20_Text"><text:s text:c="7"/>return [</text:p>
      <text:p text:style-name="Preformatted_20_Text"><text:s text:c="7"/>/*** define your columns here, like this: ***/</text:p>
      <text:p text:style-name="Preformatted_20_Text"><text:s text:c="7"/>/*{</text:p>
      <text:p text:style-name="Preformatted_20_Text"><text:s text:c="11"/>id: 'number',</text:p>
      <text:p text:style-name="Preformatted_20_Text"><text:s text:c="11"/>header: this.app.i18n._("Number"),</text:p>
      <text:p text:style-name="Preformatted_20_Text"><text:s text:c="11"/>width: 100,</text:p>
      <text:p text:style-name="Preformatted_20_Text"><text:s text:c="11"/>sortable: true,</text:p>
      <text:p text:style-name="Preformatted_20_Text"><text:s text:c="11"/>dataIndex: 'number'</text:p>
      <text:p text:style-name="Preformatted_20_Text"><text:s text:c="7"/>}*/];</text:p>
      <text:p text:style-name="Preformatted_20_Text"><text:s text:c="3"/>}</text:p>
      <text:p text:style-name="P11">}</text:p>
      <text:p text:style-name="P10">../Application/js/EditDialog.js</text:p>
      <text:p text:style-name="Preformatted_20_Text">Ext.namespace('Tine.Application');</text:p>
      <text:p text:style-name="Preformatted_20_Text"/>
      <text:p text:style-name="Preformatted_20_Text">Tine.Application.RecordEditDialog = Ext.extend(Tine.widgets.dialog.EditDialog, {</text:p>
      <text:p text:style-name="Preformatted_20_Text"><text:s text:c="3"/></text:p>
      <text:p text:style-name="Preformatted_20_Text"><text:s text:c="3"/>/**</text:p>
      <text:p text:style-name="Preformatted_20_Text"><text:s text:c="4"/>* @private</text:p>
      <text:p text:style-name="Preformatted_20_Text"><text:s text:c="4"/>*/</text:p>
      <text:p text:style-name="Preformatted_20_Text"><text:s text:c="3"/>windowNamePrefix: 'RecordEditWindow_',</text:p>
      <text:p text:style-name="Preformatted_20_Text"><text:s text:c="3"/>appName: 'Application',</text:p>
      <text:p text:style-name="Preformatted_20_Text"><text:s text:c="3"/>recordClass: Tine.Application.Model.Record,</text:p>
      <text:p text:style-name="Preformatted_20_Text"><text:s text:c="3"/>recordProxy: Tine.Application.RecordBackend,</text:p>
      <text:p text:style-name="Preformatted_20_Text"><text:s text:c="3"/>loadRecord: false,</text:p>
      <text:p text:style-name="Preformatted_20_Text"><text:s text:c="3"/>tbarItems: [{xtype: 'widget-activitiesaddbutton'}],</text:p>
      <text:p text:style-name="Preformatted_20_Text"><text:s text:c="3"/></text:p>
      <text:p text:style-name="Preformatted_20_Text"><text:s text:c="3"/>/**</text:p>
      <text:p text:style-name="Preformatted_20_Text"><text:s text:c="4"/>* overwrite update toolbars function (we don't have record grants yet)</text:p>
      <text:p text:style-name="Preformatted_20_Text"><text:s text:c="4"/>*/</text:p>
      <text:p text:style-name="Preformatted_20_Text"><text:s text:c="3"/>updateToolbars: function() {</text:p>
      <text:p text:style-name="Preformatted_20_Text"><text:s text:c="3"/>},</text:p>
      <text:p text:style-name="Preformatted_20_Text"><text:soft-page-break/><text:s text:c="3"/></text:p>
      <text:p text:style-name="Preformatted_20_Text"><text:s text:c="3"/>/**</text:p>
      <text:p text:style-name="Preformatted_20_Text"><text:s text:c="4"/>* returns dialog</text:p>
      <text:p text:style-name="Preformatted_20_Text"><text:s text:c="4"/>* </text:p>
      <text:p text:style-name="Preformatted_20_Text"><text:s text:c="4"/>* NOTE: when this method gets called, all initalisation is done.</text:p>
      <text:p text:style-name="Preformatted_20_Text"><text:s text:c="4"/>*/</text:p>
      <text:p text:style-name="Preformatted_20_Text"><text:s text:c="3"/>getFormItems: function() {</text:p>
      <text:p text:style-name="Preformatted_20_Text"><text:s text:c="7"/>return {</text:p>
      <text:p text:style-name="Preformatted_20_Text"><text:s text:c="11"/>xtype: 'tabpanel',</text:p>
      <text:p text:style-name="Preformatted_20_Text"><text:s text:c="11"/>border: false,</text:p>
      <text:p text:style-name="Preformatted_20_Text"><text:s text:c="11"/>plain:true,</text:p>
      <text:p text:style-name="Preformatted_20_Text"><text:s text:c="11"/>activeTab: 0,</text:p>
      <text:p text:style-name="Preformatted_20_Text"><text:s text:c="11"/>border: false,</text:p>
      <text:p text:style-name="Preformatted_20_Text"><text:s text:c="11"/>items:[{ <text:s text:c="14"/></text:p>
      <text:p text:style-name="Preformatted_20_Text"><text:s text:c="15"/>title: this.app.i18n._('Record'),</text:p>
      <text:p text:style-name="Preformatted_20_Text"><text:s text:c="15"/>autoScroll: true,</text:p>
      <text:p text:style-name="Preformatted_20_Text"><text:s text:c="15"/>border: false,</text:p>
      <text:p text:style-name="Preformatted_20_Text"><text:s text:c="15"/>frame: true,</text:p>
      <text:p text:style-name="Preformatted_20_Text"><text:s text:c="15"/>layout: 'border',</text:p>
      <text:p text:style-name="Preformatted_20_Text"><text:s text:c="15"/>items: [{</text:p>
      <text:p text:style-name="Preformatted_20_Text"><text:s text:c="19"/>region: 'center',</text:p>
      <text:p text:style-name="Preformatted_20_Text"><text:s text:c="19"/>xtype: 'columnform',</text:p>
      <text:p text:style-name="Preformatted_20_Text"><text:s text:c="19"/>labelAlign: 'top',</text:p>
      <text:p text:style-name="Preformatted_20_Text"><text:s text:c="19"/>formDefaults: {</text:p>
      <text:p text:style-name="Preformatted_20_Text"><text:s text:c="23"/>xtype:'textfield',</text:p>
      <text:p text:style-name="Preformatted_20_Text"><text:s text:c="23"/>anchor: '100%',</text:p>
      <text:p text:style-name="Preformatted_20_Text"><text:s text:c="23"/>labelSeparator: <text:span text:style-name="T2">,</text:span></text:p>
      <text:p text:style-name="Preformatted_20_Text"><text:s text:c="23"/>columnWidth: .333</text:p>
      <text:p text:style-name="Preformatted_20_Text"><text:s text:c="19"/>},</text:p>
      <text:p text:style-name="Preformatted_20_Text"><text:s text:c="19"/>items: [[</text:p>
      <text:p text:style-name="Preformatted_20_Text"><text:s text:c="23"/>/*** define your form fields here, like this ***/</text:p>
      <text:p text:style-name="Preformatted_20_Text"><text:s text:c="23"/>/* {</text:p>
      <text:p text:style-name="Preformatted_20_Text"><text:s text:c="23"/>fieldLabel: this.app.i18n._('Number'),</text:p>
      <text:p text:style-name="Preformatted_20_Text"><text:s text:c="23"/>name: 'number',</text:p>
      <text:p text:style-name="Preformatted_20_Text"><text:s text:c="23"/>allowBlank: false</text:p>
      <text:p text:style-name="Preformatted_20_Text"><text:s text:c="23"/>} */</text:p>
      <text:p text:style-name="Preformatted_20_Text"><text:s text:c="23"/>}]] </text:p>
      <text:p text:style-name="Preformatted_20_Text"><text:s text:c="15"/>}]</text:p>
      <text:p text:style-name="Preformatted_20_Text"><text:s text:c="11"/>]</text:p>
      <text:p text:style-name="Preformatted_20_Text"><text:s text:c="7"/>};</text:p>
      <text:p text:style-name="Preformatted_20_Text"><text:s text:c="3"/>}</text:p>
      <text:p text:style-name="Preformatted_20_Text">});</text:p>
      <text:p text:style-name="Preformatted_20_Text"/>
      <text:p text:style-name="Preformatted_20_Text">Tine.Application.RecordEditDialog.openWindow = function (config) {</text:p>
      <text:p text:style-name="Preformatted_20_Text"><text:s text:c="3"/>var id = (config.record &amp;&amp; config.record.id) ? config.record.id : 0;</text:p>
      <text:p text:style-name="Preformatted_20_Text"><text:s text:c="3"/>var window = Tine.WindowFactory.getWindow({</text:p>
      <text:p text:style-name="Preformatted_20_Text"><text:s text:c="7"/>width: 600,</text:p>
      <text:p text:style-name="Preformatted_20_Text"><text:s text:c="7"/>height: 400,</text:p>
      <text:p text:style-name="Preformatted_20_Text"><text:s text:c="7"/>name: Tine.Application.RecordEditDialog.prototype.windowNamePrefix + id,</text:p>
      <text:p text:style-name="Preformatted_20_Text"><text:s text:c="7"/>contentPanelConstructor: 'Tine.Application.RecordEditDialog',</text:p>
      <text:p text:style-name="Preformatted_20_Text"><text:s text:c="7"/>contentPanelConstructorConfig: config</text:p>
      <text:p text:style-name="Preformatted_20_Text"><text:s text:c="3"/>});</text:p>
      <text:p text:style-name="Preformatted_20_Text"><text:s text:c="3"/>return window;</text:p>
      <text:p text:style-name="P11">};</text:p>
      <text:p text:style-name="P10"><text:soft-page-break/>../Application/CSS</text:p>
      <text:p text:style-name="Text_20_body"><text:tab/>Dispõe dos arquivos Css a serem utilizados;</text:p>
      <text:h text:style-name="Heading_20_2" text:outline-level="2"><text:bookmark text:name="JSON-SMD"/>JSON-SMD</text:h>
      <text:p text:style-name="P8"><text:tab/>Outra importante parte do protocolo <text:s/>é o <text:a xlink:type="simple" xlink:href="http://groups.google.com/group/json-schema/web/service-mapping-description-proposal">JSON-SMD</text:a> ou Service Mapping Description (SMD). É uma representação JSON <text:s/>dos serviços e seus parâmetros providos pelo servidor JSON-RPC. </text:p>
      <text:p text:style-name="P8"><text:tab/>Estando você habilitado a buscar o SMD você terá uma lista de funções disponíveis e accessíveis pelo cliente JSON-RPC.</text:p>
      <text:p text:style-name="P8"><text:tab/>O serviço JSON-RPC do Expresso3.0 desviará para o JSON-SMD quando receber um request <text:span text:style-name="T1">com o metodo setado para NULL</text:span> e o request-type for application/json-rpc. Dependendo dos direitos do usuário, você receberá uma lista de todas as funções disponíveis e portando havendo diferenças antes de login a após login.</text:p>
      <text:p text:style-name="P8"><text:span text:style-name="T1"><text:tab/></text:span><text:span text:style-name="T4">Caso sua implementação client não suporte JSON-SMD você poderá simplesmente dar uma olhada nas classes do arquivo Frontend/Json.php do diretório da aplicação que você deseja.</text:span></text:p>
      <text:p text:style-name="Text_20_body"/>
      <text:p text:style-name="Text_20_body"/>
      <text:h text:style-name="P4" text:outline-level="1">Serviços providos pelo Expresso 3.0</text:h>
      <text:p text:style-name="Text_20_body">Dos módulos disponíveis, os seguintes serviços são disponibilizados:</text:p>
      <text:p text:style-name="Text_20_body">(para referência em negrito estão os serviços que não necessitam de autenticação)</text:p>
      <text:h text:style-name="Heading_20_2" text:outline-level="2">Modulo Tinebase: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Nome do Serviço</text:p>
            </table:table-cell>
            <table:table-cell table:style-name="Tabela1.B1" office:value-type="string">
              <text:p text:style-name="Table_20_Heading">Detalhes</text:p>
            </table:table-cell>
          </table:table-row>
        </table:table-header-rows>
        <table:table-row>
          <table:table-cell table:style-name="Tabela1.A2" office:value-type="string">
            <text:p text:style-name="P14">Tinebase.attachTagToMultipleRecords</text:p>
          </table:table-cell>
          <table:table-cell table:style-name="Tabela1.B2" office:value-type="string">
            <text:p text:style-name="Table_20_Contents">Returns: null </text:p>
            <text:p text:style-name="Table_20_Contents">Parameters: </text:p>
            <text:list xml:id="list691410027" text:style-name="L2">
              <text:list-item>
                <text:p text:style-name="P151">type: array </text:p>
              </text:list-item>
              <text:list-item>
                <text:p text:style-name="P151">name: filterData </text:p>
              </text:list-item>
              <text:list-item>
                <text:p text:style-name="P151">optional: false </text:p>
              </text:list-item>
            </text:list>
            <text:p text:style-name="Table_20_Contents"/>
            <text:list xml:id="list1371412574" text:style-name="L3">
              <text:list-item>
                <text:p text:style-name="P29">type: string </text:p>
              </text:list-item>
              <text:list-item>
                <text:p text:style-name="P29">name: filterName </text:p>
              </text:list-item>
              <text:list-item>
                <text:p text:style-name="P29">optional: false </text:p>
              </text:list-item>
            </text:list>
            <text:p text:style-name="Table_20_Contents"/>
            <text:list xml:id="list1739163232" text:style-name="L4">
              <text:list-item>
                <text:p text:style-name="P30">type: any </text:p>
              </text:list-item>
              <text:list-item>
                <text:p text:style-name="P30">name: tag </text:p>
              </text:list-item>
              <text:list-item>
                <text:p text:style-name="P30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authenticate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261970630" text:style-name="L5">
              <text:list-item>
                <text:p text:style-name="P31">type: string </text:p>
              </text:list-item>
              <text:list-item>
                <text:p text:style-name="P31">name: username </text:p>
              </text:list-item>
              <text:list-item>
                <text:p text:style-name="P31">optional: false </text:p>
              </text:list-item>
            </text:list>
            <text:p text:style-name="Table_20_Contents"/>
            <text:list xml:id="list1902923493" text:style-name="L6">
              <text:list-item>
                <text:p text:style-name="P32">type: string </text:p>
              </text:list-item>
              <text:list-item>
                <text:p text:style-name="P32">name: password </text:p>
              </text:list-item>
              <text:list-item>
                <text:p text:style-name="P32">optional: false 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changePassword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927130964" text:style-name="L7">
              <text:list-item>
                <text:p text:style-name="P33">type: string </text:p>
              </text:list-item>
              <text:list-item>
                <text:p text:style-name="P33">name: oldPassword </text:p>
              </text:list-item>
              <text:list-item>
                <text:p text:style-name="P33">optional: false </text:p>
              </text:list-item>
            </text:list>
            <text:p text:style-name="Table_20_Contents"/>
            <text:list xml:id="list1064524390" text:style-name="L8">
              <text:list-item>
                <text:p text:style-name="P34">type: string </text:p>
              </text:list-item>
              <text:list-item>
                <text:p text:style-name="P34">name: newPassword </text:p>
              </text:list-item>
              <text:list-item>
                <text:p text:style-name="P34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clearState</text:p>
          </table:table-cell>
          <table:table-cell table:style-name="Tabela1.B2" office:value-type="string">
            <text:p text:style-name="Table_20_Contents">Returns: null </text:p>
            <text:p text:style-name="Table_20_Contents">Parameters: </text:p>
            <text:list xml:id="list1920364600" text:style-name="L9">
              <text:list-item>
                <text:p text:style-name="P35">type: string </text:p>
              </text:list-item>
              <text:list-item>
                <text:p text:style-name="P35">name: name </text:p>
              </text:list-item>
              <text:list-item>
                <text:p text:style-name="P35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Table_20_Contents">Tinebase.deleteTag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523528715" text:style-name="L10">
              <text:list-item>
                <text:p text:style-name="P36"><text:soft-page-break/>type: array </text:p>
              </text:list-item>
              <text:list-item>
                <text:p text:style-name="P36">name: ids </text:p>
              </text:list-item>
              <text:list-item>
                <text:p text:style-name="P36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getAllRegistryData</text:p>
          </table:table-cell>
          <table:table-cell table:style-name="Tabela1.B2" office:value-type="string">
            <text:p text:style-name="Table_20_Contents">Returns: any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getAvailableTranslation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getConfig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259444615" text:style-name="L11">
              <text:list-item>
                <text:p text:style-name="P37">type: string </text:p>
              </text:list-item>
              <text:list-item>
                <text:p text:style-name="P37">name: id </text:p>
              </text:list-item>
              <text:list-item>
                <text:p text:style-name="P37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getCountryList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getNoteTypes</text:p>
          </table:table-cell>
          <table:table-cell table:style-name="Tabela1.B2" office:value-type="string">
            <text:p text:style-name="Table_20_Contents">Returns: null </text:p>
            <text:p text:style-name="Table_20_Contents">Parameters:</text:p>
          </table:table-cell>
        </table:table-row>
        <table:table-row>
          <table:table-cell table:style-name="Tabela1.A2" office:value-type="string">
            <text:p text:style-name="P14">Tinebase.getRegistryData</text:p>
          </table:table-cell>
          <table:table-cell table:style-name="Tabela1.B2" office:value-type="string">
            <text:p text:style-name="Table_20_Contents">Returns: any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getUserProfile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307859472" text:style-name="L12">
              <text:list-item>
                <text:p text:style-name="P38">type: string </text:p>
              </text:list-item>
              <text:list-item>
                <text:p text:style-name="P38">name: userId </text:p>
              </text:list-item>
              <text:list-item>
                <text:p text:style-name="P38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getUserProfileConfig</text:p>
          </table:table-cell>
          <table:table-cell table:style-name="Tabela1.B2" office:value-type="string">
            <text:p text:style-name="Table_20_Contents">Returns: object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getUser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647705947" text:style-name="L13">
              <text:list-item>
                <text:p text:style-name="P39">type: string </text:p>
              </text:list-item>
              <text:list-item>
                <text:p text:style-name="P39">name: filter </text:p>
              </text:list-item>
              <text:list-item>
                <text:p text:style-name="P39">optional: false </text:p>
              </text:list-item>
            </text:list>
            <text:p text:style-name="Table_20_Contents"/>
            <text:list xml:id="list754369473" text:style-name="L14">
              <text:list-item>
                <text:p text:style-name="P40">type: string </text:p>
              </text:list-item>
              <text:list-item>
                <text:p text:style-name="P40">name: sort </text:p>
              </text:list-item>
              <text:list-item>
                <text:p text:style-name="P40">optional: false </text:p>
              </text:list-item>
            </text:list>
            <text:p text:style-name="Table_20_Contents"/>
            <text:list xml:id="list1993881260" text:style-name="L15">
              <text:list-item>
                <text:p text:style-name="P41">type: string </text:p>
              </text:list-item>
              <text:list-item>
                <text:p text:style-name="P41">name: dir </text:p>
              </text:list-item>
              <text:list-item>
                <text:p text:style-name="P41">optional: false </text:p>
              </text:list-item>
            </text:list>
            <text:p text:style-name="Table_20_Contents"/>
            <text:list xml:id="list41933785" text:style-name="L16">
              <text:list-item>
                <text:p text:style-name="P42">type: integer </text:p>
              </text:list-item>
              <text:list-item>
                <text:p text:style-name="P42">name: start </text:p>
              </text:list-item>
              <text:list-item>
                <text:p text:style-name="P42">optional: false </text:p>
              </text:list-item>
            </text:list>
            <text:p text:style-name="Table_20_Contents"/>
            <text:list xml:id="list1905111137" text:style-name="L17">
              <text:list-item>
                <text:p text:style-name="P43">type: integer </text:p>
              </text:list-item>
              <text:list-item>
                <text:p text:style-name="P43">name: limit </text:p>
              </text:list-item>
              <text:list-item>
                <text:p text:style-name="P43">optional: false</text:p>
              </text:list-item>
            </text:list>
          </table:table-cell>
        </table:table-row>
        <text:soft-page-break/>
        <table:table-row>
          <table:table-cell table:style-name="Tabela1.A2" office:value-type="string">
            <text:p text:style-name="P14">Tinebase.loadState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login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68241283" text:style-name="L18">
              <text:list-item>
                <text:p text:style-name="P44">type: string </text:p>
              </text:list-item>
              <text:list-item>
                <text:p text:style-name="P44">name: username </text:p>
              </text:list-item>
              <text:list-item>
                <text:p text:style-name="P44">optional: false </text:p>
              </text:list-item>
            </text:list>
            <text:p text:style-name="Table_20_Contents"/>
            <text:list xml:id="list308743156" text:style-name="L19">
              <text:list-item>
                <text:p text:style-name="P45">type: string </text:p>
              </text:list-item>
              <text:list-item>
                <text:p text:style-name="P45">name: password </text:p>
              </text:list-item>
              <text:list-item>
                <text:p text:style-name="P45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logout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ping</text:p>
          </table:table-cell>
          <table:table-cell table:style-name="Tabela1.B2" office:value-type="string">
            <text:p text:style-name="Table_20_Contents">Returns: null </text:p>
            <text:p text:style-name="Table_20_Contents">Parameters: </text:p>
          </table:table-cell>
        </table:table-row>
        <table:table-row>
          <table:table-cell table:style-name="Tabela1.A2" office:value-type="string">
            <text:p text:style-name="P14">Tinebase.saveConfig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754019138" text:style-name="L20">
              <text:list-item>
                <text:p text:style-name="P46">type: array </text:p>
              </text:list-item>
              <text:list-item>
                <text:p text:style-name="P46">name: recordData </text:p>
              </text:list-item>
              <text:list-item>
                <text:p text:style-name="P46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avePreference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969361964" text:style-name="L21">
              <text:list-item>
                <text:p text:style-name="P47">type: string </text:p>
              </text:list-item>
              <text:list-item>
                <text:p text:style-name="P47">name: data </text:p>
              </text:list-item>
              <text:list-item>
                <text:p text:style-name="P47">optional: false </text:p>
              </text:list-item>
            </text:list>
            <text:p text:style-name="Table_20_Contents"/>
            <text:list xml:id="list1545954848" text:style-name="L22">
              <text:list-item>
                <text:p text:style-name="P48">type: boolean </text:p>
              </text:list-item>
              <text:list-item>
                <text:p text:style-name="P48">name: adminMode </text:p>
              </text:list-item>
              <text:list-item>
                <text:p text:style-name="P48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aveTag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03737056" text:style-name="L23">
              <text:list-item>
                <text:p text:style-name="P49">type: array </text:p>
              </text:list-item>
              <text:list-item>
                <text:p text:style-name="P49">name: tag </text:p>
              </text:list-item>
              <text:list-item>
                <text:p text:style-name="P49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archCustomFieldValue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222177464" text:style-name="L24">
              <text:list-item>
                <text:p text:style-name="P50">type: array </text:p>
              </text:list-item>
              <text:list-item>
                <text:p text:style-name="P50">name: filter </text:p>
              </text:list-item>
              <text:list-item>
                <text:p text:style-name="P50">optional: false </text:p>
              </text:list-item>
            </text:list>
            <text:p text:style-name="Table_20_Contents"/>
            <text:list xml:id="list2010434089" text:style-name="L25">
              <text:list-item>
                <text:p text:style-name="P51">type: array </text:p>
              </text:list-item>
              <text:list-item>
                <text:p text:style-name="P51">name: paging </text:p>
              </text:list-item>
              <text:list-item>
                <text:p text:style-name="P51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archDepartment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756366523" text:style-name="L26">
              <text:list-item>
                <text:p text:style-name="P52">type: array </text:p>
              </text:list-item>
              <text:list-item>
                <text:p text:style-name="P52"><text:soft-page-break/>name: filter </text:p>
              </text:list-item>
              <text:list-item>
                <text:p text:style-name="P52">optional: false </text:p>
              </text:list-item>
            </text:list>
            <text:p text:style-name="Table_20_Contents"/>
            <text:list xml:id="list2089801703" text:style-name="L27">
              <text:list-item>
                <text:p text:style-name="P53">type: array </text:p>
              </text:list-item>
              <text:list-item>
                <text:p text:style-name="P53">name: paging </text:p>
              </text:list-item>
              <text:list-item>
                <text:p text:style-name="P53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archNote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395366309" text:style-name="L28">
              <text:list-item>
                <text:p text:style-name="P54">type: array </text:p>
              </text:list-item>
              <text:list-item>
                <text:p text:style-name="P54">name: filter </text:p>
              </text:list-item>
              <text:list-item>
                <text:p text:style-name="P54">optional: false </text:p>
              </text:list-item>
            </text:list>
            <text:p text:style-name="Table_20_Contents"/>
            <text:list xml:id="list445013113" text:style-name="L29">
              <text:list-item>
                <text:p text:style-name="P55">type: array </text:p>
              </text:list-item>
              <text:list-item>
                <text:p text:style-name="P55">name: paging </text:p>
              </text:list-item>
              <text:list-item>
                <text:p text:style-name="P55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archPreferencesForApplication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32625770" text:style-name="L30">
              <text:list-item>
                <text:p text:style-name="P56">type: string </text:p>
              </text:list-item>
              <text:list-item>
                <text:p text:style-name="P56">name: applicationName </text:p>
              </text:list-item>
              <text:list-item>
                <text:p text:style-name="P56">optional: false </text:p>
              </text:list-item>
            </text:list>
            <text:p text:style-name="Table_20_Contents"/>
            <text:list xml:id="list945062068" text:style-name="L31">
              <text:list-item>
                <text:p text:style-name="P57">type: array </text:p>
              </text:list-item>
              <text:list-item>
                <text:p text:style-name="P57">name: filter </text:p>
              </text:list-item>
              <text:list-item>
                <text:p text:style-name="P57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archRole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205164721" text:style-name="L32">
              <text:list-item>
                <text:p text:style-name="P58">type: array </text:p>
              </text:list-item>
              <text:list-item>
                <text:p text:style-name="P58">name: filter </text:p>
              </text:list-item>
              <text:list-item>
                <text:p text:style-name="P58">optional: false </text:p>
              </text:list-item>
            </text:list>
            <text:p text:style-name="Table_20_Contents"/>
            <text:list xml:id="list694752594" text:style-name="L33">
              <text:list-item>
                <text:p text:style-name="P59">type: array </text:p>
              </text:list-item>
              <text:list-item>
                <text:p text:style-name="P59">name: paging </text:p>
              </text:list-item>
              <text:list-item>
                <text:p text:style-name="P59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archTags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39707791" text:style-name="L34">
              <text:list-item>
                <text:p text:style-name="P60">type: array </text:p>
              </text:list-item>
              <text:list-item>
                <text:p text:style-name="P60">name: filter </text:p>
              </text:list-item>
              <text:list-item>
                <text:p text:style-name="P60">optional: false </text:p>
              </text:list-item>
            </text:list>
            <text:p text:style-name="Table_20_Contents"/>
            <text:list xml:id="list767561102" text:style-name="L35">
              <text:list-item>
                <text:p text:style-name="P61">type: array </text:p>
              </text:list-item>
              <text:list-item>
                <text:p text:style-name="P61">name: paging </text:p>
              </text:list-item>
              <text:list-item>
                <text:p text:style-name="P61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tLocale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927440022" text:style-name="L36">
              <text:list-item>
                <text:p text:style-name="P62">type: string </text:p>
              </text:list-item>
              <text:list-item>
                <text:p text:style-name="P62">name: localeString </text:p>
              </text:list-item>
              <text:list-item>
                <text:p text:style-name="P62">optional: false </text:p>
                <text:p text:style-name="P62"/>
              </text:list-item>
            </text:list>
            <text:list xml:id="list2013348081" text:style-name="L37">
              <text:list-item>
                <text:p text:style-name="P63"><text:soft-page-break/>type: boolean </text:p>
              </text:list-item>
              <text:list-item>
                <text:p text:style-name="P63">name: saveaspreference </text:p>
              </text:list-item>
              <text:list-item>
                <text:p text:style-name="P63">optional: false</text:p>
              </text:list-item>
            </text:list>
            <text:p text:style-name="Table_20_Contents"/>
            <text:list xml:id="list517925215" text:style-name="L38">
              <text:list-item>
                <text:p text:style-name="P64">type: boolean </text:p>
              </text:list-item>
              <text:list-item>
                <text:p text:style-name="P64">name: setcookie </text:p>
              </text:list-item>
              <text:list-item>
                <text:p text:style-name="P64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tState</text:p>
          </table:table-cell>
          <table:table-cell table:style-name="Tabela1.B2" office:value-type="string">
            <text:p text:style-name="Table_20_Contents">Returns: null </text:p>
            <text:p text:style-name="Table_20_Contents">Parameters: </text:p>
            <text:list xml:id="list1962681209" text:style-name="L39">
              <text:list-item>
                <text:p text:style-name="P65">type: string </text:p>
              </text:list-item>
              <text:list-item>
                <text:p text:style-name="P65">name: name </text:p>
              </text:list-item>
              <text:list-item>
                <text:p text:style-name="P65">optional: false </text:p>
              </text:list-item>
            </text:list>
            <text:p text:style-name="Table_20_Contents"/>
            <text:list xml:id="list1756945831" text:style-name="L40">
              <text:list-item>
                <text:p text:style-name="P66">type: string </text:p>
              </text:list-item>
              <text:list-item>
                <text:p text:style-name="P66">name: value </text:p>
              </text:list-item>
              <text:list-item>
                <text:p text:style-name="P66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tTimezone</text:p>
          </table:table-cell>
          <table:table-cell table:style-name="Tabela1.B2" office:value-type="string">
            <text:p text:style-name="Table_20_Contents">Returns: string </text:p>
            <text:p text:style-name="Table_20_Contents">Parameters: </text:p>
            <text:list xml:id="list2012170727" text:style-name="L41">
              <text:list-item>
                <text:p text:style-name="P67">type: string </text:p>
              </text:list-item>
              <text:list-item>
                <text:p text:style-name="P67">name: timezoneString </text:p>
              </text:list-item>
              <text:list-item>
                <text:p text:style-name="P67">optional: false </text:p>
              </text:list-item>
            </text:list>
            <text:p text:style-name="Table_20_Contents"/>
            <text:list xml:id="list45358974" text:style-name="L42">
              <text:list-item>
                <text:p text:style-name="P68">type: boolean </text:p>
              </text:list-item>
              <text:list-item>
                <text:p text:style-name="P68">name: saveaspreference </text:p>
              </text:list-item>
              <text:list-item>
                <text:p text:style-name="P68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setUserProfileConfig</text:p>
          </table:table-cell>
          <table:table-cell table:style-name="Tabela1.B2" office:value-type="string">
            <text:p text:style-name="Table_20_Contents">Returns: null </text:p>
            <text:p text:style-name="Table_20_Contents">Parameters: </text:p>
            <text:list xml:id="list888038452" text:style-name="L43">
              <text:list-item>
                <text:p text:style-name="P69">type: array </text:p>
              </text:list-item>
              <text:list-item>
                <text:p text:style-name="P69">name: configData </text:p>
              </text:list-item>
              <text:list-item>
                <text:p text:style-name="P69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updateCredentialCache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1483109824" text:style-name="L44">
              <text:list-item>
                <text:p text:style-name="P70">type: string </text:p>
              </text:list-item>
              <text:list-item>
                <text:p text:style-name="P70">name: password </text:p>
              </text:list-item>
              <text:list-item>
                <text:p text:style-name="P70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updateUserPofile</text:p>
          </table:table-cell>
          <table:table-cell table:style-name="Tabela1.B2" office:value-type="string">
            <text:p text:style-name="Table_20_Contents">Returns: array </text:p>
            <text:p text:style-name="Table_20_Contents">Parameters: </text:p>
            <text:list xml:id="list770445244" text:style-name="L45">
              <text:list-item>
                <text:p text:style-name="P71">type: array </text:p>
              </text:list-item>
              <text:list-item>
                <text:p text:style-name="P71">name: profileData </text:p>
              </text:list-item>
              <text:list-item>
                <text:p text:style-name="P71">optional: false</text:p>
              </text:list-item>
            </text:list>
          </table:table-cell>
        </table:table-row>
        <table:table-row>
          <table:table-cell table:style-name="Tabela1.A2" office:value-type="string">
            <text:p text:style-name="P14">Tinebase.void</text:p>
          </table:table-cell>
          <table:table-cell table:style-name="Tabela1.B2" office:value-type="string">
            <text:p text:style-name="Table_20_Contents">Returns: null </text:p>
            <text:p text:style-name="Table_20_Contents">Parameters: </text:p>
          </table:table-cell>
        </table:table-row>
      </table:table>
      <text:h text:style-name="Heading_20_2" text:outline-level="2"><text:soft-page-break/>Modulo Felamimail: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Nome do Serviço</text:p>
            </table:table-cell>
            <table:table-cell table:style-name="Tabela2.B1" office:value-type="string">
              <text:p text:style-name="Table_20_Heading">Detalhes</text:p>
            </table:table-cell>
          </table:table-row>
        </table:table-header-rows>
        <table:table-row>
          <table:table-cell table:style-name="Tabela2.A2" office:value-type="string">
            <text:p text:style-name="Table_20_Contents">Felamimail.addFlags</text:p>
          </table:table-cell>
          <table:table-cell table:style-name="Tabela2.B2" office:value-type="string">
            <text:p text:style-name="Table_20_Contents">Returns: [array, array] </text:p>
            <text:p text:style-name="Table_20_Contents">Parameters: </text:p>
            <text:list xml:id="list705152862" text:style-name="L46">
              <text:list-item>
                <text:p text:style-name="P72">type: array </text:p>
              </text:list-item>
              <text:list-item>
                <text:p text:style-name="P72">name: filterData </text:p>
              </text:list-item>
              <text:list-item>
                <text:p text:style-name="P72">optional: false </text:p>
              </text:list-item>
            </text:list>
            <text:p text:style-name="Table_20_Contents"/>
            <text:list xml:id="list1495760406" text:style-name="L47">
              <text:list-item>
                <text:p text:style-name="P73">type: [string, array] </text:p>
              </text:list-item>
              <text:list-item>
                <text:p text:style-name="P73">name: flags </text:p>
              </text:list-item>
              <text:list-item>
                <text:p text:style-name="P73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addFolder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498789530" text:style-name="L48">
              <text:list-item>
                <text:p text:style-name="P74">type: string </text:p>
              </text:list-item>
              <text:list-item>
                <text:p text:style-name="P74">name: name </text:p>
              </text:list-item>
              <text:list-item>
                <text:p text:style-name="P74">optional: false </text:p>
              </text:list-item>
            </text:list>
            <text:p text:style-name="Table_20_Contents"/>
            <text:list xml:id="list844110942" text:style-name="L49">
              <text:list-item>
                <text:p text:style-name="P75">type: string </text:p>
              </text:list-item>
              <text:list-item>
                <text:p text:style-name="P75">name: parent </text:p>
              </text:list-item>
              <text:list-item>
                <text:p text:style-name="P75">optional: false </text:p>
              </text:list-item>
            </text:list>
            <text:p text:style-name="Table_20_Contents"/>
            <text:list xml:id="list1775220359" text:style-name="L50">
              <text:list-item>
                <text:p text:style-name="P76">type: string </text:p>
              </text:list-item>
              <text:list-item>
                <text:p text:style-name="P76">name: accountId </text:p>
              </text:list-item>
              <text:list-item>
                <text:p text:style-name="P76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changeCredential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223525465" text:style-name="L51">
              <text:list-item>
                <text:p text:style-name="P77">type: string </text:p>
              </text:list-item>
              <text:list-item>
                <text:p text:style-name="P77">name: id </text:p>
              </text:list-item>
              <text:list-item>
                <text:p text:style-name="P77">optional: false </text:p>
              </text:list-item>
            </text:list>
            <text:p text:style-name="Table_20_Contents"/>
            <text:list xml:id="list1784189704" text:style-name="L52">
              <text:list-item>
                <text:p text:style-name="P78">type: string </text:p>
              </text:list-item>
              <text:list-item>
                <text:p text:style-name="P78">name: username </text:p>
              </text:list-item>
              <text:list-item>
                <text:p text:style-name="P78">optional: false </text:p>
              </text:list-item>
            </text:list>
            <text:p text:style-name="Table_20_Contents"/>
            <text:list xml:id="list1144408356" text:style-name="L53">
              <text:list-item>
                <text:p text:style-name="P79">type: string </text:p>
              </text:list-item>
              <text:list-item>
                <text:p text:style-name="P79">name: password </text:p>
              </text:list-item>
              <text:list-item>
                <text:p text:style-name="P79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clearFlags</text:p>
          </table:table-cell>
          <table:table-cell table:style-name="Tabela2.B2" office:value-type="string">
            <text:p text:style-name="Table_20_Contents">Returns: [array, array] </text:p>
            <text:p text:style-name="Table_20_Contents">Parameters: </text:p>
            <text:list xml:id="list1297979318" text:style-name="L54">
              <text:list-item>
                <text:p text:style-name="P80">type: array </text:p>
              </text:list-item>
              <text:list-item>
                <text:p text:style-name="P80">name: filterData </text:p>
              </text:list-item>
              <text:list-item>
                <text:p text:style-name="P80">optional: false </text:p>
              </text:list-item>
            </text:list>
            <text:p text:style-name="Table_20_Contents"/>
            <text:list xml:id="list829600317" text:style-name="L55">
              <text:list-item>
                <text:p text:style-name="P81">type: [string, array] </text:p>
              </text:list-item>
              <text:list-item>
                <text:p text:style-name="P81">name: flags </text:p>
              </text:list-item>
              <text:list-item>
                <text:p text:style-name="P81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deleteAccount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978075595" text:style-name="L56">
              <text:list-item>
                <text:p text:style-name="P82"><text:soft-page-break/>type: array </text:p>
              </text:list-item>
              <text:list-item>
                <text:p text:style-name="P82">name: ids </text:p>
              </text:list-item>
              <text:list-item>
                <text:p text:style-name="P82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deleteFolder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2025062638" text:style-name="L57">
              <text:list-item>
                <text:p text:style-name="P83">type: string </text:p>
              </text:list-item>
              <text:list-item>
                <text:p text:style-name="P83">name: folder </text:p>
              </text:list-item>
              <text:list-item>
                <text:p text:style-name="P83">optional: false </text:p>
              </text:list-item>
            </text:list>
            <text:p text:style-name="Table_20_Contents"/>
            <text:list xml:id="list742635169" text:style-name="L58">
              <text:list-item>
                <text:p text:style-name="P84">type: string </text:p>
              </text:list-item>
              <text:list-item>
                <text:p text:style-name="P84">name: accountId </text:p>
              </text:list-item>
              <text:list-item>
                <text:p text:style-name="P84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emptyFolder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96675053" text:style-name="L59">
              <text:list-item>
                <text:p text:style-name="P85">type: string </text:p>
              </text:list-item>
              <text:list-item>
                <text:p text:style-name="P85">name: folderId </text:p>
              </text:list-item>
              <text:list-item>
                <text:p text:style-name="P85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getAccount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293308900" text:style-name="L60">
              <text:list-item>
                <text:p text:style-name="P86">type: string </text:p>
              </text:list-item>
              <text:list-item>
                <text:p text:style-name="P86">name: id </text:p>
              </text:list-item>
              <text:list-item>
                <text:p text:style-name="P86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getMessage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745977736" text:style-name="L61">
              <text:list-item>
                <text:p text:style-name="P87">type: string </text:p>
              </text:list-item>
              <text:list-item>
                <text:p text:style-name="P87">name: id </text:p>
              </text:list-item>
              <text:list-item>
                <text:p text:style-name="P87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getRegistryData</text:p>
          </table:table-cell>
          <table:table-cell table:style-name="Tabela2.B2" office:value-type="string">
            <text:p text:style-name="Table_20_Contents">Returns: any </text:p>
            <text:p text:style-name="Table_20_Contents">Parameters:</text:p>
          </table:table-cell>
        </table:table-row>
        <table:table-row>
          <table:table-cell table:style-name="Tabela2.A2" office:value-type="string">
            <text:p text:style-name="Table_20_Contents">Felamimail.getRule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112453919" text:style-name="L62">
              <text:list-item>
                <text:p text:style-name="P88">type: string </text:p>
              </text:list-item>
              <text:list-item>
                <text:p text:style-name="P88">name: accountId </text:p>
              </text:list-item>
              <text:list-item>
                <text:p text:style-name="P88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getVacation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469190418" text:style-name="L63">
              <text:list-item>
                <text:p text:style-name="P89">type: string </text:p>
              </text:list-item>
              <text:list-item>
                <text:p text:style-name="P89">name: id </text:p>
              </text:list-item>
              <text:list-item>
                <text:p text:style-name="P89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moveMessage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411447128" text:style-name="L64">
              <text:list-item>
                <text:p text:style-name="P90">type: array </text:p>
              </text:list-item>
              <text:list-item>
                <text:p text:style-name="P90">name: filterData </text:p>
              </text:list-item>
              <text:list-item>
                <text:p text:style-name="P90">optional: false </text:p>
              </text:list-item>
            </text:list>
            <text:p text:style-name="Table_20_Contents"/>
            <text:list xml:id="list1222878507" text:style-name="L65">
              <text:list-item>
                <text:p text:style-name="P91">type: string </text:p>
              </text:list-item>
              <text:list-item>
                <text:p text:style-name="P91"><text:soft-page-break/>name: targetFolderId </text:p>
              </text:list-item>
              <text:list-item>
                <text:p text:style-name="P91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refreshFolder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59984670" text:style-name="L66">
              <text:list-item>
                <text:p text:style-name="P92">type: string </text:p>
              </text:list-item>
              <text:list-item>
                <text:p text:style-name="P92">name: folderId </text:p>
              </text:list-item>
              <text:list-item>
                <text:p text:style-name="P92">optional: false 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renameFolder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62120299" text:style-name="L67">
              <text:list-item>
                <text:p text:style-name="P93">type: string </text:p>
              </text:list-item>
              <text:list-item>
                <text:p text:style-name="P93">name: newName </text:p>
              </text:list-item>
              <text:list-item>
                <text:p text:style-name="P93">optional: false </text:p>
              </text:list-item>
            </text:list>
            <text:p text:style-name="Table_20_Contents"/>
            <text:list xml:id="list1059459738" text:style-name="L68">
              <text:list-item>
                <text:p text:style-name="P94">type: string </text:p>
              </text:list-item>
              <text:list-item>
                <text:p text:style-name="P94">name: oldGlobalName </text:p>
              </text:list-item>
              <text:list-item>
                <text:p text:style-name="P94">optional: false </text:p>
              </text:list-item>
            </text:list>
            <text:p text:style-name="Table_20_Contents"/>
            <text:list xml:id="list548626682" text:style-name="L69">
              <text:list-item>
                <text:p text:style-name="P95">type: string </text:p>
              </text:list-item>
              <text:list-item>
                <text:p text:style-name="P95">name: accountId </text:p>
              </text:list-item>
              <text:list-item>
                <text:p text:style-name="P95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aveAccount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2095518305" text:style-name="L70">
              <text:list-item>
                <text:p text:style-name="P96">type: array </text:p>
              </text:list-item>
              <text:list-item>
                <text:p text:style-name="P96">name: recordData </text:p>
              </text:list-item>
              <text:list-item>
                <text:p text:style-name="P96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aveMessage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639638718" text:style-name="L71">
              <text:list-item>
                <text:p text:style-name="P97">type: array </text:p>
              </text:list-item>
              <text:list-item>
                <text:p text:style-name="P97">name: recordData </text:p>
              </text:list-item>
              <text:list-item>
                <text:p text:style-name="P97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aveMessageInFolder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384030559" text:style-name="L72">
              <text:list-item>
                <text:p text:style-name="P98">type: string </text:p>
              </text:list-item>
              <text:list-item>
                <text:p text:style-name="P98">name: folderName </text:p>
              </text:list-item>
              <text:list-item>
                <text:p text:style-name="P98">optional: false </text:p>
              </text:list-item>
            </text:list>
            <text:p text:style-name="Table_20_Contents"/>
            <text:list xml:id="list2111594076" text:style-name="L73">
              <text:list-item>
                <text:p text:style-name="P99">type: array </text:p>
              </text:list-item>
              <text:list-item>
                <text:p text:style-name="P99">name: recordData </text:p>
              </text:list-item>
              <text:list-item>
                <text:p text:style-name="P99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aveRule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498393967" text:style-name="L74">
              <text:list-item>
                <text:p text:style-name="P100">type: array </text:p>
              </text:list-item>
              <text:list-item>
                <text:p text:style-name="P100">name: accountId </text:p>
              </text:list-item>
              <text:list-item>
                <text:p text:style-name="P100">optional: false </text:p>
              </text:list-item>
            </text:list>
            <text:p text:style-name="Table_20_Contents"/>
            <text:list xml:id="list1837857180" text:style-name="L75">
              <text:list-item>
                <text:p text:style-name="P101">type: array </text:p>
              </text:list-item>
              <text:list-item>
                <text:p text:style-name="P101">name: rulesData </text:p>
              </text:list-item>
              <text:list-item>
                <text:p text:style-name="P101"><text:soft-page-break/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aveVacation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705272469" text:style-name="L76">
              <text:list-item>
                <text:p text:style-name="P102">type: array </text:p>
              </text:list-item>
              <text:list-item>
                <text:p text:style-name="P102">name: recordData </text:p>
              </text:list-item>
              <text:list-item>
                <text:p text:style-name="P102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earchAccount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2174263626" text:style-name="L77">
              <text:list-item>
                <text:p text:style-name="P103">type: array </text:p>
              </text:list-item>
              <text:list-item>
                <text:p text:style-name="P103">name: filter </text:p>
              </text:list-item>
              <text:list-item>
                <text:p text:style-name="P103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earchFolder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156850735" text:style-name="L78">
              <text:list-item>
                <text:p text:style-name="P104">type: array </text:p>
              </text:list-item>
              <text:list-item>
                <text:p text:style-name="P104">name: filter </text:p>
              </text:list-item>
              <text:list-item>
                <text:p text:style-name="P104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searchMessage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174778796" text:style-name="L79">
              <text:list-item>
                <text:p text:style-name="P105">type: array </text:p>
              </text:list-item>
              <text:list-item>
                <text:p text:style-name="P105">name: filter </text:p>
              </text:list-item>
              <text:list-item>
                <text:p text:style-name="P105">optional: false </text:p>
              </text:list-item>
            </text:list>
            <text:p text:style-name="Table_20_Contents"/>
            <text:list xml:id="list841607718" text:style-name="L80">
              <text:list-item>
                <text:p text:style-name="P106">type: array </text:p>
              </text:list-item>
              <text:list-item>
                <text:p text:style-name="P106">name: paging </text:p>
              </text:list-item>
              <text:list-item>
                <text:p text:style-name="P106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updateFlags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755304244" text:style-name="L81">
              <text:list-item>
                <text:p text:style-name="P107">type: string </text:p>
              </text:list-item>
              <text:list-item>
                <text:p text:style-name="P107">name: folderId </text:p>
              </text:list-item>
              <text:list-item>
                <text:p text:style-name="P107">optional: false </text:p>
              </text:list-item>
            </text:list>
            <text:p text:style-name="Table_20_Contents"/>
            <text:list xml:id="list221537410" text:style-name="L82">
              <text:list-item>
                <text:p text:style-name="P108">type: integer </text:p>
              </text:list-item>
              <text:list-item>
                <text:p text:style-name="P108">name: time </text:p>
              </text:list-item>
              <text:list-item>
                <text:p text:style-name="P108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updateFolderCache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449030571" text:style-name="L83">
              <text:list-item>
                <text:p text:style-name="P109">type: string </text:p>
              </text:list-item>
              <text:list-item>
                <text:p text:style-name="P109">name: accountId </text:p>
              </text:list-item>
              <text:list-item>
                <text:p text:style-name="P109">optional: false </text:p>
              </text:list-item>
            </text:list>
            <text:p text:style-name="Table_20_Contents"/>
            <text:list xml:id="list1870429397" text:style-name="L84">
              <text:list-item>
                <text:p text:style-name="P110">type: string </text:p>
              </text:list-item>
              <text:list-item>
                <text:p text:style-name="P110">name: folderName </text:p>
              </text:list-item>
              <text:list-item>
                <text:p text:style-name="P110">optional: false</text:p>
              </text:list-item>
            </text:list>
          </table:table-cell>
        </table:table-row>
        <table:table-row>
          <table:table-cell table:style-name="Tabela2.A2" office:value-type="string">
            <text:p text:style-name="Table_20_Contents">Felamimail.updateMessageCache</text:p>
          </table:table-cell>
          <table:table-cell table:style-name="Tabela2.B2" office:value-type="string">
            <text:p text:style-name="Table_20_Contents">Returns: array </text:p>
            <text:p text:style-name="Table_20_Contents">Parameters: </text:p>
            <text:list xml:id="list1490233525" text:style-name="L85">
              <text:list-item>
                <text:p text:style-name="P111">type: string </text:p>
              </text:list-item>
              <text:list-item>
                <text:p text:style-name="P111">name: folderId </text:p>
              </text:list-item>
              <text:list-item>
                <text:p text:style-name="P111"><text:soft-page-break/>optional: false </text:p>
              </text:list-item>
            </text:list>
            <text:p text:style-name="Table_20_Contents"/>
            <text:list xml:id="list1249347685" text:style-name="L86">
              <text:list-item>
                <text:p text:style-name="P112">type: integer </text:p>
              </text:list-item>
              <text:list-item>
                <text:p text:style-name="P112">name: time </text:p>
              </text:list-item>
              <text:list-item>
                <text:p text:style-name="P112">optional: false</text:p>
              </text:list-item>
            </text:list>
          </table:table-cell>
        </table:table-row>
      </table:table>
      <text:h text:style-name="Heading_20_2" text:outline-level="2">Modulo Adressbook: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Nome do Serviço</text:p>
            </table:table-cell>
            <table:table-cell table:style-name="Tabela3.B1" office:value-type="string">
              <text:p text:style-name="Table_20_Heading">Detalhes</text:p>
            </table:table-cell>
          </table:table-row>
        </table:table-header-rows>
        <table:table-row>
          <table:table-cell table:style-name="Tabela3.A2" office:value-type="string">
            <text:p text:style-name="Table_20_Contents">Addressbook.deleteContacts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  <text:list xml:id="list671738141" text:style-name="L87">
              <text:list-item>
                <text:p text:style-name="P113">type: array </text:p>
              </text:list-item>
              <text:list-item>
                <text:p text:style-name="P113">name: ids </text:p>
              </text:list-item>
              <text:list-item>
                <text:p text:style-name="P113">optional: false</text:p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Addressbook.getContact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  <text:list xml:id="list1338529312" text:style-name="L88">
              <text:list-item>
                <text:p text:style-name="P114">type: integer </text:p>
              </text:list-item>
              <text:list-item>
                <text:p text:style-name="P114">name: id </text:p>
              </text:list-item>
              <text:list-item>
                <text:p text:style-name="P114">optional: false</text:p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Addressbook.getDefaultAddressbook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3.A2" office:value-type="string">
            <text:p text:style-name="Table_20_Contents">Addressbook.getRegistryData</text:p>
          </table:table-cell>
          <table:table-cell table:style-name="Tabela3.B2" office:value-type="string">
            <text:p text:style-name="Table_20_Contents">Returns: any </text:p>
            <text:p text:style-name="Table_20_Contents">Parameters: </text:p>
          </table:table-cell>
        </table:table-row>
        <table:table-row>
          <table:table-cell table:style-name="Tabela3.A2" office:value-type="string">
            <text:p text:style-name="Table_20_Contents">Addressbook.getSalutations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3.A2" office:value-type="string">
            <text:p text:style-name="Table_20_Contents">Addressbook.importContacts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  <text:list xml:id="list1962699651" text:style-name="L89">
              <text:list-item>
                <text:p text:style-name="P115">type: array </text:p>
              </text:list-item>
              <text:list-item>
                <text:p text:style-name="P115">name: files </text:p>
              </text:list-item>
              <text:list-item>
                <text:p text:style-name="P115">optional: false </text:p>
              </text:list-item>
            </text:list>
            <text:p text:style-name="Table_20_Contents"/>
            <text:list xml:id="list839129992" text:style-name="L90">
              <text:list-item>
                <text:p text:style-name="P116">type: array </text:p>
              </text:list-item>
              <text:list-item>
                <text:p text:style-name="P116">name: importOptions </text:p>
              </text:list-item>
              <text:list-item>
                <text:p text:style-name="P116">optional: false </text:p>
              </text:list-item>
            </text:list>
            <text:p text:style-name="Table_20_Contents"/>
            <text:list xml:id="list1602555010" text:style-name="L91">
              <text:list-item>
                <text:p text:style-name="P117">type: string </text:p>
              </text:list-item>
              <text:list-item>
                <text:p text:style-name="P117">name: definitionId </text:p>
              </text:list-item>
              <text:list-item>
                <text:p text:style-name="P117">optional: false</text:p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Addressbook.saveContact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  <text:list xml:id="list531910537" text:style-name="L92">
              <text:list-item>
                <text:p text:style-name="P118">type: array </text:p>
              </text:list-item>
              <text:list-item>
                <text:p text:style-name="P118">name: recordData </text:p>
              </text:list-item>
              <text:list-item>
                <text:p text:style-name="P118">optional: false</text:p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Addressbook.searchContacts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  <text:list xml:id="list1922300708" text:style-name="L93">
              <text:list-item>
                <text:p text:style-name="P119">type: array </text:p>
              </text:list-item>
              <text:list-item>
                <text:p text:style-name="P119"><text:soft-page-break/>name: filter </text:p>
              </text:list-item>
              <text:list-item>
                <text:p text:style-name="P119">optional: false </text:p>
              </text:list-item>
            </text:list>
            <text:p text:style-name="Table_20_Contents"/>
            <text:list xml:id="list894978577" text:style-name="L94">
              <text:list-item>
                <text:p text:style-name="P120">type: array </text:p>
              </text:list-item>
              <text:list-item>
                <text:p text:style-name="P120">name: paging </text:p>
              </text:list-item>
              <text:list-item>
                <text:p text:style-name="P120">optional: false</text:p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Addressbook.searchLists</text:p>
          </table:table-cell>
          <table:table-cell table:style-name="Tabela3.B2" office:value-type="string">
            <text:p text:style-name="Table_20_Contents">Returns: array </text:p>
            <text:p text:style-name="Table_20_Contents">Parameters: </text:p>
            <text:list xml:id="list1914074462" text:style-name="L95">
              <text:list-item>
                <text:p text:style-name="P121">type: array </text:p>
              </text:list-item>
              <text:list-item>
                <text:p text:style-name="P121">name: filter </text:p>
              </text:list-item>
              <text:list-item>
                <text:p text:style-name="P121">optional: false </text:p>
              </text:list-item>
            </text:list>
            <text:p text:style-name="Table_20_Contents"/>
            <text:list xml:id="list968412364" text:style-name="L96">
              <text:list-item>
                <text:p text:style-name="P122">type: array </text:p>
              </text:list-item>
              <text:list-item>
                <text:p text:style-name="P122">name: paging </text:p>
              </text:list-item>
              <text:list-item>
                <text:p text:style-name="P122">optional: false</text:p>
              </text:list-item>
            </text:list>
          </table:table-cell>
        </table:table-row>
      </table:table>
      <text:h text:style-name="Heading_20_2" text:outline-level="2">Modulo Calendar: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Nome do Serviço</text:p>
            </table:table-cell>
            <table:table-cell table:style-name="Tabela4.B1" office:value-type="string">
              <text:p text:style-name="Table_20_Heading">Detalhes</text:p>
            </table:table-cell>
          </table:table-row>
        </table:table-header-rows>
        <table:table-row>
          <table:table-cell table:style-name="Tabela4.A2" office:value-type="string">
            <text:p text:style-name="Table_20_Contents">Calendar.createRecurException</text:p>
          </table:table-cell>
          <table:table-cell table:style-name="Tabela4.B2" office:value-type="string">
            <text:p text:style-name="Table_20_Contents">Returns: [array, array] </text:p>
            <text:p text:style-name="Table_20_Contents">Parameters: </text:p>
            <text:list xml:id="list925680044" text:style-name="L97">
              <text:list-item>
                <text:p text:style-name="P123">type: array </text:p>
              </text:list-item>
              <text:list-item>
                <text:p text:style-name="P123">name: recordData </text:p>
              </text:list-item>
              <text:list-item>
                <text:p text:style-name="P123">optional: false </text:p>
              </text:list-item>
            </text:list>
            <text:p text:style-name="Table_20_Contents"/>
            <text:list xml:id="list2046911558" text:style-name="L98">
              <text:list-item>
                <text:p text:style-name="P124">type: boolean </text:p>
              </text:list-item>
              <text:list-item>
                <text:p text:style-name="P124">name: deleteInstance </text:p>
              </text:list-item>
              <text:list-item>
                <text:p text:style-name="P124">optional: false </text:p>
              </text:list-item>
            </text:list>
            <text:p text:style-name="Table_20_Contents"/>
            <text:list xml:id="list1998588899" text:style-name="L99">
              <text:list-item>
                <text:p text:style-name="P125">type: boolean </text:p>
              </text:list-item>
              <text:list-item>
                <text:p text:style-name="P125">name: deleteAllFollowing </text:p>
              </text:list-item>
              <text:list-item>
                <text:p text:style-name="P125">optional: false </text:p>
              </text:list-item>
            </text:list>
            <text:p text:style-name="Table_20_Contents"/>
            <text:list xml:id="list1445023524" text:style-name="L100">
              <text:list-item>
                <text:p text:style-name="P126">type: boolean </text:p>
              </text:list-item>
              <text:list-item>
                <text:p text:style-name="P126">name: checkBusyConficts </text:p>
              </text:list-item>
              <text:list-item>
                <text:p text:style-name="P126">optional: true </text:p>
              </text:list-item>
            </text:list>
            <text:p text:style-name="Table_20_Contents">default: false</text:p>
          </table:table-cell>
        </table:table-row>
        <table:table-row>
          <table:table-cell table:style-name="Tabela4.A2" office:value-type="string">
            <text:p text:style-name="Table_20_Contents">Calendar.deleteEvents</text:p>
          </table:table-cell>
          <table:table-cell table:style-name="Tabela4.B2" office:value-type="string">
            <text:p text:style-name="Table_20_Contents">Returns: string </text:p>
            <text:p text:style-name="Table_20_Contents">Parameters: </text:p>
            <text:list xml:id="list1965663012" text:style-name="L101">
              <text:list-item>
                <text:p text:style-name="P127">type: array </text:p>
              </text:list-item>
              <text:list-item>
                <text:p text:style-name="P127">name: ids </text:p>
              </text:list-item>
              <text:list-item>
                <text:p text:style-name="P127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deleteResources</text:p>
          </table:table-cell>
          <table:table-cell table:style-name="Tabela4.B2" office:value-type="string">
            <text:p text:style-name="Table_20_Contents">Returns: string </text:p>
            <text:p text:style-name="Table_20_Contents">Parameters: </text:p>
            <text:list xml:id="list461460766" text:style-name="L102">
              <text:list-item>
                <text:p text:style-name="P128">type: array </text:p>
              </text:list-item>
              <text:list-item>
                <text:p text:style-name="P128">name: ids </text:p>
              </text:list-item>
              <text:list-item>
                <text:p text:style-name="P128">optional: false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Table_20_Contents">Calendar.deleteRecurSeries</text:p>
          </table:table-cell>
          <table:table-cell table:style-name="Tabela4.B2" office:value-type="string">
            <text:p text:style-name="Table_20_Contents">Returns: null </text:p>
            <text:p text:style-name="Table_20_Contents">Parameters: </text:p>
            <text:list xml:id="list1799770880" text:style-name="L103">
              <text:list-item>
                <text:p text:style-name="P129">type: array </text:p>
              </text:list-item>
              <text:list-item>
                <text:p text:style-name="P129">name: recordData </text:p>
              </text:list-item>
              <text:list-item>
                <text:p text:style-name="P129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getEvent</text:p>
          </table:table-cell>
          <table:table-cell table:style-name="Tabela4.B2" office:value-type="string">
            <text:p text:style-name="Table_20_Contents">Returns: array </text:p>
            <text:p text:style-name="Table_20_Contents">Parameters: </text:p>
            <text:list xml:id="list1900490238" text:style-name="L104">
              <text:list-item>
                <text:p text:style-name="P130">type: string </text:p>
              </text:list-item>
              <text:list-item>
                <text:p text:style-name="P130">name: id </text:p>
              </text:list-item>
              <text:list-item>
                <text:p text:style-name="P130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getRegistryData</text:p>
          </table:table-cell>
          <table:table-cell table:style-name="Tabela4.B2" office:value-type="string">
            <text:p text:style-name="Table_20_Contents">Returns: any </text:p>
            <text:p text:style-name="Table_20_Contents">Parameters: </text:p>
          </table:table-cell>
        </table:table-row>
        <table:table-row>
          <table:table-cell table:style-name="Tabela4.A2" office:value-type="string">
            <text:p text:style-name="Table_20_Contents">Calendar.getResource</text:p>
          </table:table-cell>
          <table:table-cell table:style-name="Tabela4.B2" office:value-type="string">
            <text:p text:style-name="Table_20_Contents">Returns: array </text:p>
            <text:p text:style-name="Table_20_Contents">Parameters: </text:p>
            <text:list xml:id="list1930571531" text:style-name="L105">
              <text:list-item>
                <text:p text:style-name="P131">type: string </text:p>
              </text:list-item>
              <text:list-item>
                <text:p text:style-name="P131">name: id </text:p>
              </text:list-item>
              <text:list-item>
                <text:p text:style-name="P131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searchEvents</text:p>
          </table:table-cell>
          <table:table-cell table:style-name="Tabela4.B2" office:value-type="string">
            <text:p text:style-name="Table_20_Contents">Returns: array </text:p>
            <text:p text:style-name="Table_20_Contents">Parameters: </text:p>
            <text:list xml:id="list1460861209" text:style-name="L106">
              <text:list-item>
                <text:p text:style-name="P132">type: array </text:p>
              </text:list-item>
              <text:list-item>
                <text:p text:style-name="P132">name: filter </text:p>
              </text:list-item>
              <text:list-item>
                <text:p text:style-name="P132">optional: false </text:p>
              </text:list-item>
            </text:list>
            <text:p text:style-name="Table_20_Contents"/>
            <text:list xml:id="list428995856" text:style-name="L107">
              <text:list-item>
                <text:p text:style-name="P133">type: array </text:p>
              </text:list-item>
              <text:list-item>
                <text:p text:style-name="P133">name: paging </text:p>
              </text:list-item>
              <text:list-item>
                <text:p text:style-name="P133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searchResources</text:p>
          </table:table-cell>
          <table:table-cell table:style-name="Tabela4.B2" office:value-type="string">
            <text:p text:style-name="Table_20_Contents">Returns: array </text:p>
            <text:p text:style-name="Table_20_Contents">Parameters: </text:p>
            <text:list xml:id="list1928068306" text:style-name="L108">
              <text:list-item>
                <text:p text:style-name="P134">type: array </text:p>
              </text:list-item>
              <text:list-item>
                <text:p text:style-name="P134">name: filter </text:p>
              </text:list-item>
              <text:list-item>
                <text:p text:style-name="P134">optional: false </text:p>
              </text:list-item>
            </text:list>
            <text:p text:style-name="Table_20_Contents"/>
            <text:list xml:id="list440945093" text:style-name="L109">
              <text:list-item>
                <text:p text:style-name="P135">type: array </text:p>
              </text:list-item>
              <text:list-item>
                <text:p text:style-name="P135">name: paging </text:p>
              </text:list-item>
              <text:list-item>
                <text:p text:style-name="P135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saveEvent</text:p>
          </table:table-cell>
          <table:table-cell table:style-name="Tabela4.B2" office:value-type="string">
            <text:p text:style-name="Table_20_Contents">Returns: [array, array] </text:p>
            <text:p text:style-name="Table_20_Contents">Parameters: </text:p>
            <text:list xml:id="list1574491450" text:style-name="L110">
              <text:list-item>
                <text:p text:style-name="P136">type: array </text:p>
              </text:list-item>
              <text:list-item>
                <text:p text:style-name="P136">name: recordData </text:p>
              </text:list-item>
              <text:list-item>
                <text:p text:style-name="P136">optional: false </text:p>
              </text:list-item>
            </text:list>
            <text:p text:style-name="Table_20_Contents"/>
            <text:list xml:id="list592909173" text:style-name="L111">
              <text:list-item>
                <text:p text:style-name="P137">type: boolean </text:p>
              </text:list-item>
              <text:list-item>
                <text:p text:style-name="P137">name: checkBusyConficts </text:p>
              </text:list-item>
              <text:list-item>
                <text:p text:style-name="P137">optional: true </text:p>
              </text:list-item>
            </text:list>
            <text:p text:style-name="Table_20_Contents">default: false</text:p>
          </table:table-cell>
        </table:table-row>
        <table:table-row>
          <table:table-cell table:style-name="Tabela4.A2" office:value-type="string">
            <text:p text:style-name="Table_20_Contents">Calendar.saveResource</text:p>
          </table:table-cell>
          <table:table-cell table:style-name="Tabela4.B2" office:value-type="string">
            <text:p text:style-name="Table_20_Contents">Returns: array </text:p>
            <text:p text:style-name="Table_20_Contents">Parameters: </text:p>
            <text:list xml:id="list1166966134" text:style-name="L112">
              <text:list-item>
                <text:p text:style-name="P138"><text:soft-page-break/>type: array </text:p>
              </text:list-item>
              <text:list-item>
                <text:p text:style-name="P138">name: recordData </text:p>
              </text:list-item>
              <text:list-item>
                <text:p text:style-name="P138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setAttenderStatus</text:p>
          </table:table-cell>
          <table:table-cell table:style-name="Tabela4.B2" office:value-type="string">
            <text:p text:style-name="Table_20_Contents">Returns: array </text:p>
            <text:p text:style-name="Table_20_Contents">Parameters: </text:p>
            <text:list xml:id="list1766745657" text:style-name="L113">
              <text:list-item>
                <text:p text:style-name="P139">type: array </text:p>
              </text:list-item>
              <text:list-item>
                <text:p text:style-name="P139">name: eventData </text:p>
              </text:list-item>
              <text:list-item>
                <text:p text:style-name="P139">optional: false </text:p>
              </text:list-item>
            </text:list>
            <text:p text:style-name="Table_20_Contents"/>
            <text:list xml:id="list1012656541" text:style-name="L114">
              <text:list-item>
                <text:p text:style-name="P140">type: array </text:p>
              </text:list-item>
              <text:list-item>
                <text:p text:style-name="P140">name: attenderData </text:p>
              </text:list-item>
              <text:list-item>
                <text:p text:style-name="P140">optional: false </text:p>
              </text:list-item>
            </text:list>
            <text:p text:style-name="Table_20_Contents"/>
            <text:list xml:id="list860628681" text:style-name="L115">
              <text:list-item>
                <text:p text:style-name="P141">type: string </text:p>
              </text:list-item>
              <text:list-item>
                <text:p text:style-name="P141">name: authKey </text:p>
              </text:list-item>
              <text:list-item>
                <text:p text:style-name="P141">optional: false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Calendar.updateRecurSeries</text:p>
          </table:table-cell>
          <table:table-cell table:style-name="Tabela4.B2" office:value-type="string">
            <text:p text:style-name="Table_20_Contents">Returns: [array, array] </text:p>
            <text:p text:style-name="Table_20_Contents">Parameters: </text:p>
            <text:list xml:id="list1080212332" text:style-name="L116">
              <text:list-item>
                <text:p text:style-name="P142">type: array </text:p>
              </text:list-item>
              <text:list-item>
                <text:p text:style-name="P142">name: recordData </text:p>
              </text:list-item>
              <text:list-item>
                <text:p text:style-name="P142">optional: false </text:p>
              </text:list-item>
            </text:list>
            <text:p text:style-name="Table_20_Contents"/>
            <text:list xml:id="list85237375" text:style-name="L117">
              <text:list-item>
                <text:p text:style-name="P143">type: boolean </text:p>
              </text:list-item>
              <text:list-item>
                <text:p text:style-name="P143">name: checkBusyConficts </text:p>
              </text:list-item>
              <text:list-item>
                <text:p text:style-name="P143">optional: true </text:p>
              </text:list-item>
            </text:list>
            <text:p text:style-name="Table_20_Contents">default: false</text:p>
          </table:table-cell>
        </table:table-row>
      </table:table>
      <text:p text:style-name="Text_20_body"/>
      <text:h text:style-name="Heading_20_2" text:outline-level="2">Modulo Tasks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Nome do Serviço</text:p>
            </table:table-cell>
            <table:table-cell table:style-name="Tabela5.B1" office:value-type="string">
              <text:p text:style-name="Table_20_Heading">Detalhes</text:p>
            </table:table-cell>
          </table:table-row>
        </table:table-header-rows>
        <table:table-row>
          <table:table-cell table:style-name="Tabela5.A2" office:value-type="string">
            <text:p text:style-name="Table_20_Contents">Tasks.searchTasks</text:p>
          </table:table-cell>
          <table:table-cell table:style-name="Tabela5.B2" office:value-type="string">
            <text:p text:style-name="Table_20_Contents">Returns: array </text:p>
            <text:p text:style-name="Table_20_Contents">Parameters: </text:p>
            <text:list xml:id="list1503083619" text:style-name="L118">
              <text:list-item>
                <text:p text:style-name="P144">type: array </text:p>
              </text:list-item>
              <text:list-item>
                <text:p text:style-name="P144">name: filter </text:p>
              </text:list-item>
              <text:list-item>
                <text:p text:style-name="P144">optional: false </text:p>
              </text:list-item>
            </text:list>
            <text:p text:style-name="Table_20_Contents"/>
            <text:list xml:id="list241974793" text:style-name="L119">
              <text:list-item>
                <text:p text:style-name="P145">type: array </text:p>
              </text:list-item>
              <text:list-item>
                <text:p text:style-name="P145">name: paging </text:p>
              </text:list-item>
              <text:list-item>
                <text:p text:style-name="P145">optional: false</text:p>
              </text:list-item>
            </text:list>
          </table:table-cell>
        </table:table-row>
        <table:table-row>
          <table:table-cell table:style-name="Tabela5.A2" office:value-type="string">
            <text:p text:style-name="Table_20_Contents">Tasks.getTask</text:p>
          </table:table-cell>
          <table:table-cell table:style-name="Tabela5.B2" office:value-type="string">
            <text:p text:style-name="Table_20_Contents">Returns: [object, object, object] </text:p>
            <text:p text:style-name="Table_20_Contents">Parameters: </text:p>
            <text:list xml:id="list2018653824" text:style-name="L120">
              <text:list-item>
                <text:p text:style-name="P146">type: string </text:p>
              </text:list-item>
              <text:list-item>
                <text:p text:style-name="P146">name: id </text:p>
              </text:list-item>
              <text:list-item>
                <text:p text:style-name="P146">optional: false </text:p>
              </text:list-item>
            </text:list>
            <text:p text:style-name="Table_20_Contents"/>
            <text:list xml:id="list165446760" text:style-name="L121">
              <text:list-item>
                <text:p text:style-name="P147">type: integer </text:p>
              </text:list-item>
              <text:list-item>
                <text:p text:style-name="P147"><text:soft-page-break/>name: containerId </text:p>
              </text:list-item>
              <text:list-item>
                <text:p text:style-name="P147">optional: true </text:p>
              </text:list-item>
              <text:list-item>
                <text:p text:style-name="P147">default: -1 </text:p>
              </text:list-item>
            </text:list>
            <text:p text:style-name="Table_20_Contents"/>
            <text:list xml:id="list1815246600" text:style-name="L122">
              <text:list-item>
                <text:p text:style-name="P148">type: string </text:p>
              </text:list-item>
              <text:list-item>
                <text:p text:style-name="P148">name: relatedApp </text:p>
              </text:list-item>
              <text:list-item>
                <text:p text:style-name="P148">optional: true </text:p>
              </text:list-item>
              <text:list-item>
                <text:p text:style-name="P148">default: </text:p>
              </text:list-item>
            </text:list>
          </table:table-cell>
        </table:table-row>
        <table:table-row>
          <table:table-cell table:style-name="Tabela5.A2" office:value-type="string">
            <text:p text:style-name="Table_20_Contents">Tasks.saveTask</text:p>
          </table:table-cell>
          <table:table-cell table:style-name="Tabela5.B2" office:value-type="string">
            <text:p text:style-name="Table_20_Contents">Returns: array </text:p>
            <text:p text:style-name="Table_20_Contents">Parameters: </text:p>
            <text:list xml:id="list373797510" text:style-name="L123">
              <text:list-item>
                <text:p text:style-name="P149">type: array </text:p>
              </text:list-item>
              <text:list-item>
                <text:p text:style-name="P149">name: recordData </text:p>
              </text:list-item>
              <text:list-item>
                <text:p text:style-name="P149">optional: false</text:p>
              </text:list-item>
            </text:list>
          </table:table-cell>
        </table:table-row>
        <table:table-row>
          <table:table-cell table:style-name="Tabela5.A2" office:value-type="string">
            <text:p text:style-name="Table_20_Contents">Tasks.deleteTasks</text:p>
          </table:table-cell>
          <table:table-cell table:style-name="Tabela5.B2" office:value-type="string">
            <text:p text:style-name="Table_20_Contents">Returns: string </text:p>
            <text:p text:style-name="Table_20_Contents">Parameters: </text:p>
            <text:list xml:id="list2058464265" text:style-name="L124">
              <text:list-item>
                <text:p text:style-name="P150">type: array </text:p>
              </text:list-item>
              <text:list-item>
                <text:p text:style-name="P150">name: ids </text:p>
              </text:list-item>
              <text:list-item>
                <text:p text:style-name="P150">optional: false</text:p>
              </text:list-item>
            </text:list>
          </table:table-cell>
        </table:table-row>
        <table:table-row>
          <table:table-cell table:style-name="Tabela5.A2" office:value-type="string">
            <text:p text:style-name="Table_20_Contents">Tasks.getDefaultContainer</text:p>
          </table:table-cell>
          <table:table-cell table:style-name="Tabela5.B2" office:value-type="string">
            <text:p text:style-name="Table_20_Contents">Returns: array </text:p>
            <text:p text:style-name="Table_20_Contents">Parameters: </text:p>
          </table:table-cell>
        </table:table-row>
        <table:table-row>
          <table:table-cell table:style-name="Tabela5.A2" office:value-type="string">
            <text:p text:style-name="Table_20_Contents">Tasks.getAllStatus</text:p>
          </table:table-cell>
          <table:table-cell table:style-name="Tabela5.B2" office:value-type="string">
            <text:p text:style-name="Table_20_Contents">Returns: object </text:p>
            <text:p text:style-name="Table_20_Contents">Parameters: </text:p>
          </table:table-cell>
        </table:table-row>
        <table:table-row>
          <table:table-cell table:style-name="Tabela5.A2" office:value-type="string">
            <text:p text:style-name="Table_20_Contents">Tasks.getRegistryData</text:p>
          </table:table-cell>
          <table:table-cell table:style-name="Tabela5.B2" office:value-type="string">
            <text:p text:style-name="Table_20_Contents">Returns: any </text:p>
            <text:p text:style-name="Table_20_Contents">Parameters: </text:p>
          </table:table-cell>
        </table:table-row>
      </table:table>
      <text:h text:style-name="Heading_20_1" text:outline-level="1">Outros Módulos</text:h>
      <text:p text:style-name="Text_20_body"><text:tab/>Seguem outros módulos encontrados no sistema mas não contemplados neste primeiro documento. Para referência foi incluída a assinatura do serviço</text:p>
      <text:h text:style-name="Heading_20_2" text:outline-level="2">Modulo Activesync </text:h>
      <text:p text:style-name="P6">public function setDeviceContentFilter($deviceId, $class, $filterId) </text:p>
      <text:p text:style-name="P6">public function getRegistryData() </text:p>
      <text:h text:style-name="Heading_20_2" text:outline-level="2">Modulo Admin</text:h>
      <text:p text:style-name="P6">public function __construct() </text:p>
      <text:p text:style-name="P6">public function getRegistryData() </text:p>
      <text:p text:style-name="P6">public function deleteAccessLogs($ids) </text:p>
      <text:p text:style-name="P6">public function searchAccessLogs($filter, $paging) </text:p>
      <text:p text:style-name="P6">public function getApplication($applicationId) </text:p>
      <text:p text:style-name="P6">public function getApplications($filter, $sort, $dir, $start, $limit) </text:p>
      <text:p text:style-name="P6"><text:soft-page-break/>public function setApplicationState($applicationIds, $state) </text:p>
      <text:p text:style-name="P6">public function getUser($id) </text:p>
      <text:p text:style-name="P6">public function getUsers($filter, $sort, $dir, $start, $limit) </text:p>
      <text:p text:style-name="P6">public function searchUsers($filter, $paging) </text:p>
      <text:p text:style-name="P6">public function searchGroups($filter, $paging) </text:p>
      <text:p text:style-name="P6">public function saveUser($recordData) </text:p>
      <text:p text:style-name="P6">public function deleteUsers($ids) </text:p>
      <text:p text:style-name="P6">public function setAccountState($accountIds, $status) </text:p>
      <text:p text:style-name="P6">public function resetPassword($account, $password, $mustChange) </text:p>
      <text:p text:style-name="P6">public static function resolveAccountName(array $_items, $_hasAccountPrefix = FALSE, $_removePrefix = FALSE) </text:p>
      <text:p text:style-name="P6">public function searchSharedAddressbooks($filter, $paging) </text:p>
      <text:p text:style-name="P6">public function getGroup($groupId) </text:p>
      <text:p text:style-name="P6">public function getGroups($filter, $sort, $dir, $start, $limit) </text:p>
      <text:p text:style-name="P6">public function getGroupMembers($groupId) </text:p>
      <text:p text:style-name="P6">public function saveGroup($groupData, $groupMembers) </text:p>
      <text:p text:style-name="P6">public function deleteGroups($groupIds) </text:p>
      <text:p text:style-name="P6">public function searchSambaMachines($filter, $paging) </text:p>
      <text:p text:style-name="P6">public function getSambaMachine($id) </text:p>
      <text:p text:style-name="P6">public function saveSambaMachine($recordData) </text:p>
      <text:p text:style-name="P6">public function deleteSambaMachines($ids) </text:p>
      <text:p text:style-name="P6">public function getTag($tagId) </text:p>
      <text:p text:style-name="P6">public function getTags($query, $sort, $dir, $start, $limit) </text:p>
      <text:p text:style-name="P6">public function saveTag($tagData) </text:p>
      <text:p text:style-name="P6">public function deleteTags($tagIds) </text:p>
      <text:p text:style-name="P6">public function getRole($roleId) </text:p>
      <text:p text:style-name="P6">public function getRoles($query, $sort, $dir, $start, $limit) </text:p>
      <text:p text:style-name="P6">public function saveRole($roleData, $roleMembers, $roleRights) </text:p>
      <text:p text:style-name="P6">public function deleteRoles($roleIds) </text:p>
      <text:p text:style-name="P6">public function getRoleMembers($roleId) </text:p>
      <text:p text:style-name="P6">public function getRoleRights($roleId) </text:p>
      <text:p text:style-name="P6">public function getAllRoleRights() </text:p>
      <text:p text:style-name="P6">public function searchContainers($filter, $paging) </text:p>
      <text:p text:style-name="P6">public function getContainer($id) </text:p>
      <text:p text:style-name="P6">public function saveContainer($recordData) </text:p>
      <text:p text:style-name="P6">public function deleteContainers($ids) </text:p>
      <text:h text:style-name="Heading_20_2" text:outline-level="2"><text:soft-page-break/>Modulo Phone</text:h>
      <text:p text:style-name="P6">public function dialNumber($number, $phoneId, $lineId) </text:p>
      <text:p text:style-name="P6">public function searchCalls($filter, $paging) </text:p>
      <text:p text:style-name="P6">public function getMyPhone($id) </text:p>
      <text:p text:style-name="P6">public function saveMyPhone($recordData) </text:p>
      <text:p text:style-name="P6">public function getRegistryData() </text:p>
      <text:h text:style-name="Heading_20_2" text:outline-level="2">Modulo Setup</text:h>
      <text:p text:style-name="P6">public function login($username, $password) </text:p>
      <text:p text:style-name="P6">public function logout() </text:p>
      <text:p text:style-name="P6">public function installApplications($applicationNames, $options = null) </text:p>
      <text:p text:style-name="P6">public function updateApplications($applicationNames) </text:p>
      <text:p text:style-name="P6">public function uninstallApplications($applicationNames) </text:p>
      <text:p text:style-name="P6">public function searchApplications() </text:p>
      <text:p text:style-name="P6">public function envCheck() </text:p>
      <text:p text:style-name="P6">public function loadConfig() </text:p>
      <text:p text:style-name="P6">public function saveConfig($data) </text:p>
      <text:p text:style-name="P6">public function checkConfig() </text:p>
      <text:p text:style-name="P6">public function loadAuthenticationData() </text:p>
      <text:p text:style-name="P6">public function saveAuthentication($data) </text:p>
      <text:p text:style-name="P6">public function getEmailConfig() </text:p>
      <text:p text:style-name="P6">public function saveEmailConfig($data) </text:p>
      <text:p text:style-name="P6">public function getRegistryData() </text:p>
      <text:p text:style-name="P6">public function getAllRegistryData() </text:p>
      <text:h text:style-name="Heading_20_2" text:outline-level="2">Modulo Sipgate</text:h>
      <text:p text:style-name="Text_20_body">public function dialNumber($_number) </text:p>
      <text:p text:style-name="Text_20_body">public function getCallHistory($_sipUri, $_start, $_stop, $_pstart = 0, $_plimit = 20) <text:s/></text:p>
      <text:p text:style-name="Text_20_body">public function sendSms($_number,$_content)<text:tab/> </text:p>
      <text:p text:style-name="Text_20_body">public function getPhoneDevices() </text:p>
      <text:p text:style-name="Text_20_body">public function getFaxDevices() </text:p>
      <text:p text:style-name="Text_20_body">public function getSessionStatus($sessionId) <text:s/></text:p>
      <text:p text:style-name="Text_20_body">public function closeSession($sessionId) <text:s/></text:p>
      <text:p text:style-name="Text_20_body">public function getRegistryData() </text:p>
      <text:h text:style-name="Heading_20_2" text:outline-level="2"><text:soft-page-break/>Modulo VoipManager</text:h>
      <text:p text:style-name="Text_20_body">public function searchSnomPhones($filter, $paging) </text:p>
      <text:p text:style-name="Text_20_body">public function getSnomPhone($id) </text:p>
      <text:p text:style-name="Text_20_body">public function saveSnomPhone($recordData) </text:p>
      <text:p text:style-name="Text_20_body">public function deleteSnomPhones($ids) </text:p>
      <text:p text:style-name="Text_20_body">public function resetHttpClientInfo($phoneIds) </text:p>
      <text:p text:style-name="Text_20_body">public function getSnomPhoneSettings($id) </text:p>
      <text:p text:style-name="Text_20_body">public function saveSnomPhoneSettings($recordData) </text:p>
      <text:p text:style-name="Text_20_body">public function deleteSnomPhoneSettings($ids) </text:p>
      <text:p text:style-name="Text_20_body">public function searchSnomLocations($filter, $paging) </text:p>
      <text:p text:style-name="Text_20_body">public function getSnomLocation($id) </text:p>
      <text:p text:style-name="Text_20_body">public function saveSnomLocation($recordData) </text:p>
      <text:p text:style-name="Text_20_body">public function deleteSnomLocations($ids) </text:p>
      <text:p text:style-name="Text_20_body">public function searchSnomSoftwares($filter, $paging) </text:p>
      <text:p text:style-name="Text_20_body">public function getSnomSoftware($id) </text:p>
      <text:p text:style-name="Text_20_body">public function saveSnomSoftware($recordData) </text:p>
      <text:p text:style-name="Text_20_body">public function deleteSnomSoftwares($ids) </text:p>
      <text:p text:style-name="Text_20_body">public function searchSnomTemplates($filter, $paging) </text:p>
      <text:p text:style-name="Text_20_body">public function getSnomTemplate($id) </text:p>
      <text:p text:style-name="Text_20_body">public function saveSnomTemplate($recordData) </text:p>
      <text:p text:style-name="Text_20_body">public function deleteSnomTemplates($ids) </text:p>
      <text:p text:style-name="Text_20_body">public function searchSnomSettings($filter, $paging) </text:p>
      <text:p text:style-name="Text_20_body">public function getSnomSetting($id) </text:p>
      <text:p text:style-name="Text_20_body">public function saveSnomSetting($recordData) </text:p>
      <text:p text:style-name="Text_20_body">public function deleteSnomSettings($ids) </text:p>
      <text:p text:style-name="Text_20_body">public function searchAsteriskContexts($filter, $paging) </text:p>
      <text:p text:style-name="Text_20_body">public function getAsteriskContext($id) </text:p>
      <text:p text:style-name="Text_20_body">public function saveAsteriskContext($recordData) </text:p>
      <text:p text:style-name="Text_20_body">public function deleteAsteriskContexts($ids) </text:p>
      <text:p text:style-name="Text_20_body">public function searchAsteriskMeetmes($filter, $paging) </text:p>
      <text:p text:style-name="Text_20_body">public function getAsteriskMeetme($id) </text:p>
      <text:p text:style-name="Text_20_body">public function saveAsteriskMeetme($recordData) </text:p>
      <text:p text:style-name="Text_20_body">public function deleteAsteriskMeetmes($ids) </text:p>
      <text:p text:style-name="Text_20_body">public function searchAsteriskSipPeers($filter, $paging) </text:p>
      <text:p text:style-name="Text_20_body"><text:soft-page-break/>public function getAsteriskSipPeer($id) </text:p>
      <text:p text:style-name="Text_20_body">public function saveAsteriskSipPeer($recordData) </text:p>
      <text:p text:style-name="Text_20_body">public function updatePropertiesAsteriskSipPeer($id, $data) </text:p>
      <text:p text:style-name="Text_20_body">public function deleteAsteriskSipPeers($ids) </text:p>
      <text:p text:style-name="Text_20_body">public function searchAsteriskVoicemails($filter, $paging) </text:p>
      <text:p text:style-name="Text_20_body">public function getAsteriskVoicemail($id) </text:p>
      <text:p text:style-name="Text_20_body">public function saveAsteriskVoicemail($recordData) </text:p>
      <text:p text:style-name="Text_20_body">public function deleteAsteriskVoicemails($ids) </text:p>
      <text:h text:style-name="Heading_20_2" text:outline-level="2">Modulo Crm</text:h>
      <text:p text:style-name="Text_20_body">public function searchLeads($filter, $paging) </text:p>
      <text:p text:style-name="Text_20_body">public function getLead($id) </text:p>
      <text:p text:style-name="Text_20_body">public function saveLead($recordData) </text:p>
      <text:p text:style-name="Text_20_body">public function deleteLeads($ids) </text:p>
      <text:p text:style-name="Text_20_body">public function getRegistryData() </text:p>
      <text:p text:style-name="Text_20_body">public function getSettings() </text:p>
      <text:p text:style-name="Text_20_body">public function saveSettings($recordData) </text:p>
      <text:h text:style-name="Heading_20_2" text:outline-level="2">Modulo RequestTraker</text:h>
      <text:p text:style-name="Text_20_body">public function searchQueues() </text:p>
      <text:p text:style-name="Text_20_body">public function searchTickets($filter, $paging) </text:p>
      <text:p text:style-name="Text_20_body">public function getTicket($id) </text:p>
      <text:h text:style-name="P4" text:outline-level="1">Exemplos de chamadas aos serviços</text:h>
      <text:p text:style-name="Text_20_body"><text:tab/>Para uma melhor compreensão todos os scripts foram comentados. Abaixo seguem exemplos simples para a utilização dos serviços disponibilizados:</text:p>
      <text:h text:style-name="Heading_20_2" text:outline-level="2">PHP – Loga e Insere um Contato ao Usuário</text:h>
      <text:p text:style-name="P8"><text:tab/>O Código em PHP foi gerado usando o Zend Framework e a classe criada pelo próprio Tine para comunicação. </text:p>
      <text:p text:style-name="P8"><text:tab/>O exemplo em questão faz uma conexão ao Tine, mostra as duas formas de buscar informações no serviço. Neste caso em específico busca dados do usuário logado e insere um novo contato no catalogo do mesmo.</text:p>
      <text:p text:style-name="P8"/>
      <text:p text:style-name="Text_20_body">// set include path to find all needed classes</text:p>
      <text:p text:style-name="Text_20_body">$time_start = microtime(true);</text:p>
      <text:p text:style-name="Text_20_body">$paths = array(</text:p>
      <text:p text:style-name="Text_20_body"><text:s text:c="4"/>realpath(dirname(__FILE__)),</text:p>
      <text:p text:style-name="Text_20_body"><text:s text:c="4"/>realpath(dirname(__FILE__) . '/library'),</text:p>
      <text:p text:style-name="Text_20_body"><text:s text:c="4"/>get_include_path()</text:p>
      <text:p text:style-name="Text_20_body">);</text:p>
      <text:p text:style-name="Text_20_body">set_include_path(implode(PATH_SEPARATOR, $paths));</text:p>
      <text:p text:style-name="Text_20_body">require_once 'Zend/Loader/Autoloader.php';</text:p>
      <text:p text:style-name="Text_20_body">$autoloader = Zend_Loader_Autoloader::getInstance();</text:p>
      <text:p text:style-name="Text_20_body">$autoloader-&gt;setFallbackAutoloader(true);</text:p>
      <text:p text:style-name="Text_20_body">// url of your Tine 2.0 installation</text:p>
      <text:p text:style-name="Text_20_body">$tine20Url = 'http://10.31.80.38/tine20/index.php';</text:p>
      <text:p text:style-name="Text_20_body">// login name</text:p>
      <text:p text:style-name="Text_20_body">$tine20Loginname = "";</text:p>
      <text:p text:style-name="Text_20_body">// password</text:p>
      <text:p text:style-name="Text_20_body">$tine20Password = "";</text:p>
      <text:p text:style-name="Text_20_body">// initialize Tine 2.0 service</text:p>
      <text:p text:style-name="Text_20_body">$tine20 = new Zend_Service_Tine20($tine20Url);</text:p>
      <text:p text:style-name="Text_20_body">// login into Tine 2.0</text:p>
      <text:p text:style-name="Text_20_body">$loginData = $tine20-&gt;login($tine20Loginname, $tine20Password);</text:p>
      <text:p text:style-name="Text_20_body">//call Tinebase.getAllRegistryData directly</text:p>
      <text:p text:style-name="Text_20_body">$result = $tine20-&gt;call('Tinebase.getAllRegistryData');</text:p>
      <text:p text:style-name="Text_20_body">//ou via proxy</text:p>
      <text:p text:style-name="Text_20_body"><text:soft-page-break/>$tinebase = $tine20-&gt;getProxy('Tinebase');</text:p>
      <text:p text:style-name="Text_20_body">$result = $tinebase-&gt;getAllRegistryData();</text:p>
      <text:p text:style-name="Text_20_body">// get a proxy class for the Addressbook namespace</text:p>
      <text:p text:style-name="Text_20_body">$addressbook = $tine20-&gt;getProxy('Addressbook');</text:p>
      <text:p text:style-name="Text_20_body">///busca informações do usuário para poder inserir depois</text:p>
      <text:p text:style-name="Text_20_body">$userData = $addressbook-&gt;getContact($loginData['account']['contact_id']);</text:p>
      <text:p text:style-name="Text_20_body">// create a new contact</text:p>
      <text:p text:style-name="Text_20_body">$newContact = array(</text:p>
      <text:p text:style-name="Text_20_body"><text:s text:c="8"/>'n_given' <text:s text:c="6"/>=&gt; 'Nome',</text:p>
      <text:p text:style-name="Text_20_body"><text:s text:c="8"/>'n_family' <text:s text:c="5"/>=&gt; 'Sobrenome',</text:p>
      <text:p text:style-name="Text_20_body"><text:s text:c="8"/>'container_id' <text:s/>=&gt; $userData['container_id']['id'],</text:p>
      <text:p text:style-name="Text_20_body">);</text:p>
      <text:p text:style-name="Text_20_body">$contact = $addressbook-&gt;saveContact($newContact);</text:p>
      <text:p text:style-name="Text_20_body">// logout from Tine 2.0</text:p>
      <text:p text:style-name="Text_20_body">$tine20-&gt;logout();</text:p>
      <text:h text:style-name="Heading_20_2" text:outline-level="2">Python – Loga e Busca uma mensagem de um Usuário</text:h>
      <text:p text:style-name="Text_20_body"><text:tab/>Neste script é definida uma mensagem (específica de uma caixa postal) e a mesma é buscada na lista de mensagens do usuário logado.</text:p>
      <text:p text:style-name="Text_20_body">#!/usr/bin/python </text:p>
      <text:p text:style-name="Text_20_body"># coding: utf-8 </text:p>
      <text:p text:style-name="Text_20_body"># Exemplo simples de acesso remoto a funções do expresso 3 utilizando Python </text:p>
      <text:p text:style-name="Text_20_body">import cookielib, urllib2, json </text:p>
      <text:p text:style-name="Text_20_body">#Usuário e senha no sistema, strings. </text:p>
      <text:p text:style-name="Text_20_body">usuario = "" </text:p>
      <text:p text:style-name="Text_20_body">senha = "" </text:p>
      <text:p text:style-name="Text_20_body"/>
      <text:p text:style-name="Text_20_body">#URL do controlador do TINE </text:p>
      <text:p text:style-name="Text_20_body">url = "http://10.200.242.93/index.php" </text:p>
      <text:p text:style-name="Text_20_body">#Método do tine a ser acessado, string. </text:p>
      <text:p text:style-name="Text_20_body">metodo = "Felamimail.getMessage" </text:p>
      <text:p text:style-name="Text_20_body">#parâmetros para o método, um mapa com os valores ou um mapa vazio sem nenhum parâmetro. </text:p>
      <text:p text:style-name="Text_20_body">parametros = {"id":"a983490edb585f80b992878eab5db6c501ac6136"} </text:p>
      <text:p text:style-name="Text_20_body">#cookies inicializados </text:p>
      <text:p text:style-name="Text_20_body"><text:soft-page-break/>cj = cookielib.CookieJar() </text:p>
      <text:p text:style-name="Text_20_body">opener = urllib2.build_opener(urllib2.HTTPCookieProcessor(cj)) </text:p>
      <text:p text:style-name="Text_20_body">urllib2.install_opener(opener) </text:p>
      <text:p text:style-name="Text_20_body">#requisição do login </text:p>
      <text:p text:style-name="Text_20_body">cont = 1 </text:p>
      <text:p text:style-name="Text_20_body">data = json.dumps({"jsonrpc":"2.0","method":"Tinebase.login","params":{"username":usuario,"password":senha},"id":cont}) </text:p>
      <text:p text:style-name="Text_20_body">req = urllib2.Request(url=url,data=data) </text:p>
      <text:p text:style-name="Text_20_body">req.add_header('Content-type', 'application/json') </text:p>
      <text:p text:style-name="Text_20_body">r = urllib2.urlopen(req) </text:p>
      <text:p text:style-name="Text_20_body">resp = r.read() </text:p>
      <text:p text:style-name="Text_20_body"><text:s/>data = json.loads(resp) </text:p>
      <text:p text:style-name="Text_20_body">#para manter a sessão criada é preciso o jsonkey da resposta do login </text:p>
      <text:p text:style-name="Text_20_body"/>
      <text:p text:style-name="Text_20_body">jsonkey = data["result"]["jsonKey"] </text:p>
      <text:p text:style-name="Text_20_body"/>
      <text:p text:style-name="Text_20_body"># aqui é feita a requisição, note que o jsonkey deve ser passado como header. </text:p>
      <text:p text:style-name="Text_20_body">cont = cont+1 </text:p>
      <text:p text:style-name="Text_20_body">data = json.dumps({"jsonrpc":"2.0","method":metodo,"params":parametros,"id":cont}) </text:p>
      <text:p text:style-name="Text_20_body">req = urllib2.Request(url=url,data=data) </text:p>
      <text:p text:style-name="Text_20_body">req.add_header('Content-type', 'application/json') </text:p>
      <text:p text:style-name="Text_20_body">req.add_header('X-Tine20-JsonKey',jsonkey) </text:p>
      <text:p text:style-name="Text_20_body">r = urllib2.urlopen(req) </text:p>
      <text:p text:style-name="Text_20_body">resp = r.read() </text:p>
      <text:p text:style-name="Text_20_body"/>
      <text:p text:style-name="Text_20_body">#imprime a resposta na tela já convertida para um objeto no python. </text:p>
      <text:p text:style-name="Text_20_body">print json.loads(resp) </text:p>
      <text:h text:style-name="Heading_20_2" text:outline-level="2">Java – Busca Catálogo de Serviços, loga e manipula Email do Usuário</text:h>
      <text:p text:style-name="P8"><text:tab/>Neste exemplo utilizamos o apache HttpClient 4 (http://hc.apache.org/) para a conexão Http com o servidor Expresso3 e o jackson Json Processor 1.9 (http://jackson.codehaus.org/) para processar/gerar conteúdo serializado em Json.</text:p>
      <text:p text:style-name="P8"><text:tab/>Faz um request SMD e então formata a resposta e grava em um arquivo "/tmp/smdNotLogged.txt" . Depois faz uma chamada à "Tinebase.login", passando os parâmetros username e password, se login foi realizado com sucesso, faz uma chamada à Felamimail.getRegistryData, para recuperar o filtro inical. Então adiciona a regra ao filtro <text:soft-page-break/>para buscar folders que possuam o campo globalname = "", realizando uma chamada à "Felamimail.searchFolders" isto retornará o folder / e o folder INBOX e então recupera Id do folder index, monta o caminho do folder INBOX e o imprime.</text:p>
      <text:p text:style-name="Standard"/>
      <text:p text:style-name="P16">Classe Main.java</text:p>
      <text:p text:style-name="Standard"/>
      <text:p text:style-name="Standard">package expresso3client;</text:p>
      <text:p text:style-name="Standard"/>
      <text:p text:style-name="Standard">import java.io.FileWriter;</text:p>
      <text:p text:style-name="Standard">import java.io.IOException;</text:p>
      <text:p text:style-name="Standard">import java.io.UnsupportedEncodingException;</text:p>
      <text:p text:style-name="Standard">import java.util.ArrayList;</text:p>
      <text:p text:style-name="Standard">import java.util.LinkedHashMap;</text:p>
      <text:p text:style-name="Standard">import java.util.Map;</text:p>
      <text:p text:style-name="Standard">import java.util.logging.Level;</text:p>
      <text:p text:style-name="Standard">import java.util.logging.Logger;</text:p>
      <text:p text:style-name="Standard">import json.JsonLoginResponse;</text:p>
      <text:p text:style-name="Standard">import json.JsonRpc;</text:p>
      <text:p text:style-name="Standard">import json.JsonSMD;</text:p>
      <text:p text:style-name="Standard">import org.apache.http.HttpResponse;</text:p>
      <text:p text:style-name="Standard">import org.apache.http.client.ClientProtocolException;</text:p>
      <text:p text:style-name="Standard">import org.apache.http.client.methods.HttpPost;</text:p>
      <text:p text:style-name="Standard">import org.apache.http.entity.StringEntity;</text:p>
      <text:p text:style-name="Standard">import org.apache.http.impl.client.DefaultHttpClient;</text:p>
      <text:p text:style-name="Standard">import org.codehaus.jackson.JsonFactory;</text:p>
      <text:p text:style-name="Standard">import org.codehaus.jackson.map.ObjectMapper;</text:p>
      <text:p text:style-name="Standard"/>
      <text:p text:style-name="Standard">/**</text:p>
      <text:p text:style-name="Standard"><text:s/>*</text:p>
      <text:p text:style-name="Standard"><text:s/>* @author "Mário César Kolling" &lt;mario.kolling@serpro.gov.br&gt;</text:p>
      <text:p text:style-name="Standard"><text:s/>*/</text:p>
      <text:p text:style-name="Standard"/>
      <text:p text:style-name="Standard">public class Main {</text:p>
      <text:p text:style-name="Standard"/>
      <text:p text:style-name="Standard"><text:s text:c="4"/>/**</text:p>
      <text:p text:style-name="Standard"><text:s text:c="5"/>* @param args the command line arguments</text:p>
      <text:p text:style-name="Standard"><text:s text:c="5"/>*/</text:p>
      <text:p text:style-name="Standard"><text:s text:c="4"/>public static void main(String[] args) {</text:p>
      <text:p text:style-name="Standard"/>
      <text:p text:style-name="Standard"><text:s text:c="8"/>String username = "";</text:p>
      <text:p text:style-name="Standard"><text:s text:c="8"/>String password = "";</text:p>
      <text:p text:style-name="Standard"><text:s text:c="8"/>String url = "";</text:p>
      <text:p text:style-name="Standard"/>
      <text:p text:style-name="Standard"><text:s text:c="8"/>if (args.length &lt; 3) {</text:p>
      <text:p text:style-name="Standard"><text:s text:c="12"/>System.out.println("Usage: java -jar Expresso3Client.jar username password url");</text:p>
      <text:p text:style-name="Standard"><text:s text:c="12"/>System.exit(1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3"/>username = args[0];</text:p>
      <text:p text:style-name="Standard"><text:s text:c="13"/>password = args[1];</text:p>
      <text:p text:style-name="Standard"><text:soft-page-break/><text:s text:c="13"/>url = args[2];</text:p>
      <text:p text:style-name="Standard"><text:s text:c="8"/>}</text:p>
      <text:p text:style-name="Standard"/>
      <text:p text:style-name="Standard"><text:s text:c="8"/>try {</text:p>
      <text:p text:style-name="Standard"/>
      <text:p text:style-name="Standard"><text:s text:c="12"/>// Instancia o HttpClient</text:p>
      <text:p text:style-name="Standard"><text:s text:c="12"/>DefaultHttpClient client = new DefaultHttpClient();</text:p>
      <text:p text:style-name="Standard"/>
      <text:p text:style-name="Standard"><text:s text:c="12"/>// Instancia a classe que monta request serializado em Json</text:p>
      <text:p text:style-name="Standard"><text:s text:c="12"/>JsonRpc jsonrpc = new JsonRpc();</text:p>
      <text:p text:style-name="Standard"/>
      <text:p text:style-name="Standard"><text:s text:c="12"/>// Configura um Post request</text:p>
      <text:p text:style-name="Standard"><text:s text:c="12"/>System.out.print("SMDRequest: ");</text:p>
      <text:p text:style-name="Standard"><text:s text:c="12"/></text:p>
      <text:p text:style-name="Standard"><text:s text:c="12"/>// Expresso3 always use the index.php as controller</text:p>
      <text:p text:style-name="Standard"><text:s text:c="12"/>HttpPost post = new HttpPost(url);</text:p>
      <text:p text:style-name="Standard"/>
      <text:p text:style-name="Standard"><text:s text:c="12"/>// Instancia o conteúdo do post como uma StringEntity</text:p>
      <text:p text:style-name="Standard"><text:s text:c="12"/>StringEntity entity = new StringEntity(jsonrpc.generateSmdRequest(), "UTF-8");</text:p>
      <text:p text:style-name="Standard"><text:s text:c="12"/></text:p>
      <text:p text:style-name="Standard"><text:s text:c="12"/>entity.writeTo(System.out); System.out.println();</text:p>
      <text:p text:style-name="Standard"/>
      <text:p text:style-name="Standard"><text:s text:c="12"/>// Adiciona o conteúdo ao Post</text:p>
      <text:p text:style-name="Standard"><text:s text:c="12"/>post.setEntity(entity);</text:p>
      <text:p text:style-name="Standard"/>
      <text:p text:style-name="Standard"><text:s text:c="12"/>// Define o header ContentType como "application/json; charset=UTF-8"</text:p>
      <text:p text:style-name="Standard"><text:s text:c="12"/>post.setHeader("Content-Type", "application/json; charset=UTF-8");</text:p>
      <text:p text:style-name="Standard"/>
      <text:p text:style-name="Standard"><text:s text:c="12"/>// Executa o Post e obtém a resposta</text:p>
      <text:p text:style-name="Standard"><text:s text:c="12"/>// Cuidado!!! O contentType desta resposta é text/html ao invés de application/json</text:p>
      <text:p text:style-name="Standard"><text:s text:c="12"/>// embora o conteúdo seja serializado em Json.</text:p>
      <text:p text:style-name="Standard"><text:s text:c="12"/>// Alguns frameworks testam este valor para carregar o parser apropriado</text:p>
      <text:p text:style-name="Standard"><text:s text:c="12"/>// para tratar o conteúdo e podem lançar uma exceção.</text:p>
      <text:p text:style-name="Standard"><text:s text:c="12"/>HttpResponse response = client.execute(post);</text:p>
      <text:p text:style-name="Standard"/>
      <text:p text:style-name="Standard"><text:s text:c="12"/>ObjectMapper mapper = new ObjectMapper(new JsonFactory());</text:p>
      <text:p text:style-name="Standard"/>
      <text:p text:style-name="Standard"><text:s text:c="12"/>// Mapeia o conteúdo da resposta como um objeto da classe JsonSMD</text:p>
      <text:p text:style-name="Standard"><text:s text:c="12"/>JsonSMD smdResponse = mapper.readValue(response.getEntity().getContent(), <text:tab/><text:tab/><text:tab/><text:tab/>JsonSMD.class);</text:p>
      <text:p text:style-name="Standard"><text:s text:c="12"/></text:p>
      <text:p text:style-name="Standard"><text:s text:c="12"/>smdResponse.writeContent(new FileWriter("/tmp/smdNotLogged.txt"));</text:p>
      <text:p text:style-name="Standard"/>
      <text:p text:style-name="Standard"><text:s text:c="12"/>// Logando no Expresso3</text:p>
      <text:p text:style-name="Standard"><text:s text:c="12"/>System.out.println("Login request: ");</text:p>
      <text:p text:style-name="Standard"/>
      <text:p text:style-name="Standard"><text:s text:c="12"/>// Adiciona os parâmetros da chamada ao método Tinebase.login</text:p>
      <text:p text:style-name="Standard"><text:s text:c="12"/>jsonrpc.addParam("username", username);</text:p>
      <text:p text:style-name="Standard"><text:s text:c="12"/>jsonrpc.addParam("password", password);</text:p>
      <text:p text:style-name="Standard"/>
      <text:p text:style-name="Standard"><text:s text:c="12"/>// Instancia o conteúdo do Post como uma StringEntity</text:p>
      <text:p text:style-name="Standard"><text:s text:c="12"/>entity = new StringEntity(jsonrpc.generateRequest("Tinebase.login"), "UTF-8");</text:p>
      <text:p text:style-name="Standard"><text:soft-page-break/><text:s text:c="12"/>System.out.print("LoginRequest: "); entity.writeTo(System.out); System.out.println();</text:p>
      <text:p text:style-name="Standard"/>
      <text:p text:style-name="Standard"><text:s text:c="12"/>// define a entidade no Post</text:p>
      <text:p text:style-name="Standard"><text:s text:c="12"/>post.setEntity(entity);</text:p>
      <text:p text:style-name="Standard"/>
      <text:p text:style-name="Standard"><text:s text:c="12"/>// Executa o Post e pega a resposta</text:p>
      <text:p text:style-name="Standard"><text:s text:c="12"/>response = client.execute(post);</text:p>
      <text:p text:style-name="Standard"/>
      <text:p text:style-name="Standard"><text:s text:c="12"/>// Mapeia o conteúdo da resposta para um objeto da classe JsonLoginResponse</text:p>
      <text:p text:style-name="Standard"><text:s text:c="12"/>JsonLoginResponse loginResponse = mapper.readValue(response.getEntity().getContent(), <text:tab/><text:tab/>JsonLoginResponse.class);</text:p>
      <text:p text:style-name="Standard"/>
      <text:p text:style-name="Standard"><text:s text:c="12"/>// Testa se login obteve sucesso</text:p>
      <text:p text:style-name="Standard"><text:s text:c="12"/>if (loginResponse.getResult().getSuccess()) {</text:p>
      <text:p text:style-name="Standard"/>
      <text:p text:style-name="Standard"><text:s text:c="16"/>System.out.println("Felamimail.getRegistryData após login: ");</text:p>
      <text:p text:style-name="Standard"/>
      <text:p text:style-name="Standard"><text:s text:c="16"/>// Recupera a jsonKey, chave que controla a sessão no servidor</text:p>
      <text:p text:style-name="Standard"><text:s text:c="16"/>String jsonKey = loginResponse.getResult().getJsonKey();</text:p>
      <text:p text:style-name="Standard"/>
      <text:p text:style-name="Standard"><text:s text:c="16"/>jsonrpc.clearParams();</text:p>
      <text:p text:style-name="Standard"><text:s text:c="16"/>entity = new StringEntity(jsonrpc.generateRequest("Felamimail.getRegistryData"), <text:tab/><text:tab/><text:tab/>"UTF-8");</text:p>
      <text:p text:style-name="Standard"><text:s text:c="16"/>System.out.print("Felamimail.getRegistryData Request: "); entity.writeTo(System.out); <text:tab/><text:tab/>System.out.println();</text:p>
      <text:p text:style-name="Standard"><text:s text:c="16"/>post.setEntity(entity);</text:p>
      <text:p text:style-name="Standard"/>
      <text:p text:style-name="Standard"><text:s text:c="16"/>// Define o header HTTP X-Tine20-jsonKey cujo valor deve ser o da chave</text:p>
      <text:p text:style-name="Standard"><text:s text:c="16"/>// jsonKey, para que o Expresso3 saiba que já estamos em uma sessão logada.</text:p>
      <text:p text:style-name="Standard"><text:s text:c="16"/>post.addHeader("X-Tine20-jsonKey", jsonKey);</text:p>
      <text:p text:style-name="Standard"/>
      <text:p text:style-name="Standard"><text:s text:c="16"/>response = client.execute(post);</text:p>
      <text:p text:style-name="Standard"/>
      <text:p text:style-name="Standard"><text:s text:c="16"/>// Mapeando resultado para um Map&lt;String, Object&gt;</text:p>
      <text:p text:style-name="Standard"><text:s text:c="16"/>// E recuperando o valor filter</text:p>
      <text:p text:style-name="Standard"><text:s text:c="16"/>Map&lt;String, Object&gt; felamimailGetRegistryDataResponse = <text:tab/><text:tab/><text:tab/><text:tab/><text:tab/><text:tab/>mapper.readValue(response.getEntity().getContent(), Map.class);</text:p>
      <text:p text:style-name="Standard"><text:s text:c="16"/>LinkedHashMap&lt;String,Object&gt; result = (LinkedHashMap&lt;String,Object&gt;) <text:tab/><text:tab/><text:tab/><text:tab/>felamimailGetRegistryDataResponse.get("result");</text:p>
      <text:p text:style-name="Standard"><text:s text:c="16"/>LinkedHashMap&lt;String,Object&gt; accounts = (LinkedHashMap&lt;String,Object&gt;) <text:tab/><text:tab/><text:tab/>result.get("accounts");</text:p>
      <text:p text:style-name="Standard"><text:s text:c="16"/>ArrayList filter = (ArrayList) accounts.get("filter");</text:p>
      <text:p text:style-name="Standard"/>
      <text:p text:style-name="Standard"><text:s text:c="16"/>// Adiciona regra ao filtro para buscar folders que possuam o campo</text:p>
      <text:p text:style-name="Standard"><text:s text:c="16"/>// globalname = "", isto retornará o folder / e o folder INBOX</text:p>
      <text:p text:style-name="Standard"><text:s text:c="16"/>LinkedHashMap&lt;String,Object&gt; otherFilter = new LinkedHashMap();</text:p>
      <text:p text:style-name="Standard"><text:s text:c="16"/>otherFilter.put("field", "globalname");</text:p>
      <text:p text:style-name="Standard"><text:s text:c="16"/>otherFilter.put("operator", "equals");</text:p>
      <text:p text:style-name="Standard"><text:s text:c="16"/>otherFilter.put("value", "");</text:p>
      <text:p text:style-name="Standard"><text:soft-page-break/><text:s text:c="16"/>ArrayList searchFilter = (ArrayList) filter.clone();</text:p>
      <text:p text:style-name="Standard"><text:s text:c="16"/>searchFilter.add(otherFilter);</text:p>
      <text:p text:style-name="Standard"/>
      <text:p text:style-name="Standard"><text:s text:c="16"/>// Executa o a chamada à Felamimail.searchFolders passando o parâmetro</text:p>
      <text:p text:style-name="Standard"><text:s text:c="16"/>// filter (ArrayList)</text:p>
      <text:p text:style-name="Standard"><text:s text:c="16"/>jsonrpc.addParam("filter", searchFilter);</text:p>
      <text:p text:style-name="Standard"><text:s text:c="16"/>entity = new StringEntity(jsonrpc.generateRequest("Felamimail.searchFolders"), </text:p>
      <text:p text:style-name="Standard"><text:tab/><text:tab/>"UTF-8");</text:p>
      <text:p text:style-name="Standard"><text:s text:c="16"/>System.out.println("Felamimail.searchFolders Request:"<text:tab/><text:tab/><text:tab/><text:tab/><text:tab/><text:tab/>+jsonrpc.generateRequest("Felamimail.searchFolders"));</text:p>
      <text:p text:style-name="Standard"><text:s text:c="16"/>post.setEntity(entity);</text:p>
      <text:p text:style-name="Standard"/>
      <text:p text:style-name="Standard"><text:s text:c="16"/>response = client.execute(post);</text:p>
      <text:p text:style-name="Standard"/>
      <text:p text:style-name="Standard"><text:s text:c="16"/>// Recupera Id do folder INDEX e caminho passando</text:p>
      <text:p text:style-name="Standard"><text:s text:c="16"/>Map&lt;String, Object&gt; felamimailSearchFoldersResponse = <text:tab/><text:tab/><text:tab/><text:tab/><text:tab/><text:tab/>mapper.readValue(response.getEntity().getContent(), Map.class);</text:p>
      <text:p text:style-name="Standard"><text:s text:c="16"/>result = (LinkedHashMap&lt;String,Object&gt;) <text:tab/><text:tab/><text:tab/><text:tab/><text:tab/><text:tab/><text:tab/><text:tab/>felamimailSearchFoldersResponse.get("result");</text:p>
      <text:p text:style-name="Standard"><text:s text:c="16"/>ArrayList results = (ArrayList) result.get("results");</text:p>
      <text:p text:style-name="Standard"/>
      <text:p text:style-name="Standard"><text:s text:c="16"/>for (Object folder : results) {</text:p>
      <text:p text:style-name="Standard"><text:s text:c="20"/>String globalname = (String)</text:p>
      <text:p text:style-name="Standard"><text:tab/><text:tab/>((LinkedHashMap&lt;String,Object&gt;) folder).get("globalname");</text:p>
      <text:p text:style-name="Standard"><text:s text:c="20"/>if (globalname != null &amp;&amp; globalname.equalsIgnoreCase("INBOX")) {</text:p>
      <text:p text:style-name="Standard"><text:s text:c="24"/>System.out.println("Folder "+globalname+" path: ");</text:p>
      <text:p text:style-name="Standard"><text:s text:c="20"/>}</text:p>
      <text:p text:style-name="Standard"><text:s text:c="16"/>}</text:p>
      <text:p text:style-name="Standard"/>
      <text:p text:style-name="Standard"><text:s text:c="16"/>String path = "/";</text:p>
      <text:p text:style-name="Standard"><text:s text:c="16"/>path += (String)((LinkedHashMap&lt;String,Object&gt;)results.get(1)).get("id");</text:p>
      <text:p text:style-name="Standard"><text:s text:c="16"/>path += "/";</text:p>
      <text:p text:style-name="Standard"><text:s text:c="16"/>path += (String)((LinkedHashMap&lt;String,Object&gt;)results.get(0)).get("id");</text:p>
      <text:p text:style-name="Standard"/>
      <text:p text:style-name="Standard"><text:s text:c="16"/>System.out.println(path);</text:p>
      <text:p text:style-name="Standard"><text:s text:c="16"/>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Logger.getLogger(Main.class.getName()).log(Level.INFO, <text:tab/><text:tab/><text:tab/><text:tab/><text:tab/><text:tab/>loginResponse.getResult().getErrorMessage());</text:p>
      <text:p text:style-name="Standard"><text:s text:c="12"/>}</text:p>
      <text:p text:style-name="Standard"><text:s text:c="8"/>}</text:p>
      <text:p text:style-name="Standard"><text:s text:c="8"/>catch (ClientProtocolException ex) {</text:p>
      <text:p text:style-name="Standard"><text:s text:c="12"/>Logger.getLogger(Main.class.getName()).log(Level.SEVERE, null, ex);</text:p>
      <text:p text:style-name="Standard"><text:s text:c="8"/>} catch (UnsupportedEncodingException ex) {</text:p>
      <text:p text:style-name="Standard"><text:s text:c="12"/>Logger.getLogger(Main.class.getName()).log(Level.SEVERE, null, ex);</text:p>
      <text:p text:style-name="Standard"><text:s text:c="8"/>} <text:s text:c="7"/>catch (IOException ex) {</text:p>
      <text:p text:style-name="Standard"><text:s text:c="12"/>Logger.getLogger(Main.class.getName()).log(Level.SEVERE, null, ex);</text:p>
      <text:p text:style-name="Standard"><text:s text:c="8"/>}</text:p>
      <text:p text:style-name="Standard"><text:s text:c="4"/>}</text:p>
      <text:p text:style-name="Standard"/>
      <text:p text:style-name="Standard"><text:soft-page-break/>}</text:p>
      <text:p text:style-name="P16">Classe JsonRpc.java</text:p>
      <text:p text:style-name="Standard"/>
      <text:p text:style-name="Standard">package json;</text:p>
      <text:p text:style-name="Standard"/>
      <text:p text:style-name="Standard">import java.io.IOException;</text:p>
      <text:p text:style-name="Standard">import java.io.StringWriter;</text:p>
      <text:p text:style-name="Standard">import java.math.BigDecimal;</text:p>
      <text:p text:style-name="Standard">import java.math.BigInteger;</text:p>
      <text:p text:style-name="Standard">import java.util.ArrayList;</text:p>
      <text:p text:style-name="Standard">import java.util.Calendar;</text:p>
      <text:p text:style-name="Standard">import java.util.HashMap;</text:p>
      <text:p text:style-name="Standard">import java.util.Iterator;</text:p>
      <text:p text:style-name="Standard">import java.util.LinkedHashMap;</text:p>
      <text:p text:style-name="Standard">import java.util.Map;</text:p>
      <text:p text:style-name="Standard">import java.util.Random;</text:p>
      <text:p text:style-name="Standard">import java.util.logging.Level;</text:p>
      <text:p text:style-name="Standard">import java.util.logging.Logger;</text:p>
      <text:p text:style-name="Standard">import org.codehaus.jackson.JsonFactory;</text:p>
      <text:p text:style-name="Standard">import org.codehaus.jackson.JsonGenerator;</text:p>
      <text:p text:style-name="Standard"/>
      <text:p text:style-name="Standard">/**</text:p>
      <text:p text:style-name="Standard"><text:s/>* Classe que constrói requests no formato Json-RPC 2.0</text:p>
      <text:p text:style-name="Standard"><text:s/>*</text:p>
      <text:p text:style-name="Standard"><text:s/>* @author "Mário César Kolling" &lt;mario.kolling@serpro.gov.br&gt;</text:p>
      <text:p text:style-name="Standard"><text:s/>*/</text:p>
      <text:p text:style-name="Standard">public class JsonRpc {</text:p>
      <text:p text:style-name="Standard"/>
      <text:p text:style-name="Standard"><text:s text:c="4"/>public static String VERSION = "2.0";</text:p>
      <text:p text:style-name="Standard"/>
      <text:p text:style-name="Standard"><text:s text:c="4"/>private final Random rdm = new Random(Calendar.getInstance().getTimeInMillis());</text:p>
      <text:p text:style-name="Standard"><text:s text:c="4"/>private Map&lt;String, Object&gt; params = new HashMap&lt;String, Object&gt;();</text:p>
      <text:p text:style-name="Standard"/>
      <text:p text:style-name="Standard"><text:s text:c="4"/>/**</text:p>
      <text:p text:style-name="Standard"><text:s text:c="5"/>* Método que contrói um request cuja resposta é um Json-SMD.</text:p>
      <text:p text:style-name="Standard"><text:s text:c="5"/>* Um Json-SMD request para o Expresso3 é um request Json onde o método é nulo</text:p>
      <text:p text:style-name="Standard"><text:s text:c="5"/>* e params é vazio.</text:p>
      <text:p text:style-name="Standard"><text:s text:c="5"/>*</text:p>
      <text:p text:style-name="Standard"><text:s text:c="5"/>* @return Request serializado em Json</text:p>
      <text:p text:style-name="Standard"><text:s text:c="5"/>*/</text:p>
      <text:p text:style-name="Standard"><text:s text:c="4"/>public String generateSmdRequest() {</text:p>
      <text:p text:style-name="Standard"/>
      <text:p text:style-name="Standard"><text:s text:c="8"/>this.clearParams();</text:p>
      <text:p text:style-name="Standard"><text:s text:c="8"/>return generateRequest(null);</text:p>
      <text:p text:style-name="Standard"/>
      <text:p text:style-name="Standard"><text:s text:c="4"/>}</text:p>
      <text:p text:style-name="Standard"/>
      <text:p text:style-name="Standard"><text:s text:c="4"/>/**</text:p>
      <text:p text:style-name="Standard"><text:s text:c="5"/>* Método que monta um request Json-RPC.</text:p>
      <text:p text:style-name="Standard"><text:s text:c="5"/>* TODO: Criar método recursivo que gera parâmetros {@code} array, já que podemos</text:p>
      <text:p text:style-name="Standard"><text:s text:c="5"/>* ter vários níveis de recursão dentro deste tipo de parâmetros</text:p>
      <text:p text:style-name="Standard"><text:s text:c="5"/>*</text:p>
      <text:p text:style-name="Standard"><text:soft-page-break/><text:s text:c="5"/>* @param method Método a ser executado pelo servidor Expresso3. Ex: Tinebase.login</text:p>
      <text:p text:style-name="Standard"><text:s text:c="5"/>* @return Request serializado em Json</text:p>
      <text:p text:style-name="Standard"><text:s text:c="5"/>*/</text:p>
      <text:p text:style-name="Standard"><text:s text:c="4"/>public String generateRequest(String method) {</text:p>
      <text:p text:style-name="Standard"/>
      <text:p text:style-name="Standard"><text:s text:c="8"/>int id = Math.abs(rdm.nextInt());</text:p>
      <text:p text:style-name="Standard"><text:s text:c="8"/>StringWriter writer = new StringWriter();</text:p>
      <text:p text:style-name="Standard"><text:s text:c="8"/>JsonFactory factory = new JsonFactory();</text:p>
      <text:p text:style-name="Standard"/>
      <text:p text:style-name="Standard"><text:s text:c="8"/>try {</text:p>
      <text:p text:style-name="Standard"><text:s text:c="12"/>JsonGenerator gen = factory.createJsonGenerator(writer);</text:p>
      <text:p text:style-name="Standard"><text:s text:c="12"/>// Initialize Json</text:p>
      <text:p text:style-name="Standard"><text:s text:c="12"/>gen.writeStartObject();</text:p>
      <text:p text:style-name="Standard"><text:s text:c="12"/>gen.writeStringField("jsonrpc", JsonRpc.VERSION);</text:p>
      <text:p text:style-name="Standard"><text:s text:c="12"/></text:p>
      <text:p text:style-name="Standard"><text:s text:c="12"/>// Add method param</text:p>
      <text:p text:style-name="Standard"><text:s text:c="12"/>gen.writeStringField("method", method);</text:p>
      <text:p text:style-name="Standard"/>
      <text:p text:style-name="Standard"><text:s text:c="12"/>// Add params Object</text:p>
      <text:p text:style-name="Standard"><text:s text:c="12"/>gen.writeObjectFieldStart("params");</text:p>
      <text:p text:style-name="Standard"><text:s text:c="12"/></text:p>
      <text:p text:style-name="Standard"><text:s text:c="12"/>for (Iterator&lt;String&gt; i = this.params.keySet().iterator(); i.hasNext();) {</text:p>
      <text:p text:style-name="Standard"><text:s text:c="16"/>String param = i.next();</text:p>
      <text:p text:style-name="Standard"><text:s text:c="16"/>Object value = this.params.get(param);</text:p>
      <text:p text:style-name="Standard"/>
      <text:p text:style-name="Standard"><text:s text:c="16"/>if (value instanceof String) {</text:p>
      <text:p text:style-name="Standard"><text:s text:c="20"/>gen.writeStringField(param, (String) value);</text:p>
      <text:p text:style-name="Standard"><text:s text:c="16"/>}</text:p>
      <text:p text:style-name="Standard"><text:s text:c="16"/>else if (value instanceof Boolean) {</text:p>
      <text:p text:style-name="Standard"><text:s text:c="20"/>gen.writeBooleanField(param, ((Boolean) value).booleanValue());</text:p>
      <text:p text:style-name="Standard"><text:s text:c="16"/>}</text:p>
      <text:p text:style-name="Standard"><text:s text:c="16"/>else if (value instanceof Integer) {</text:p>
      <text:p text:style-name="Standard"><text:s text:c="20"/>gen.writeNumberField(param, ((Integer) value).intValue());</text:p>
      <text:p text:style-name="Standard"><text:s text:c="16"/>}</text:p>
      <text:p text:style-name="Standard"><text:s text:c="16"/>else if (value instanceof Long) {</text:p>
      <text:p text:style-name="Standard"><text:s text:c="20"/>gen.writeNumberField(param, ((Long) value).longValue());</text:p>
      <text:p text:style-name="Standard"><text:s text:c="16"/>}</text:p>
      <text:p text:style-name="Standard"><text:s text:c="16"/>else if (value instanceof BigInteger) {</text:p>
      <text:p text:style-name="Standard"><text:s text:c="20"/>gen.writeNumberField(param, ((BigInteger) value).longValue());</text:p>
      <text:p text:style-name="Standard"><text:s text:c="16"/>}</text:p>
      <text:p text:style-name="Standard"><text:s text:c="16"/>else if (value instanceof Double) {</text:p>
      <text:p text:style-name="Standard"><text:s text:c="20"/>gen.writeNumberField(param, ((Double) value).doubleValue());</text:p>
      <text:p text:style-name="Standard"><text:s text:c="16"/>}</text:p>
      <text:p text:style-name="Standard"><text:s text:c="16"/>else if (value instanceof BigDecimal) {</text:p>
      <text:p text:style-name="Standard"><text:s text:c="20"/>gen.writeNumberField(param, (BigDecimal) value);</text:p>
      <text:p text:style-name="Standard"><text:s text:c="16"/>}</text:p>
      <text:p text:style-name="Standard"><text:s text:c="16"/>else if (value instanceof ArrayList) {</text:p>
      <text:p text:style-name="Standard"><text:s text:c="20"/>ArrayList&lt;LinkedHashMap&lt;String, String&gt;&gt; values = <text:tab/><text:tab/><text:tab/><text:tab/><text:tab/><text:tab/>(ArrayList&lt;LinkedHashMap&lt;String, String&gt;&gt;) value;</text:p>
      <text:p text:style-name="Standard"/>
      <text:p text:style-name="Standard"><text:s text:c="20"/>// Start array</text:p>
      <text:p text:style-name="Standard"><text:s text:c="20"/>gen.writeArrayFieldStart(param);</text:p>
      <text:p text:style-name="Standard"><text:soft-page-break/><text:s text:c="20"/>for (LinkedHashMap&lt;String, String&gt; arrayValue : values) {</text:p>
      <text:p text:style-name="Standard"/>
      <text:p text:style-name="Standard"><text:s text:c="24"/>// Start Object</text:p>
      <text:p text:style-name="Standard"><text:s text:c="24"/>gen.writeStartObject();</text:p>
      <text:p text:style-name="Standard"><text:s text:c="24"/>for (Iterator&lt;String&gt; arrayI = arrayValue.keySet().iterator(); arrayI.hasNext();) {</text:p>
      <text:p text:style-name="Standard"><text:s text:c="28"/>String arrayKey = arrayI.next();</text:p>
      <text:p text:style-name="Standard"><text:s text:c="28"/>gen.writeStringField(arrayKey, arrayValue.get(arrayKey));</text:p>
      <text:p text:style-name="Standard"><text:s text:c="24"/>}</text:p>
      <text:p text:style-name="Standard"><text:s text:c="24"/>// End Object</text:p>
      <text:p text:style-name="Standard"><text:s text:c="24"/>gen.writeEndObject();</text:p>
      <text:p text:style-name="Standard"><text:s text:c="20"/>}</text:p>
      <text:p text:style-name="Standard"><text:s text:c="20"/>// End array</text:p>
      <text:p text:style-name="Standard"><text:s text:c="20"/>gen.writeEndArray();</text:p>
      <text:p text:style-name="Standard"><text:s text:c="16"/>}</text:p>
      <text:p text:style-name="Standard"><text:s text:c="12"/>}</text:p>
      <text:p text:style-name="Standard"><text:s text:c="12"/></text:p>
      <text:p text:style-name="Standard"><text:s text:c="12"/>// Close params Object</text:p>
      <text:p text:style-name="Standard"><text:s text:c="12"/>gen.writeEndObject();</text:p>
      <text:p text:style-name="Standard"/>
      <text:p text:style-name="Standard"><text:s text:c="12"/>// Add id field</text:p>
      <text:p text:style-name="Standard"><text:s text:c="12"/>gen.writeNumberField("id", id);</text:p>
      <text:p text:style-name="Standard"/>
      <text:p text:style-name="Standard"><text:s text:c="12"/>// End Json</text:p>
      <text:p text:style-name="Standard"><text:s text:c="12"/>gen.writeEndObject();</text:p>
      <text:p text:style-name="Standard"><text:s text:c="12"/>gen.close();</text:p>
      <text:p text:style-name="Standard"><text:s text:c="8"/>}</text:p>
      <text:p text:style-name="Standard"><text:s text:c="8"/>catch (IOException ex) {</text:p>
      <text:p text:style-name="Standard"><text:s text:c="12"/>Logger.getLogger(JsonRpc.class.getName()).log(Level.SEVERE, null, ex);</text:p>
      <text:p text:style-name="Standard"><text:s text:c="8"/>}</text:p>
      <text:p text:style-name="Standard"/>
      <text:p text:style-name="Standard"><text:s text:c="8"/>return writer.toString();</text:p>
      <text:p text:style-name="Standard"><text:s text:c="4"/>}</text:p>
      <text:p text:style-name="Standard"/>
      <text:p text:style-name="Standard"><text:s text:c="4"/>/**</text:p>
      <text:p text:style-name="Standard"><text:s text:c="5"/>* Método que limpa os parâmetros que serão usados para montar o request</text:p>
      <text:p text:style-name="Standard"><text:s text:c="5"/>*</text:p>
      <text:p text:style-name="Standard"><text:s text:c="5"/>*/</text:p>
      <text:p text:style-name="Standard"><text:s text:c="4"/>public void clearParams() {</text:p>
      <text:p text:style-name="Standard"><text:s text:c="8"/>this.params = new HashMap&lt;String, Object&gt;();</text:p>
      <text:p text:style-name="Standard"><text:s text:c="4"/>}</text:p>
      <text:p text:style-name="Standard"/>
      <text:p text:style-name="Standard"><text:s text:c="4"/>/**</text:p>
      <text:p text:style-name="Standard"><text:s text:c="5"/>* Adiciona um parâmetro ao método que está sendo criado</text:p>
      <text:p text:style-name="Standard"><text:s text:c="5"/>*</text:p>
      <text:p text:style-name="Standard"><text:s text:c="5"/>* @param param Nome do parâmetro do método</text:p>
      <text:p text:style-name="Standard"><text:s text:c="5"/>* @param value Valor do parâmetro</text:p>
      <text:p text:style-name="Standard"><text:s text:c="5"/>*/</text:p>
      <text:p text:style-name="Standard"><text:s text:c="4"/>public void addParam(String param, Object value){</text:p>
      <text:p text:style-name="Standard"><text:s text:c="8"/>this.params.put(param, value);</text:p>
      <text:p text:style-name="Standard"><text:s text:c="4"/>}</text:p>
      <text:p text:style-name="Standard"/>
      <text:p text:style-name="Standard"><text:soft-page-break/><text:s text:c="4"/>/**</text:p>
      <text:p text:style-name="Standard"><text:s text:c="5"/>* Adiciona um conjunto ({@code} Map&lt;String, String&gt;) com os parâmetros do</text:p>
      <text:p text:style-name="Standard"><text:s text:c="5"/>* método a ser chamado</text:p>
      <text:p text:style-name="Standard"><text:s text:c="5"/>*</text:p>
      <text:p text:style-name="Standard"><text:s text:c="5"/>* @param params Um mapa com todos os parâmetros</text:p>
      <text:p text:style-name="Standard"><text:s text:c="5"/>*/</text:p>
      <text:p text:style-name="Standard"><text:s text:c="4"/>public void setParams(Map&lt;String, Object&gt; params) {</text:p>
      <text:p text:style-name="Standard"><text:s text:c="8"/>this.params = params;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P16">Classe JsonSMD.java</text:p>
      <text:p text:style-name="Standard"/>
      <text:p text:style-name="Standard">package json;</text:p>
      <text:p text:style-name="Standard"/>
      <text:p text:style-name="Standard">import java.io.IOException;</text:p>
      <text:p text:style-name="Standard">import java.io.Writer;</text:p>
      <text:p text:style-name="Standard">import java.util.ArrayList;</text:p>
      <text:p text:style-name="Standard">import java.util.Iterator;</text:p>
      <text:p text:style-name="Standard">import java.util.LinkedHashMap;</text:p>
      <text:p text:style-name="Standard">import java.util.Map;</text:p>
      <text:p text:style-name="Standard">import org.codehaus.jackson.annotate.JsonIgnoreProperties;</text:p>
      <text:p text:style-name="Standard"/>
      <text:p text:style-name="Standard">/**</text:p>
      <text:p text:style-name="Standard"><text:s/>* Classe que mapeia o conteúdo da resposta de um request Json-SMD</text:p>
      <text:p text:style-name="Standard"><text:s/>*</text:p>
      <text:p text:style-name="Standard"><text:s/>* @author "Mário César Kolling" &lt;mario.kolling@serpro.gov.br&gt;</text:p>
      <text:p text:style-name="Standard"><text:s/>*/</text:p>
      <text:p text:style-name="Standard">@JsonIgnoreProperties(ignoreUnknown = true)</text:p>
      <text:p text:style-name="Standard">public class JsonSMD {</text:p>
      <text:p text:style-name="Standard"/>
      <text:p text:style-name="Standard"><text:s text:c="4"/>/**</text:p>
      <text:p text:style-name="Standard"><text:s text:c="5"/>* Classe que mapeia os serviços que o Expresso3 suporta</text:p>
      <text:p text:style-name="Standard"><text:s text:c="5"/>*/</text:p>
      <text:p text:style-name="Standard"><text:s text:c="4"/>public static class Service {</text:p>
      <text:p text:style-name="Standard"><text:s text:c="8"/></text:p>
      <text:p text:style-name="Standard"><text:s text:c="8"/>private String _envelope, _transport;</text:p>
      <text:p text:style-name="Standard"><text:s text:c="8"/>private Object _returns;</text:p>
      <text:p text:style-name="Standard"><text:s text:c="8"/>private ArrayList&lt;Object&gt; _parameters;</text:p>
      <text:p text:style-name="Standard"/>
      <text:p text:style-name="Standard"><text:s text:c="8"/>public String getEnvelope() {</text:p>
      <text:p text:style-name="Standard"><text:s text:c="12"/>return _envelope;</text:p>
      <text:p text:style-name="Standard"><text:s text:c="8"/>}</text:p>
      <text:p text:style-name="Standard"/>
      <text:p text:style-name="Standard"><text:s text:c="8"/>public ArrayList&lt;Object&gt; getParameters() {</text:p>
      <text:p text:style-name="Standard"><text:s text:c="12"/>return _parameters;</text:p>
      <text:p text:style-name="Standard"><text:s text:c="8"/>}</text:p>
      <text:p text:style-name="Standard"/>
      <text:p text:style-name="Standard"><text:s text:c="8"/>public String getTransport() {</text:p>
      <text:p text:style-name="Standard"><text:s text:c="12"/>return _transport;</text:p>
      <text:p text:style-name="Standard"><text:soft-page-break/><text:s text:c="8"/>}</text:p>
      <text:p text:style-name="Standard"/>
      <text:p text:style-name="Standard"><text:s text:c="8"/>public Object getReturns() {</text:p>
      <text:p text:style-name="Standard"><text:s text:c="12"/>return _returns;</text:p>
      <text:p text:style-name="Standard"><text:s text:c="8"/>}</text:p>
      <text:p text:style-name="Standard"/>
      <text:p text:style-name="Standard"><text:s text:c="8"/>public void setEnvelope(String _envelope) {</text:p>
      <text:p text:style-name="Standard"><text:s text:c="12"/>this._envelope = _envelope;</text:p>
      <text:p text:style-name="Standard"><text:s text:c="8"/>}</text:p>
      <text:p text:style-name="Standard"/>
      <text:p text:style-name="Standard"><text:s text:c="8"/>public void setParameters(ArrayList&lt;Object&gt; _parameters) {</text:p>
      <text:p text:style-name="Standard"><text:s text:c="12"/>this._parameters = _parameters;</text:p>
      <text:p text:style-name="Standard"><text:s text:c="8"/>}</text:p>
      <text:p text:style-name="Standard"/>
      <text:p text:style-name="Standard"><text:s text:c="8"/>public void setTransport(String _transport) {</text:p>
      <text:p text:style-name="Standard"><text:s text:c="12"/>this._transport = _transport;</text:p>
      <text:p text:style-name="Standard"><text:s text:c="8"/>}</text:p>
      <text:p text:style-name="Standard"/>
      <text:p text:style-name="Standard"><text:s text:c="8"/>public void setReturns(Object returns) {</text:p>
      <text:p text:style-name="Standard"><text:s text:c="12"/>this._returns = returns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private Double _SMDVersion;</text:p>
      <text:p text:style-name="Standard"><text:s text:c="4"/>private String _transport, _envelope, _contentType, _target;</text:p>
      <text:p text:style-name="Standard"><text:s text:c="4"/>private Map&lt;String, Service&gt; _services;</text:p>
      <text:p text:style-name="Standard"/>
      <text:p text:style-name="Standard"><text:s text:c="4"/>public Double getSMDVersion() {</text:p>
      <text:p text:style-name="Standard"><text:s text:c="8"/>return _SMDVersion;</text:p>
      <text:p text:style-name="Standard"><text:s text:c="4"/>}</text:p>
      <text:p text:style-name="Standard"/>
      <text:p text:style-name="Standard"><text:s text:c="4"/>public String getContentType() {</text:p>
      <text:p text:style-name="Standard"><text:s text:c="8"/>return _contentType;</text:p>
      <text:p text:style-name="Standard"><text:s text:c="4"/>}</text:p>
      <text:p text:style-name="Standard"/>
      <text:p text:style-name="Standard"><text:s text:c="4"/>public String getEnvelope() {</text:p>
      <text:p text:style-name="Standard"><text:s text:c="8"/>return _envelope;</text:p>
      <text:p text:style-name="Standard"><text:s text:c="4"/>}</text:p>
      <text:p text:style-name="Standard"/>
      <text:p text:style-name="Standard"><text:s text:c="4"/>public Map&lt;String, Service&gt; getServices() {</text:p>
      <text:p text:style-name="Standard"><text:s text:c="8"/>return _services;</text:p>
      <text:p text:style-name="Standard"><text:s text:c="4"/>}</text:p>
      <text:p text:style-name="Standard"/>
      <text:p text:style-name="Standard"><text:s text:c="4"/>public String getTarget() {</text:p>
      <text:p text:style-name="Standard"><text:s text:c="8"/>return _target;</text:p>
      <text:p text:style-name="Standard"><text:s text:c="4"/>}</text:p>
      <text:p text:style-name="Standard"/>
      <text:p text:style-name="Standard"><text:s text:c="4"/>public String getTransport() {</text:p>
      <text:p text:style-name="Standard"><text:s text:c="8"/>return _transport;</text:p>
      <text:p text:style-name="Standard"><text:s text:c="4"/>}</text:p>
      <text:p text:style-name="Standard"/>
      <text:p text:style-name="Standard"><text:soft-page-break/><text:s text:c="4"/>public void setSMDVersion(Double _SMDVersion) {</text:p>
      <text:p text:style-name="Standard"><text:s text:c="8"/>this._SMDVersion = _SMDVersion;</text:p>
      <text:p text:style-name="Standard"><text:s text:c="4"/>}</text:p>
      <text:p text:style-name="Standard"/>
      <text:p text:style-name="Standard"><text:s text:c="4"/>public void setContentType(String _contentType) {</text:p>
      <text:p text:style-name="Standard"><text:s text:c="8"/>this._contentType = _contentType;</text:p>
      <text:p text:style-name="Standard"><text:s text:c="4"/>}</text:p>
      <text:p text:style-name="Standard"/>
      <text:p text:style-name="Standard"><text:s text:c="4"/>public void setEnvelope(String _envelope) {</text:p>
      <text:p text:style-name="Standard"><text:s text:c="8"/>this._envelope = _envelope;</text:p>
      <text:p text:style-name="Standard"><text:s text:c="4"/>}</text:p>
      <text:p text:style-name="Standard"/>
      <text:p text:style-name="Standard"><text:s text:c="4"/>public void setServices(Map&lt;String, Service&gt; _services) {</text:p>
      <text:p text:style-name="Standard"><text:s text:c="8"/>this._services = _services;</text:p>
      <text:p text:style-name="Standard"><text:s text:c="4"/>}</text:p>
      <text:p text:style-name="Standard"/>
      <text:p text:style-name="Standard"><text:s text:c="4"/>public void setTarget(String _target) {</text:p>
      <text:p text:style-name="Standard"><text:s text:c="8"/>this._target = _target;</text:p>
      <text:p text:style-name="Standard"><text:s text:c="4"/>}</text:p>
      <text:p text:style-name="Standard"/>
      <text:p text:style-name="Standard"><text:s text:c="4"/>public void setTransport(String _transport) {</text:p>
      <text:p text:style-name="Standard"><text:s text:c="8"/>this._transport = _transport;</text:p>
      <text:p text:style-name="Standard"><text:s text:c="4"/>}</text:p>
      <text:p text:style-name="Standard"/>
      <text:p text:style-name="Standard"><text:s text:c="4"/>/**</text:p>
      <text:p text:style-name="Standard"><text:s text:c="5"/>* Imprime o conteúdo desta resposta</text:p>
      <text:p text:style-name="Standard"><text:s text:c="5"/>*/</text:p>
      <text:p text:style-name="Standard"><text:s text:c="4"/>@SuppressWarnings("empty-statement")</text:p>
      <text:p text:style-name="Standard"><text:s text:c="4"/>public void printContent() {</text:p>
      <text:p text:style-name="Standard"/>
      <text:p text:style-name="Standard"><text:s text:c="8"/>System.out.println("Transport: " + this.getTransport());</text:p>
      <text:p text:style-name="Standard"><text:s text:c="8"/>System.out.println("Envelope: " + this.getEnvelope());</text:p>
      <text:p text:style-name="Standard"><text:s text:c="8"/>System.out.println("ContentType: " + this.getContentType());</text:p>
      <text:p text:style-name="Standard"><text:s text:c="8"/>System.out.println("Target: " + this.getTarget());</text:p>
      <text:p text:style-name="Standard"><text:s text:c="8"/>System.out.println("Services: ");</text:p>
      <text:p text:style-name="Standard"/>
      <text:p text:style-name="Standard"><text:s text:c="8"/>for (Iterator&lt;String&gt; i = getServices().keySet().iterator(); i.hasNext();){</text:p>
      <text:p text:style-name="Standard"><text:s text:c="12"/>String serviceName = i.next();</text:p>
      <text:p text:style-name="Standard"><text:s text:c="12"/>System.out.println("\t"+serviceName+": ");</text:p>
      <text:p text:style-name="Standard"><text:s text:c="12"/>System.out.println("\t\tTransport: " + getServices().get(serviceName).getTransport());</text:p>
      <text:p text:style-name="Standard"><text:s text:c="12"/>System.out.println("\t\tEnvelope: " + getServices().get(serviceName).getEnvelope());</text:p>
      <text:p text:style-name="Standard"><text:s text:c="12"/>System.out.println("\t\tReturns: " + getServices().get(serviceName).getReturns());</text:p>
      <text:p text:style-name="Standard"><text:s text:c="12"/>System.out.println("\t\tParameters: ");</text:p>
      <text:p text:style-name="Standard"/>
      <text:p text:style-name="Standard"><text:s text:c="12"/>for (Object params : getServices().get(serviceName).getParameters()){</text:p>
      <text:p text:style-name="Standard"><text:s text:c="16"/>if (params instanceof LinkedHashMap) {</text:p>
      <text:p text:style-name="Standard"><text:s text:c="20"/>LinkedHashMap&lt;String, Object&gt; lhm = (LinkedHashMap&lt;String, Object&gt;) params;</text:p>
      <text:p text:style-name="Standard"><text:s text:c="20"/>for (Iterator&lt;String&gt; j = lhm.keySet().iterator(); j.hasNext();) {</text:p>
      <text:p text:style-name="Standard"><text:s text:c="24"/>String paramKey = j.next();</text:p>
      <text:p text:style-name="Standard"><text:soft-page-break/><text:s text:c="24"/>System.out.println("\t\t\t"+paramKey+": "+lhm.get(paramKey))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/**</text:p>
      <text:p text:style-name="Standard"><text:s text:c="5"/>* Escreve o conteúdo desta resposta em um writer</text:p>
      <text:p text:style-name="Standard"><text:s text:c="5"/>*</text:p>
      <text:p text:style-name="Standard"><text:s text:c="5"/>* @param writer Para onde escreveremos</text:p>
      <text:p text:style-name="Standard"><text:s text:c="5"/>* @throws IOException</text:p>
      <text:p text:style-name="Standard"><text:s text:c="5"/>*/</text:p>
      <text:p text:style-name="Standard"><text:s text:c="4"/>public void writeContent(Writer writer) throws IOException {</text:p>
      <text:p text:style-name="Standard"/>
      <text:p text:style-name="Standard"><text:s text:c="8"/>writer.write("Transport: " + this.getTransport()); writer.write('\n');</text:p>
      <text:p text:style-name="Standard"><text:s text:c="8"/>writer.write("Envelope: " + this.getEnvelope()); writer.write('\n');</text:p>
      <text:p text:style-name="Standard"><text:s text:c="8"/>writer.write("ContentType: " + this.getContentType()); writer.write('\n');</text:p>
      <text:p text:style-name="Standard"><text:s text:c="8"/>writer.write("Target: " + this.getTarget()); writer.write('\n');</text:p>
      <text:p text:style-name="Standard"><text:s text:c="8"/>writer.write("Services: "); writer.write('\n');</text:p>
      <text:p text:style-name="Standard"/>
      <text:p text:style-name="Standard"><text:s text:c="8"/>for (Iterator&lt;String&gt; i = getServices().keySet().iterator(); i.hasNext();){</text:p>
      <text:p text:style-name="Standard"><text:s text:c="12"/>String serviceName = i.next();</text:p>
      <text:p text:style-name="Standard"><text:s text:c="12"/>writer.write("\t"+serviceName+": "); writer.write('\n');</text:p>
      <text:p text:style-name="Standard"><text:s text:c="12"/>writer.write("\t\tTransport: " + getServices().get(serviceName).getTransport()); <text:tab/><text:tab/>writer.write('\n');</text:p>
      <text:p text:style-name="Standard"><text:s text:c="12"/>writer.write("\t\tEnvelope: " + getServices().get(serviceName).getEnvelope()); <text:tab/>writer.write('\n');</text:p>
      <text:p text:style-name="Standard"><text:s text:c="12"/>writer.write("\t\tReturns: " + getServices().get(serviceName).getReturns()); writer.write('\n');</text:p>
      <text:p text:style-name="Standard"><text:s text:c="12"/>writer.write("\t\tParameters: "); writer.write('\n');</text:p>
      <text:p text:style-name="Standard"/>
      <text:p text:style-name="Standard"><text:s text:c="12"/>for (Object params : getServices().get(serviceName).getParameters()){</text:p>
      <text:p text:style-name="Standard"><text:s text:c="16"/>if (params instanceof LinkedHashMap) {</text:p>
      <text:p text:style-name="Standard"><text:s text:c="20"/>LinkedHashMap&lt;String, Object&gt; lhm = (LinkedHashMap&lt;String, Object&gt;) params;</text:p>
      <text:p text:style-name="Standard"><text:s text:c="20"/>for (Iterator&lt;String&gt; j = lhm.keySet().iterator(); j.hasNext();) {</text:p>
      <text:p text:style-name="Standard"><text:s text:c="24"/>String paramKey = j.next();</text:p>
      <text:p text:style-name="Standard"><text:s text:c="24"/>writer.write("\t\t\t"+paramKey+": "+lhm.get(paramKey)); writer.write('\n');</text:p>
      <text:p text:style-name="Standard"><text:s text:c="20"/>}</text:p>
      <text:p text:style-name="Standard"><text:s text:c="20"/>writer.write('\n')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writer.close();</text:p>
      <text:p text:style-name="Standard"/>
      <text:p text:style-name="Standard"><text:s text:c="4"/>}</text:p>
      <text:p text:style-name="Standard"/>
      <text:p text:style-name="Standard">}</text:p>
      <text:p text:style-name="Standard"/>
      <text:p text:style-name="Standard"><text:soft-page-break/></text:p>
      <text:p text:style-name="P16">Classe JsonLoginResponse.java</text:p>
      <text:p text:style-name="P15"/>
      <text:p text:style-name="P15">package json;</text:p>
      <text:p text:style-name="P15"/>
      <text:p text:style-name="P15">import org.codehaus.jackson.annotate.JsonIgnoreProperties;</text:p>
      <text:p text:style-name="P15"/>
      <text:p text:style-name="P15">/**</text:p>
      <text:p text:style-name="P15"><text:s/>* Classe que define um objeto que mapeia a resposta do método Tinebase.login</text:p>
      <text:p text:style-name="P15"><text:s/>* TODO: Definir classe abstrata GenericResponse e especializar a classe result</text:p>
      <text:p text:style-name="P15"><text:s/>* para cada método a ser tratado</text:p>
      <text:p text:style-name="P15"><text:s/>* @author "Mário César Kolling" &lt;mario.kolling@serpro.gov.br&gt;</text:p>
      <text:p text:style-name="P15"><text:s/>*/</text:p>
      <text:p text:style-name="P15">@JsonIgnoreProperties(ignoreUnknown = true)</text:p>
      <text:p text:style-name="P15">public class JsonLoginResponse {</text:p>
      <text:p text:style-name="P15"/>
      <text:p text:style-name="P15"><text:s text:c="4"/>// Classe que Mapeia um Objeto Account</text:p>
      <text:p text:style-name="P15"><text:s text:c="4"/>// TODO: Defininir como uma classe do pacote json, ao invés de uma classe</text:p>
      <text:p text:style-name="P15"><text:s text:c="4"/>// interna da Classe JsonLoginResponse</text:p>
      <text:p text:style-name="P15"><text:s text:c="4"/>public static class Account {</text:p>
      <text:p text:style-name="P15"><text:s text:c="8"/>private String _accountId, _accountDisplayName, _accountFullName, _accountFirstName,</text:p>
      <text:p text:style-name="P15"><text:s text:c="16"/>_accountLastName, _contact_id;</text:p>
      <text:p text:style-name="P15"/>
      <text:p text:style-name="P15"><text:s text:c="8"/>public String getAccountDisplayName() {</text:p>
      <text:p text:style-name="P15"><text:s text:c="12"/>return _accountDisplayName;</text:p>
      <text:p text:style-name="P15"><text:s text:c="8"/>}</text:p>
      <text:p text:style-name="P15"/>
      <text:p text:style-name="P15"><text:s text:c="8"/>public String getAccountFirstName() {</text:p>
      <text:p text:style-name="P15"><text:s text:c="12"/>return _accountFirstName;</text:p>
      <text:p text:style-name="P15"><text:s text:c="8"/>}</text:p>
      <text:p text:style-name="P15"/>
      <text:p text:style-name="P15"><text:s text:c="8"/>public String getAccountFullName() {</text:p>
      <text:p text:style-name="P15"><text:s text:c="12"/>return _accountFullName;</text:p>
      <text:p text:style-name="P15"><text:s text:c="8"/>}</text:p>
      <text:p text:style-name="P15"/>
      <text:p text:style-name="P15"><text:s text:c="8"/>public String getAccountId() {</text:p>
      <text:p text:style-name="P15"><text:s text:c="12"/>return _accountId;</text:p>
      <text:p text:style-name="P15"><text:s text:c="8"/>}</text:p>
      <text:p text:style-name="P15"/>
      <text:p text:style-name="P15"><text:s text:c="8"/>public String getAccountLastName() {</text:p>
      <text:p text:style-name="P15"><text:s text:c="12"/>return _accountLastName;</text:p>
      <text:p text:style-name="P15"><text:s text:c="8"/>}</text:p>
      <text:p text:style-name="P15"/>
      <text:p text:style-name="P15"><text:s text:c="8"/>public String getContact_id() {</text:p>
      <text:p text:style-name="P15"><text:s text:c="12"/>return _contact_id;</text:p>
      <text:p text:style-name="P15"><text:s text:c="8"/>}</text:p>
      <text:p text:style-name="P15"/>
      <text:p text:style-name="P15"><text:s text:c="8"/>public void setAccountDisplayName(String _accountDisplayName) {</text:p>
      <text:p text:style-name="P15"><text:s text:c="12"/>this._accountDisplayName = _accountDisplayName;</text:p>
      <text:p text:style-name="P15"><text:s text:c="8"/>}</text:p>
      <text:p text:style-name="P15"/>
      <text:p text:style-name="P15"><text:soft-page-break/><text:s text:c="8"/>public void setAccountFirstName(String _accountFirstName) {</text:p>
      <text:p text:style-name="P15"><text:s text:c="12"/>this._accountFirstName = _accountFirstName;</text:p>
      <text:p text:style-name="P15"><text:s text:c="8"/>}</text:p>
      <text:p text:style-name="P15"/>
      <text:p text:style-name="P15"><text:s text:c="8"/>public void setAccountFullName(String _accountFullName) {</text:p>
      <text:p text:style-name="P15"><text:s text:c="12"/>this._accountFullName = _accountFullName;</text:p>
      <text:p text:style-name="P15"><text:s text:c="8"/>}</text:p>
      <text:p text:style-name="P15"/>
      <text:p text:style-name="P15"><text:s text:c="8"/>public void setAccountId(String _accountId) {</text:p>
      <text:p text:style-name="P15"><text:s text:c="12"/>this._accountId = _accountId;</text:p>
      <text:p text:style-name="P15"><text:s text:c="8"/>}</text:p>
      <text:p text:style-name="P15"/>
      <text:p text:style-name="P15"><text:s text:c="8"/>public void setAccountLastName(String _accountLastName) {</text:p>
      <text:p text:style-name="P15"><text:s text:c="12"/>this._accountLastName = _accountLastName;</text:p>
      <text:p text:style-name="P15"><text:s text:c="8"/>}</text:p>
      <text:p text:style-name="P15"/>
      <text:p text:style-name="P15"><text:s text:c="8"/>public void setContact_id(String _contact_id) {</text:p>
      <text:p text:style-name="P15"><text:s text:c="12"/>this._contact_id = _contact_id;</text:p>
      <text:p text:style-name="P15"><text:s text:c="8"/>}</text:p>
      <text:p text:style-name="P15"><text:s text:c="8"/></text:p>
      <text:p text:style-name="P15"><text:s text:c="4"/>}</text:p>
      <text:p text:style-name="P15"/>
      <text:p text:style-name="P15"><text:s text:c="4"/>// Classe que mapeia o resultado</text:p>
      <text:p text:style-name="P15"><text:s text:c="4"/>public static class Result {</text:p>
      <text:p text:style-name="P15"/>
      <text:p text:style-name="P15"><text:s text:c="8"/>private String _jsonKey, _welcomeMessage, _errorMessage;</text:p>
      <text:p text:style-name="P15"><text:s text:c="8"/>private boolean _success;</text:p>
      <text:p text:style-name="P15"><text:s text:c="8"/>private Account _account;</text:p>
      <text:p text:style-name="P15"/>
      <text:p text:style-name="P15"><text:s text:c="8"/>public Account getAccount() {</text:p>
      <text:p text:style-name="P15"><text:s text:c="12"/>return _account;</text:p>
      <text:p text:style-name="P15"><text:s text:c="8"/>}</text:p>
      <text:p text:style-name="P15"/>
      <text:p text:style-name="P15"><text:s text:c="8"/>public String getJsonKey() {</text:p>
      <text:p text:style-name="P15"><text:s text:c="12"/>return _jsonKey;</text:p>
      <text:p text:style-name="P15"><text:s text:c="8"/>}</text:p>
      <text:p text:style-name="P15"/>
      <text:p text:style-name="P15"><text:s text:c="8"/>public boolean getSuccess() {</text:p>
      <text:p text:style-name="P15"><text:s text:c="12"/>return _success;</text:p>
      <text:p text:style-name="P15"><text:s text:c="8"/>}</text:p>
      <text:p text:style-name="P15"/>
      <text:p text:style-name="P15"><text:s text:c="8"/>public String getWelcomeMessage() {</text:p>
      <text:p text:style-name="P15"><text:s text:c="12"/>return _welcomeMessage;</text:p>
      <text:p text:style-name="P15"><text:s text:c="8"/>}</text:p>
      <text:p text:style-name="P15"/>
      <text:p text:style-name="P15"><text:s text:c="8"/>public String getErrorMessage() {</text:p>
      <text:p text:style-name="P15"><text:s text:c="12"/>return _errorMessage;</text:p>
      <text:p text:style-name="P15"><text:s text:c="8"/>}</text:p>
      <text:p text:style-name="P15"/>
      <text:p text:style-name="P15"><text:s text:c="8"/>public void setAccount(Account _account) {</text:p>
      <text:p text:style-name="P15"><text:s text:c="12"/>this._account = _account;</text:p>
      <text:p text:style-name="P15"><text:s text:c="8"/>}</text:p>
      <text:p text:style-name="P15"><text:soft-page-break/></text:p>
      <text:p text:style-name="P15"><text:s text:c="8"/>public void setJsonKey(String _jsonKey) {</text:p>
      <text:p text:style-name="P15"><text:s text:c="12"/>this._jsonKey = _jsonKey;</text:p>
      <text:p text:style-name="P15"><text:s text:c="8"/>}</text:p>
      <text:p text:style-name="P15"/>
      <text:p text:style-name="P15"><text:s text:c="8"/>public void setSuccess(boolean _success) {</text:p>
      <text:p text:style-name="P15"><text:s text:c="12"/>this._success = _success;</text:p>
      <text:p text:style-name="P15"><text:s text:c="8"/>}</text:p>
      <text:p text:style-name="P15"/>
      <text:p text:style-name="P15"><text:s text:c="8"/>public void setWelcomeMessage(String _welcomeMessage) {</text:p>
      <text:p text:style-name="P15"><text:s text:c="12"/>this._welcomeMessage = _welcomeMessage;</text:p>
      <text:p text:style-name="P15"><text:s text:c="8"/>}</text:p>
      <text:p text:style-name="P15"/>
      <text:p text:style-name="P15"><text:s text:c="8"/>public void setErrorMessage(String _errorMessage) {</text:p>
      <text:p text:style-name="P15"><text:s text:c="12"/>this._errorMessage = _errorMessage;</text:p>
      <text:p text:style-name="P15"><text:s text:c="8"/>}</text:p>
      <text:p text:style-name="P15"/>
      <text:p text:style-name="P15"><text:s text:c="4"/>}</text:p>
      <text:p text:style-name="P15"/>
      <text:p text:style-name="P15"><text:s text:c="4"/>private int _id;</text:p>
      <text:p text:style-name="P15"><text:s text:c="4"/>private String _jsonrpc;</text:p>
      <text:p text:style-name="P15"><text:s text:c="4"/>private Result _result;</text:p>
      <text:p text:style-name="P15"/>
      <text:p text:style-name="P15"><text:s text:c="4"/>public int getId() {</text:p>
      <text:p text:style-name="P15"><text:s text:c="8"/>return _id;</text:p>
      <text:p text:style-name="P15"><text:s text:c="4"/>}</text:p>
      <text:p text:style-name="P15"/>
      <text:p text:style-name="P15"><text:s text:c="4"/>public String getJsonrpc() {</text:p>
      <text:p text:style-name="P15"><text:s text:c="8"/>return _jsonrpc;</text:p>
      <text:p text:style-name="P15"><text:s text:c="4"/>}</text:p>
      <text:p text:style-name="P15"/>
      <text:p text:style-name="P15"><text:s text:c="4"/>public Result getResult() {</text:p>
      <text:p text:style-name="P15"><text:s text:c="8"/>return _result;</text:p>
      <text:p text:style-name="P15"><text:s text:c="4"/>}</text:p>
      <text:p text:style-name="P15"/>
      <text:p text:style-name="P15"><text:s text:c="4"/>public void setId(int _id) {</text:p>
      <text:p text:style-name="P15"><text:s text:c="8"/>this._id = _id;</text:p>
      <text:p text:style-name="P15"><text:s text:c="4"/>}</text:p>
      <text:p text:style-name="P15"/>
      <text:p text:style-name="P15"><text:s text:c="4"/>public void setJsonrpc(String _jsonrpc) {</text:p>
      <text:p text:style-name="P15"><text:s text:c="8"/>this._jsonrpc = _jsonrpc;</text:p>
      <text:p text:style-name="P15"><text:s text:c="4"/>}</text:p>
      <text:p text:style-name="P15"/>
      <text:p text:style-name="P15"><text:s text:c="4"/>public void setResult(Result _result) {</text:p>
      <text:p text:style-name="P15"><text:s text:c="8"/>this._result = _result;</text:p>
      <text:p text:style-name="P15"><text:s text:c="4"/>}</text:p>
      <text:p text:style-name="P15"/>
      <text:p text:style-name="P15">}</text:p>
      <text:h text:style-name="Heading_20_2" text:outline-level="2">Ruby – Conecta, Loga e Pesquisa Msgs do Usuário</text:h>
      <text:p text:style-name="P8"><text:tab/>Este script conecta, busca os serviços de um usuário não logado, loga um usuário, <text:soft-page-break/>pesquisa na caixa de mensagens as mensagens do usuário e então lista os serviços do usuário logado.</text:p>
      <text:p text:style-name="Text_20_body">require 'net/http' </text:p>
      <text:p text:style-name="Text_20_body">require 'rubygems' </text:p>
      <text:p text:style-name="Text_20_body">require 'json' </text:p>
      <text:p text:style-name="Text_20_body"/>
      <text:p text:style-name="Text_20_body">#classe para fazer a conexão com o expresso3/tine20 </text:p>
      <text:p text:style-name="Text_20_body">class JSONRPCTineConnection </text:p>
      <text:p text:style-name="Text_20_body"><text:s text:c="2"/>OUR_UNSAFE = /[^ _\.!~*'()a-zA-Z\d;\/?:@&amp;=+$,{}\"-]/nm unless defined?(OUR_UNSAFE) </text:p>
      <text:p text:style-name="Text_20_body"><text:s text:c="2"/>@req = nil </text:p>
      <text:p text:style-name="Text_20_body"><text:s text:c="2"/>@uri = nil </text:p>
      <text:p text:style-name="Text_20_body"><text:s text:c="2"/>@host = nil </text:p>
      <text:p text:style-name="Text_20_body"><text:s text:c="2"/>@port = nil </text:p>
      <text:p text:style-name="Text_20_body"><text:s text:c="2"/>@json_key = nil </text:p>
      <text:p text:style-name="Text_20_body"><text:s text:c="2"/>@tine_key = nil </text:p>
      <text:p text:style-name="Text_20_body"><text:s text:c="2"/></text:p>
      <text:p text:style-name="Text_20_body"><text:s text:c="2"/>def initialize(uri) </text:p>
      <text:p text:style-name="Text_20_body"><text:s text:c="4"/>@uri = URI.parse(uri) </text:p>
      <text:p text:style-name="Text_20_body"><text:s text:c="4"/>@host = @uri.host </text:p>
      <text:p text:style-name="Text_20_body"><text:s text:c="4"/>@port = @uri.port </text:p>
      <text:p text:style-name="Text_20_body"><text:s text:c="2"/>end </text:p>
      <text:p text:style-name="Text_20_body"><text:s text:c="2"/></text:p>
      <text:p text:style-name="Text_20_body"><text:s text:c="2"/>def send(method, method_id, args=nil) </text:p>
      <text:p text:style-name="Text_20_body"><text:s text:c="4"/>@req = Net::HTTP::Post.new(@uri.request_uri, initheader = {'Content-Type' =&gt;'application/json'}) </text:p>
      <text:p text:style-name="Text_20_body"><text:s text:c="4"/></text:p>
      <text:p text:style-name="Text_20_body"><text:s text:c="4"/>json_body = {:jsonrpc =&gt; '2.0', :method =&gt; method, :id =&gt; method_id} </text:p>
      <text:p text:style-name="Text_20_body"><text:s text:c="4"/>json_body.merge!({:params =&gt; args}) unless args.nil? </text:p>
      <text:p text:style-name="Text_20_body"><text:s text:c="4"/></text:p>
      <text:p text:style-name="Text_20_body"><text:s text:c="4"/>@req.body = uri_escape_sanely( json_body.to_json ) </text:p>
      <text:p text:style-name="Text_20_body"/>
      <text:p text:style-name="Text_20_body"><text:s text:c="4"/>add_request_fields #headers e cookies </text:p>
      <text:p text:style-name="Text_20_body"><text:s text:c="4"/></text:p>
      <text:p text:style-name="Text_20_body"><text:s text:c="4"/>response, body = Net::HTTP.new(@uri.host, @uri.port).start {|http| http.request(@req) } </text:p>
      <text:p text:style-name="Text_20_body"/>
      <text:p text:style-name="Text_20_body"><text:s text:c="4"/>puts "Response #{response.code} #{response.message}: #{response.body}" </text:p>
      <text:p text:style-name="Text_20_body"><text:soft-page-break/></text:p>
      <text:p text:style-name="Text_20_body"><text:s text:c="4"/>json_return = JSON.parse(body) </text:p>
      <text:p text:style-name="Text_20_body"><text:s text:c="4"/></text:p>
      <text:p text:style-name="Text_20_body"><text:s text:c="4"/>unless @tine_key &amp;&amp; @json_key </text:p>
      <text:p text:style-name="Text_20_body"><text:s text:c="6"/>@json_key = json_return['result']['jsonKey'] if json_return['result'] </text:p>
      <text:p text:style-name="Text_20_body"><text:s text:c="6"/>@tine_key = response.get_fields('Set-Cookie').to_s.split(';')[0].split('=')[1] </text:p>
      <text:p text:style-name="Text_20_body"><text:s text:c="4"/>end </text:p>
      <text:p text:style-name="Text_20_body"><text:s text:c="4"/></text:p>
      <text:p text:style-name="Text_20_body"><text:s text:c="4"/>puts "TINE_KEY: "+@tine_key if @tine_key </text:p>
      <text:p text:style-name="Text_20_body"><text:s text:c="4"/>puts "JSON_KEY: "+@json_key if @json_key </text:p>
      <text:p text:style-name="Text_20_body"/>
      <text:p text:style-name="Text_20_body"><text:s text:c="4"/>return response, body </text:p>
      <text:p text:style-name="Text_20_body"><text:s text:c="2"/>end </text:p>
      <text:p text:style-name="Text_20_body"><text:s text:c="2"/></text:p>
      <text:p text:style-name="Text_20_body"><text:s text:c="2"/>def close </text:p>
      <text:p text:style-name="Text_20_body"><text:s text:c="4"/>@req = nil </text:p>
      <text:p text:style-name="Text_20_body"><text:s text:c="4"/>@uri = nil </text:p>
      <text:p text:style-name="Text_20_body"><text:s text:c="4"/>@host = nil </text:p>
      <text:p text:style-name="Text_20_body"><text:s text:c="4"/>@port = nil </text:p>
      <text:p text:style-name="Text_20_body"><text:s text:c="4"/>@json_key = nil </text:p>
      <text:p text:style-name="Text_20_body"><text:s text:c="4"/>@tine_key = nil </text:p>
      <text:p text:style-name="Text_20_body"><text:s text:c="2"/>end </text:p>
      <text:p text:style-name="Text_20_body"><text:s text:c="2"/></text:p>
      <text:p text:style-name="Text_20_body"><text:s text:c="2"/>protected </text:p>
      <text:p text:style-name="Text_20_body"/>
      <text:p text:style-name="Text_20_body"><text:s text:c="2"/>def add_request_fields </text:p>
      <text:p text:style-name="Text_20_body"><text:tab/><text:tab/>#headers sempre enviados </text:p>
      <text:p text:style-name="Text_20_body"><text:s text:c="4"/>@req.add_field 'User-Agent', 'Ruby JSON-RPC Client 2.0' </text:p>
      <text:p text:style-name="Text_20_body"><text:s text:c="4"/>@req.add_field 'Accept', 'text/html,application/xhtml+xml,application/xml;q=0.9,*/*;q=0.8' </text:p>
      <text:p text:style-name="Text_20_body"><text:s text:c="4"/>@req.add_field 'Content-Type', 'application/json; charset=UTF-8' </text:p>
      <text:p text:style-name="Text_20_body"><text:s text:c="4"/>@req.add_field 'X-Tine20-Request-Type', 'JSON' </text:p>
      <text:p text:style-name="Text_20_body"><text:tab/><text:tab/>#header e cookie enviados pelo usuario logado </text:p>
      <text:p text:style-name="Text_20_body"><text:s text:c="4"/>@req.add_field 'X-Tine20-JsonKey', @json_key if @json_key </text:p>
      <text:p text:style-name="Text_20_body"><text:s text:c="4"/>@req.add_field 'Cookie', 'TINE20SESSID='+@tine_key if @tine_key </text:p>
      <text:p text:style-name="Text_20_body"><text:soft-page-break/><text:s text:c="2"/>end </text:p>
      <text:p text:style-name="Text_20_body"><text:s text:c="2"/></text:p>
      <text:p text:style-name="Text_20_body"><text:s text:c="2"/>def uri_escape_sanely(str) </text:p>
      <text:p text:style-name="Text_20_body"><text:s text:c="4"/>URI.escape(str, OUR_UNSAFE).gsub('%5B', '[').gsub('%5D', ']') <text:s/># Ruby's regexes are BRAIN-DEAD. </text:p>
      <text:p text:style-name="Text_20_body"><text:s text:c="2"/>end </text:p>
      <text:p text:style-name="Text_20_body">end </text:p>
      <text:p text:style-name="Text_20_body"/>
      <text:p text:style-name="Text_20_body">def type(msg) </text:p>
      <text:p text:style-name="Text_20_body"><text:s text:c="2"/>sleep 1 #pausa para poder ler </text:p>
      <text:p text:style-name="Text_20_body"><text:s text:c="2"/>puts msg </text:p>
      <text:p text:style-name="Text_20_body"><text:s text:c="2"/>sleep 2 #pausa para observar os resultados </text:p>
      <text:p text:style-name="Text_20_body">end </text:p>
      <text:p text:style-name="Text_20_body"/>
      <text:p text:style-name="Text_20_body">type "### Abrindo conexao com o servidor do expresso3/tine20" </text:p>
      <text:p text:style-name="Text_20_body">json_tine = JSONRPCTineConnection.new "http://&lt;servidor&gt;/tine20/index.php" </text:p>
      <text:p text:style-name="Text_20_body"/>
      <text:p text:style-name="Text_20_body">type "### Listando metodos do usuario nao logado ###" </text:p>
      <text:p text:style-name="Text_20_body">response, body = json_tine.send '', '1' </text:p>
      <text:p text:style-name="Text_20_body"/>
      <text:p text:style-name="Text_20_body">type "### Efetuando login ###" </text:p>
      <text:p text:style-name="Text_20_body">response, body = json_tine.send 'Tinebase.login', '2', {"user" =&gt; '&lt;username&gt;',"password" =&gt; '&lt;password&gt;'} </text:p>
      <text:p text:style-name="Text_20_body"/>
      <text:p text:style-name="Text_20_body">type "### Pesquisando contatos ###" </text:p>
      <text:p text:style-name="Text_20_body">response, body = json_tine.send 'Addressbook.searchContacts', '10' </text:p>
      <text:p text:style-name="Text_20_body"/>
      <text:p text:style-name="Text_20_body">type "### Carregando mensagens ###" </text:p>
      <text:p text:style-name="Text_20_body">response, body = json_tine.send 'Felamimail.searchMessages', '21', {"filter"=&gt;{"field"=&gt;"flags","operator"=&gt;"in","value"=&gt;"\\Flagged"},"paging"=&gt;{"sort"=&gt;"received","dir"=&gt;"DESC","start"=&gt;0,"limit"=&gt;50}} </text:p>
      <text:p text:style-name="Text_20_body"/>
      <text:p text:style-name="Text_20_body">type "### Listando metodos do usuario logado ###" </text:p>
      <text:p text:style-name="Text_20_body">response, body = json_tine.send '', '1'</text:p>
      <text:h text:style-name="P4" text:outline-level="1">Autor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22">Participantes</text:p>
          </table:table-cell>
          <table:table-cell table:style-name="Tabela6.A1" office:value-type="string">
            <text:p text:style-name="P22">e-mail</text:p>
          </table:table-cell>
          <table:table-cell table:style-name="Tabela6.C1" office:value-type="string">
            <text:p text:style-name="P22">Área dos participantes</text:p>
          </table:table-cell>
        </table:table-row>
        <table:table-row>
          <table:table-cell table:style-name="Tabela6.A2" office:value-type="string">
            <text:p text:style-name="PSDS_20_-_20_Corpo_20_de_20_Texto">Bruno Vieira Costa</text:p>
          </table:table-cell>
          <table:table-cell table:style-name="Tabela6.A2" office:value-type="string">
            <text:p text:style-name="P23">bruno.vieira-costa@serpro.gov.br</text:p>
          </table:table-cell>
          <table:table-cell table:style-name="Tabela6.C2" office:value-type="string">
            <text:p text:style-name="PSDS_20_-_20_Corpo_20_de_20_Texto">DE0D9</text:p>
          </table:table-cell>
        </table:table-row>
        <table:table-row>
          <table:table-cell table:style-name="Tabela6.A2" office:value-type="string">
            <text:p text:style-name="PSDS_20_-_20_Corpo_20_de_20_Texto">Mario Cesar Kolling</text:p>
          </table:table-cell>
          <table:table-cell table:style-name="Tabela6.A2" office:value-type="string">
            <text:p text:style-name="P23">mario.kolling@serpro.gov.br</text:p>
          </table:table-cell>
          <table:table-cell table:style-name="Tabela6.C2" office:value-type="string">
            <text:p text:style-name="PSDS_20_-_20_Corpo_20_de_20_Texto">DE0D9</text:p>
          </table:table-cell>
        </table:table-row>
        <table:table-row>
          <table:table-cell table:style-name="Tabela6.A2" office:value-type="string">
            <text:p text:style-name="PSDS_20_-_20_Corpo_20_de_20_Texto">Fernando Lages</text:p>
          </table:table-cell>
          <table:table-cell table:style-name="Tabela6.A2" office:value-type="string">
            <text:p text:style-name="P23">fernando.lages@serpro.gov.br</text:p>
          </table:table-cell>
          <table:table-cell table:style-name="Tabela6.C2" office:value-type="string">
            <text:p text:style-name="PSDS_20_-_20_Corpo_20_de_20_Texto">DE0D9</text:p>
          </table:table-cell>
        </table:table-row>
        <table:table-row>
          <table:table-cell table:style-name="Tabela6.A2" office:value-type="string">
            <text:p text:style-name="PSDS_20_-_20_Corpo_20_de_20_Texto">Rommel Cysne</text:p>
          </table:table-cell>
          <table:table-cell table:style-name="Tabela6.A2" office:value-type="string">
            <text:p text:style-name="P23">rommel.cysne@serpro.gov.br</text:p>
          </table:table-cell>
          <table:table-cell table:style-name="Tabela6.C2" office:value-type="string">
            <text:p text:style-name="PSDS_20_-_20_Corpo_20_de_20_Texto">DE0D9</text:p>
          </table:table-cell>
        </table:table-row>
        <table:table-row>
          <table:table-cell table:style-name="Tabela6.A2" office:value-type="string">
            <text:p text:style-name="PSDS_20_-_20_Corpo_20_de_20_Texto">Cassiano Dal Pizzol</text:p>
          </table:table-cell>
          <table:table-cell table:style-name="Tabela6.A2" office:value-type="string">
            <text:p text:style-name="P23">cassiano.dalpizzol@serpro.gov.br</text:p>
          </table:table-cell>
          <table:table-cell table:style-name="Tabela6.C2" office:value-type="string">
            <text:p text:style-name="PSDS_20_-_20_Corpo_20_de_20_Texto">DE0D3</text:p>
          </table:table-cell>
        </table:table-row>
        <table:table-row>
          <table:table-cell table:style-name="Tabela6.A2" office:value-type="string">
            <text:p text:style-name="P25">Walter Zapalowski</text:p>
          </table:table-cell>
          <table:table-cell table:style-name="Tabela6.A2" office:value-type="string">
            <text:p text:style-name="P24">walter.zapalowski@serpro.gov.br</text:p>
          </table:table-cell>
          <table:table-cell table:style-name="Tabela6.C2" office:value-type="string">
            <text:p text:style-name="P25">DE0D9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Arial2" svg:font-family="Arial" style:font-family-generic="swiss"/>
    <style:font-face style:name="Spranq eco sans2" svg:font-family="'Spranq eco sans'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pranq eco sans1" svg:font-family="'Spranq eco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language="pt" fo:country="BR"/>
    </style:style>
    <style:style style:name="MP2" style:family="paragraph" style:parent-style-name="Header">
      <style:paragraph-properties fo:text-align="center" style:justify-single-word="false" fo:padding="0.011cm" fo:border-left="none" fo:border-right="none" fo:border-top="0.002cm solid #000000" fo:border-bottom="none"/>
      <style:text-properties style:font-name="Arial" fo:font-size="8pt" fo:language="pt" fo:country="BR"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6.084cm" svg:height="1.092cm" draw:z-index="41"><draw:image xlink:href="Pictures/10000000000001DF0000005681FE674F.jpg" xlink:type="simple" xlink:show="embed" xlink:actuate="onLoad"/></draw:frame></text:p>
        <text:p text:style-name="MP1"/>
        <text:p text:style-name="MP1"/>
        <text:p text:style-name="MP2">Expresso 3.0 - SOA</text:p>
      </style:header>
      <style:footer>
        <text:p text:style-name="MP3"><text:page-number text:select-page="current">5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1-12-26T09:28:49</meta:creation-date>
    <dc:date>2012-01-02T17:47:27</dc:date>
    <dc:creator>Cassiano Pizzol</dc:creator>
    <meta:editing-duration>P2DT6H45M4S</meta:editing-duration>
    <meta:editing-cycles>109</meta:editing-cycles>
    <meta:generator>LibreOffice/3.3$Linux LibreOffice_project/330m19$Build-6</meta:generator>
    <meta:document-statistic meta:table-count="6" meta:image-count="1" meta:object-count="0" meta:page-count="52" meta:paragraph-count="1928" meta:word-count="6688" meta:character-count="63425"/>
  </office:meta>
</office:document-meta>
</file>